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82" table:default-cell-style-name="ce1"/>
        <table:table-row table:style-name="ro1">
          <table:table-cell office:value-type="string">
            <text:p>Responder</text:p>
          </table:table-cell>
          <table:table-cell office:value-type="string">
            <text:p>Patient code</text:p>
          </table:table-cell>
          <table:table-cell office:value-type="string">
            <text:p>Time point</text:p>
          </table:table-cell>
          <table:table-cell office:value-type="string">
            <text:p>Sample #</text:p>
          </table:table-cell>
          <table:table-cell office:value-type="string">
            <text:p>384-well plate #</text:p>
          </table:table-cell>
          <table:table-cell office:value-type="string">
            <text:p>EDSS</text:p>
          </table:table-cell>
          <table:table-cell office:value-type="string">
            <text:p><text:s/>IFNaR1</text:p>
          </table:table-cell>
          <table:table-cell office:value-type="string">
            <text:p><text:s/>IFNaR2</text:p>
          </table:table-cell>
          <table:table-cell office:value-type="string">
            <text:p><text:s/>IL-10</text:p>
          </table:table-cell>
          <table:table-cell office:value-type="string">
            <text:p><text:s/>IL-4Ra</text:p>
          </table:table-cell>
          <table:table-cell office:value-type="string">
            <text:p><text:s/>IL-2Rg</text:p>
          </table:table-cell>
          <table:table-cell office:value-type="string">
            <text:p><text:s/>IL10Rb</text:p>
          </table:table-cell>
          <table:table-cell office:value-type="string">
            <text:p><text:s/>IFN-g</text:p>
          </table:table-cell>
          <table:table-cell office:value-type="string">
            <text:p><text:s/>IFN-gRa</text:p>
          </table:table-cell>
          <table:table-cell office:value-type="string">
            <text:p><text:s/>IFN-gRb</text:p>
          </table:table-cell>
          <table:table-cell office:value-type="string">
            <text:p><text:s/>IL12Rb1</text:p>
          </table:table-cell>
          <table:table-cell office:value-type="string">
            <text:p><text:s/>IL12Rb2</text:p>
          </table:table-cell>
          <table:table-cell office:value-type="string">
            <text:p><text:s/>Tyk2</text:p>
          </table:table-cell>
          <table:table-cell office:value-type="string">
            <text:p><text:s/>Jak1</text:p>
          </table:table-cell>
          <table:table-cell office:value-type="string">
            <text:p><text:s/>Jak2</text:p>
          </table:table-cell>
          <table:table-cell office:value-type="string">
            <text:p><text:s/>NFATC2(b)</text:p>
          </table:table-cell>
          <table:table-cell office:value-type="string">
            <text:p><text:s/>Tbet</text:p>
          </table:table-cell>
          <table:table-cell office:value-type="string">
            <text:p><text:s/>NFkB-50</text:p>
          </table:table-cell>
          <table:table-cell office:value-type="string">
            <text:p><text:s/>NFkB-60</text:p>
          </table:table-cell>
          <table:table-cell office:value-type="string">
            <text:p><text:s/>cMAF</text:p>
          </table:table-cell>
          <table:table-cell office:value-type="string">
            <text:p><text:s/>GATA3</text:p>
          </table:table-cell>
          <table:table-cell office:value-type="string">
            <text:p><text:s/>FOS</text:p>
          </table:table-cell>
          <table:table-cell office:value-type="string">
            <text:p><text:s/>Grb2</text:p>
          </table:table-cell>
          <table:table-cell office:value-type="string">
            <text:p><text:s/>Sos-1</text:p>
          </table:table-cell>
          <table:table-cell office:value-type="string">
            <text:p><text:s/>CIITA</text:p>
          </table:table-cell>
          <table:table-cell office:value-type="string">
            <text:p><text:s/>STAT1</text:p>
          </table:table-cell>
          <table:table-cell office:value-type="string">
            <text:p><text:s/>STAT2</text:p>
          </table:table-cell>
          <table:table-cell office:value-type="string">
            <text:p><text:s/>STAT3</text:p>
          </table:table-cell>
          <table:table-cell office:value-type="string">
            <text:p><text:s/>STAT4</text:p>
          </table:table-cell>
          <table:table-cell office:value-type="string">
            <text:p><text:s/>STAT-6</text:p>
          </table:table-cell>
          <table:table-cell office:value-type="string">
            <text:p><text:s/>JUN</text:p>
          </table:table-cell>
          <table:table-cell office:value-type="string">
            <text:p><text:s/>MX1</text:p>
          </table:table-cell>
          <table:table-cell office:value-type="string">
            <text:p><text:s/>IL13Ra</text:p>
          </table:table-cell>
          <table:table-cell office:value-type="string">
            <text:p><text:s/>IL12p35</text:p>
          </table:table-cell>
          <table:table-cell office:value-type="string">
            <text:p><text:s/>BAX</text:p>
          </table:table-cell>
          <table:table-cell office:value-type="string">
            <text:p><text:s/>Caspase 1</text:p>
          </table:table-cell>
          <table:table-cell office:value-type="string">
            <text:p><text:s/>Caspase 2</text:p>
          </table:table-cell>
          <table:table-cell office:value-type="string">
            <text:p><text:s/>Caspase 3</text:p>
          </table:table-cell>
          <table:table-cell office:value-type="string">
            <text:p><text:s/>Caspase 4</text:p>
          </table:table-cell>
          <table:table-cell office:value-type="string">
            <text:p><text:s/>Caspase 5</text:p>
          </table:table-cell>
          <table:table-cell office:value-type="string">
            <text:p><text:s/>Caspase 6</text:p>
          </table:table-cell>
          <table:table-cell office:value-type="string">
            <text:p><text:s/>Caspase 7</text:p>
          </table:table-cell>
          <table:table-cell office:value-type="string">
            <text:p><text:s/>Caspase 8</text:p>
          </table:table-cell>
          <table:table-cell office:value-type="string">
            <text:p><text:s/>Caspase 9</text:p>
          </table:table-cell>
          <table:table-cell office:value-type="string">
            <text:p><text:s/>Caspase 10</text:p>
          </table:table-cell>
          <table:table-cell office:value-type="string">
            <text:p><text:s/>CD28</text:p>
          </table:table-cell>
          <table:table-cell office:value-type="string">
            <text:p><text:s/>CD44</text:p>
          </table:table-cell>
          <table:table-cell office:value-type="string">
            <text:p><text:s/>CD86</text:p>
          </table:table-cell>
          <table:table-cell office:value-type="string">
            <text:p><text:s/>FAS</text:p>
          </table:table-cell>
          <table:table-cell office:value-type="string">
            <text:p><text:s/>FLIP</text:p>
          </table:table-cell>
          <table:table-cell office:value-type="string">
            <text:p><text:s/>GZMB</text:p>
          </table:table-cell>
          <table:table-cell office:value-type="string">
            <text:p><text:s/>HRAS</text:p>
          </table:table-cell>
          <table:table-cell office:value-type="string">
            <text:p><text:s/>IRF2</text:p>
          </table:table-cell>
          <table:table-cell office:value-type="string">
            <text:p><text:s/>IRF3</text:p>
          </table:table-cell>
          <table:table-cell office:value-type="string">
            <text:p><text:s/>IRF4</text:p>
          </table:table-cell>
          <table:table-cell office:value-type="string">
            <text:p><text:s/>IRF5</text:p>
          </table:table-cell>
          <table:table-cell office:value-type="string">
            <text:p><text:s/>IRF6</text:p>
          </table:table-cell>
          <table:table-cell office:value-type="string">
            <text:p><text:s/>IRF8</text:p>
          </table:table-cell>
          <table:table-cell office:value-type="string">
            <text:p><text:s/>ITGA</text:p>
          </table:table-cell>
          <table:table-cell office:value-type="string">
            <text:p><text:s/>ITGAL</text:p>
          </table:table-cell>
          <table:table-cell office:value-type="string">
            <text:p><text:s/>ITGB1</text:p>
          </table:table-cell>
          <table:table-cell office:value-type="string">
            <text:p><text:s/>ITGB2</text:p>
          </table:table-cell>
          <table:table-cell office:value-type="string">
            <text:p><text:s/>MAP3K1</text:p>
          </table:table-cell>
          <table:table-cell office:value-type="string">
            <text:p><text:s/>MIP1a</text:p>
          </table:table-cell>
          <table:table-cell office:value-type="string">
            <text:p><text:s/>NFkBIA</text:p>
          </table:table-cell>
          <table:table-cell office:value-type="string">
            <text:p><text:s/>NFkBIB</text:p>
          </table:table-cell>
          <table:table-cell office:value-type="string">
            <text:p><text:s/>p38</text:p>
          </table:table-cell>
          <table:table-cell office:value-type="string">
            <text:p><text:s/>RAIDD</text:p>
          </table:table-cell>
          <table:table-cell office:value-type="string">
            <text:p><text:s/>RANTES</text:p>
          </table:table-cell>
          <table:table-cell office:value-type="string">
            <text:p><text:s/>RIP</text:p>
          </table:table-cell>
          <table:table-cell office:value-type="string">
            <text:p><text:s/>TRADD</text:p>
          </table:table-cell>
          <table:table-cell office:value-type="string">
            <text:p>CD5</text:p>
          </table:table-cell>
          <table:table-cell office:value-type="string">
            <text:p>CD22</text:p>
          </table:table-cell>
          <table:table-cell office:value-type="string">
            <text:p>CD69</text:p>
          </table:table-cell>
          <table:table-cell office:value-type="string">
            <text:p>CD80</text:p>
          </table:table-cell>
          <table:table-cell office:value-type="string">
            <text:p>p53</text:p>
          </table:table-cell>
          <table:table-cell office:value-type="string">
            <text:p>TRAIL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254729">
            <text:p>1254729</text:p>
          </table:table-cell>
          <table:table-cell office:value-type="string">
            <text:p>t0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5048.6898169783">
            <text:p>5048.6898169783</text:p>
          </table:table-cell>
          <table:table-cell office:value-type="float" office:value="5379.2873048398">
            <text:p>5379.2873048398</text:p>
          </table:table-cell>
          <table:table-cell office:value-type="float" office:value="5642.57076983325">
            <text:p>5642.5707698333</text:p>
          </table:table-cell>
          <table:table-cell office:value-type="float" office:value="16838.6830669707">
            <text:p>16838.6830669707</text:p>
          </table:table-cell>
          <table:table-cell office:value-type="float" office:value="6270.50673810259">
            <text:p>6270.5067381026</text:p>
          </table:table-cell>
          <table:table-cell office:value-type="float" office:value="5727.52944235498">
            <text:p>5727.529442355</text:p>
          </table:table-cell>
          <table:table-cell office:value-type="float" office:value="214233.910436091">
            <text:p>214233.910436091</text:p>
          </table:table-cell>
          <table:table-cell office:value-type="float" office:value="19262.0661481046">
            <text:p>19262.0661481046</text:p>
          </table:table-cell>
          <table:table-cell office:value-type="float" office:value="29542.5210609164">
            <text:p>29542.5210609164</text:p>
          </table:table-cell>
          <table:table-cell office:value-type="float" office:value="18450.5520126742">
            <text:p>18450.5520126742</text:p>
          </table:table-cell>
          <table:table-cell office:value-type="float" office:value="14542.3534211434">
            <text:p>14542.3534211434</text:p>
          </table:table-cell>
          <table:table-cell office:value-type="float" office:value="2686.13387281939">
            <text:p>2686.1338728194</text:p>
          </table:table-cell>
          <table:table-cell office:value-type="float" office:value="13775.1622273366">
            <text:p>13775.1622273366</text:p>
          </table:table-cell>
          <table:table-cell office:value-type="float" office:value="16231.501880326">
            <text:p>16231.501880326</text:p>
          </table:table-cell>
          <table:table-cell office:value-type="float" office:value="24956.041360496">
            <text:p>24956.041360496</text:p>
          </table:table-cell>
          <table:table-cell office:value-type="float" office:value="290342.789281271">
            <text:p>290342.789281271</text:p>
          </table:table-cell>
          <table:table-cell office:value-type="float" office:value="8021.23904356484">
            <text:p>8021.2390435648</text:p>
          </table:table-cell>
          <table:table-cell office:value-type="float" office:value="3501.74772985745">
            <text:p>3501.7477298575</text:p>
          </table:table-cell>
          <table:table-cell office:value-type="float" office:value="1959.40816251055">
            <text:p>1959.4081625106</text:p>
          </table:table-cell>
          <table:table-cell office:value-type="float" office:value="584.078581434901">
            <text:p>584.0785814349</text:p>
          </table:table-cell>
          <table:table-cell office:value-type="float" office:value="107511.280584173">
            <text:p>107511.280584173</text:p>
          </table:table-cell>
          <table:table-cell office:value-type="float" office:value="6112.93850947742">
            <text:p>6112.9385094774</text:p>
          </table:table-cell>
          <table:table-cell office:value-type="float" office:value="4692.49828123603">
            <text:p>4692.498281236</text:p>
          </table:table-cell>
          <table:table-cell office:value-type="float" office:value="10909.0777694999">
            <text:p>10909.0777694999</text:p>
          </table:table-cell>
          <table:table-cell office:value-type="float" office:value="9629.58073538986">
            <text:p>9629.5807353899</text:p>
          </table:table-cell>
          <table:table-cell office:value-type="float" office:value="6734.91698958733">
            <text:p>6734.9169895873</text:p>
          </table:table-cell>
          <table:table-cell office:value-type="float" office:value="7912.41808059618">
            <text:p>7912.4180805962</text:p>
          </table:table-cell>
          <table:table-cell office:value-type="float" office:value="19224.6785849526">
            <text:p>19224.6785849526</text:p>
          </table:table-cell>
          <table:table-cell office:value-type="float" office:value="3175.33596837751">
            <text:p>3175.3359683775</text:p>
          </table:table-cell>
          <table:table-cell office:value-type="float" office:value="8174.08893688311">
            <text:p>8174.0889368831</text:p>
          </table:table-cell>
          <table:table-cell office:value-type="float" office:value="2057.52499023023">
            <text:p>2057.5249902302</text:p>
          </table:table-cell>
          <table:table-cell office:value-type="float" office:value="12975.6185178499">
            <text:p>12975.6185178499</text:p>
          </table:table-cell>
          <table:table-cell office:value-type="float" office:value="3776.46240118199">
            <text:p>3776.462401182</text:p>
          </table:table-cell>
          <table:table-cell office:value-type="float" office:value="5532.91017119695">
            <text:p>5532.910171197</text:p>
          </table:table-cell>
          <table:table-cell office:value-type="float" office:value="38147.0717567042">
            <text:p>38147.0717567042</text:p>
          </table:table-cell>
          <table:table-cell office:value-type="float" office:value="18716.8351505003">
            <text:p>18716.8351505003</text:p>
          </table:table-cell>
          <table:table-cell office:value-type="float" office:value="5983.51791978377">
            <text:p>5983.5179197838</text:p>
          </table:table-cell>
          <table:table-cell office:value-type="float" office:value="12566.5088513582">
            <text:p>12566.5088513582</text:p>
          </table:table-cell>
          <table:table-cell office:value-type="float" office:value="29310.9655519559">
            <text:p>29310.9655519559</text:p>
          </table:table-cell>
          <table:table-cell office:value-type="float" office:value="10358.8626835676">
            <text:p>10358.8626835676</text:p>
          </table:table-cell>
          <table:table-cell office:value-type="float" office:value="3327.21592154199">
            <text:p>3327.215921542</text:p>
          </table:table-cell>
          <table:table-cell office:value-type="float" office:value="18417.8279401735">
            <text:p>18417.8279401735</text:p>
          </table:table-cell>
          <table:table-cell office:value-type="float" office:value="7271.35341852495">
            <text:p>7271.353418525</text:p>
          </table:table-cell>
          <table:table-cell office:value-type="float" office:value="7659.39373052266">
            <text:p>7659.3937305227</text:p>
          </table:table-cell>
          <table:table-cell office:value-type="float" office:value="13483.6298217103">
            <text:p>13483.6298217103</text:p>
          </table:table-cell>
          <table:table-cell office:value-type="float" office:value="13929.1003626332">
            <text:p>13929.1003626332</text:p>
          </table:table-cell>
          <table:table-cell office:value-type="float" office:value="51638.621769174">
            <text:p>51638.621769174</text:p>
          </table:table-cell>
          <table:table-cell office:value-type="float" office:value="3475.66951107274">
            <text:p>3475.6695110728</text:p>
          </table:table-cell>
          <table:table-cell office:value-type="float" office:value="13717.7637818471">
            <text:p>13717.7637818471</text:p>
          </table:table-cell>
          <table:table-cell office:value-type="float" office:value="396131.491768168">
            <text:p>396131.491768168</text:p>
          </table:table-cell>
          <table:table-cell office:value-type="float" office:value="4959.46679352065">
            <text:p>4959.4667935207</text:p>
          </table:table-cell>
          <table:table-cell office:value-type="float" office:value="5055.351936872">
            <text:p>5055.351936872</text:p>
          </table:table-cell>
          <table:table-cell office:value-type="float" office:value="1830.65685167013">
            <text:p>1830.6568516701</text:p>
          </table:table-cell>
          <table:table-cell office:value-type="float" office:value="5841.27388646985">
            <text:p>5841.2738864699</text:p>
          </table:table-cell>
          <table:table-cell office:value-type="float" office:value="32528.3703266065">
            <text:p>32528.3703266065</text:p>
          </table:table-cell>
          <table:table-cell office:value-type="float" office:value="108.134850619262">
            <text:p>108.1348506193</text:p>
          </table:table-cell>
          <table:table-cell office:value-type="float" office:value="27685.8456287047">
            <text:p>27685.8456287047</text:p>
          </table:table-cell>
          <table:table-cell office:value-type="float" office:value="33738.0509531871">
            <text:p>33738.0509531871</text:p>
          </table:table-cell>
          <table:table-cell office:value-type="float" office:value="40533.9899173416">
            <text:p>40533.9899173416</text:p>
          </table:table-cell>
          <table:table-cell office:value-type="float" office:value="7350.97397039798">
            <text:p>7350.973970398</text:p>
          </table:table-cell>
          <table:table-cell office:value-type="float" office:value="96403.9385999475">
            <text:p>96403.9385999475</text:p>
          </table:table-cell>
          <table:table-cell office:value-type="float" office:value="59084.618536631">
            <text:p>59084.618536631</text:p>
          </table:table-cell>
          <table:table-cell office:value-type="float" office:value="31496.3795692405">
            <text:p>31496.3795692405</text:p>
          </table:table-cell>
          <table:table-cell office:value-type="float" office:value="14479.495934228">
            <text:p>14479.495934228</text:p>
          </table:table-cell>
          <table:table-cell office:value-type="float" office:value="8750.34523069617">
            <text:p>8750.3452306962</text:p>
          </table:table-cell>
          <table:table-cell office:value-type="float" office:value="2378.3135792688">
            <text:p>2378.3135792688</text:p>
          </table:table-cell>
          <table:table-cell office:value-type="float" office:value="6911.02179110589">
            <text:p>6911.0217911059</text:p>
          </table:table-cell>
          <table:table-cell office:value-type="float" office:value="150386.586887933">
            <text:p>150386.586887933</text:p>
          </table:table-cell>
          <table:table-cell office:value-type="float" office:value="4524.2430328347">
            <text:p>4524.2430328347</text:p>
          </table:table-cell>
          <table:table-cell office:value-type="float" office:value="12975.5388482834">
            <text:p>12975.5388482834</text:p>
          </table:table-cell>
          <table:table-cell office:value-type="float" office:value="22063.2148720766">
            <text:p>22063.2148720766</text:p>
          </table:table-cell>
          <table:table-cell office:value-type="float" office:value="20544.0371483523">
            <text:p>20544.0371483523</text:p>
          </table:table-cell>
          <table:table-cell office:value-type="float" office:value="334952.22218082">
            <text:p>334952.22218082</text:p>
          </table:table-cell>
          <table:table-cell office:value-type="float" office:value="452.100344320026">
            <text:p>452.10034432</text:p>
          </table:table-cell>
          <table:table-cell office:value-type="float" office:value="8857.36055082158">
            <text:p>8857.3605508216</text:p>
          </table:table-cell>
          <table:table-cell office:value-type="float" office:value="15944.1538852885">
            <text:p>15944.1538852885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254729">
            <text:p>1254729</text:p>
          </table:table-cell>
          <table:table-cell office:value-type="string">
            <text:p>t3</text:p>
          </table:table-cell>
          <table:table-cell office:value-type="float" office:value="1497">
            <text:p>1497</text:p>
          </table:table-cell>
          <table:table-cell table:number-columns-repeated="2" office:value-type="float" office:value="1">
            <text:p>1</text:p>
          </table:table-cell>
          <table:table-cell office:value-type="float" office:value="6348.15829453793">
            <text:p>6348.1582945379</text:p>
          </table:table-cell>
          <table:table-cell office:value-type="float" office:value="11807.5584987246">
            <text:p>11807.5584987246</text:p>
          </table:table-cell>
          <table:table-cell office:value-type="float" office:value="7451.75493736067">
            <text:p>7451.7549373607</text:p>
          </table:table-cell>
          <table:table-cell office:value-type="float" office:value="16406.3435459203">
            <text:p>16406.3435459203</text:p>
          </table:table-cell>
          <table:table-cell office:value-type="float" office:value="10015.3636046516">
            <text:p>10015.3636046516</text:p>
          </table:table-cell>
          <table:table-cell office:value-type="float" office:value="8514.78131881518">
            <text:p>8514.7813188152</text:p>
          </table:table-cell>
          <table:table-cell office:value-type="float" office:value="47352.9278783443">
            <text:p>47352.9278783443</text:p>
          </table:table-cell>
          <table:table-cell office:value-type="float" office:value="17995.8802751513">
            <text:p>17995.8802751513</text:p>
          </table:table-cell>
          <table:table-cell office:value-type="float" office:value="31849.6502019506">
            <text:p>31849.6502019506</text:p>
          </table:table-cell>
          <table:table-cell office:value-type="float" office:value="21415.485149459">
            <text:p>21415.485149459</text:p>
          </table:table-cell>
          <table:table-cell office:value-type="float" office:value="13951.5358477609">
            <text:p>13951.5358477609</text:p>
          </table:table-cell>
          <table:table-cell office:value-type="float" office:value="2667.54159384917">
            <text:p>2667.5415938492</text:p>
          </table:table-cell>
          <table:table-cell office:value-type="float" office:value="11815.1820767421">
            <text:p>11815.1820767421</text:p>
          </table:table-cell>
          <table:table-cell office:value-type="float" office:value="18548.2234509919">
            <text:p>18548.2234509919</text:p>
          </table:table-cell>
          <table:table-cell office:value-type="float" office:value="21100.0621419219">
            <text:p>21100.0621419219</text:p>
          </table:table-cell>
          <table:table-cell office:value-type="float" office:value="345395.713583894">
            <text:p>345395.713583894</text:p>
          </table:table-cell>
          <table:table-cell office:value-type="float" office:value="10275.3490078003">
            <text:p>10275.3490078003</text:p>
          </table:table-cell>
          <table:table-cell office:value-type="float" office:value="6622.24794509681">
            <text:p>6622.2479450968</text:p>
          </table:table-cell>
          <table:table-cell office:value-type="float" office:value="2156.21656744148">
            <text:p>2156.2165674415</text:p>
          </table:table-cell>
          <table:table-cell office:value-type="float" office:value="788.498350730317">
            <text:p>788.4983507303</text:p>
          </table:table-cell>
          <table:table-cell office:value-type="float" office:value="50227.2399590028">
            <text:p>50227.2399590028</text:p>
          </table:table-cell>
          <table:table-cell office:value-type="float" office:value="10625.6860486564">
            <text:p>10625.6860486564</text:p>
          </table:table-cell>
          <table:table-cell office:value-type="float" office:value="5729.58769594039">
            <text:p>5729.5876959404</text:p>
          </table:table-cell>
          <table:table-cell office:value-type="float" office:value="8714.68376985216">
            <text:p>8714.6837698522</text:p>
          </table:table-cell>
          <table:table-cell office:value-type="float" office:value="16906.9326476992">
            <text:p>16906.9326476992</text:p>
          </table:table-cell>
          <table:table-cell office:value-type="float" office:value="10931.1725936687">
            <text:p>10931.1725936687</text:p>
          </table:table-cell>
          <table:table-cell office:value-type="float" office:value="9770.41273353408">
            <text:p>9770.4127335341</text:p>
          </table:table-cell>
          <table:table-cell office:value-type="float" office:value="41358.046583472">
            <text:p>41358.046583472</text:p>
          </table:table-cell>
          <table:table-cell office:value-type="float" office:value="6464.53938949885">
            <text:p>6464.5393894989</text:p>
          </table:table-cell>
          <table:table-cell office:value-type="float" office:value="3603.17713478541">
            <text:p>3603.1771347854</text:p>
          </table:table-cell>
          <table:table-cell office:value-type="float" office:value="12316.5853751947">
            <text:p>12316.5853751947</text:p>
          </table:table-cell>
          <table:table-cell office:value-type="float" office:value="19706.8547776686">
            <text:p>19706.8547776686</text:p>
          </table:table-cell>
          <table:table-cell office:value-type="float" office:value="4098.68058955202">
            <text:p>4098.680589552</text:p>
          </table:table-cell>
          <table:table-cell office:value-type="float" office:value="17996.1161409459">
            <text:p>17996.1161409459</text:p>
          </table:table-cell>
          <table:table-cell office:value-type="float" office:value="51188.3703468266">
            <text:p>51188.3703468266</text:p>
          </table:table-cell>
          <table:table-cell office:value-type="float" office:value="30148.87894051">
            <text:p>30148.87894051</text:p>
          </table:table-cell>
          <table:table-cell office:value-type="float" office:value="14727.0978184423">
            <text:p>14727.0978184423</text:p>
          </table:table-cell>
          <table:table-cell office:value-type="float" office:value="16066.8634291489">
            <text:p>16066.8634291489</text:p>
          </table:table-cell>
          <table:table-cell office:value-type="float" office:value="59542.9190027879">
            <text:p>59542.9190027879</text:p>
          </table:table-cell>
          <table:table-cell office:value-type="float" office:value="15050.4970485868">
            <text:p>15050.4970485868</text:p>
          </table:table-cell>
          <table:table-cell office:value-type="float" office:value="8211.28013841651">
            <text:p>8211.2801384165</text:p>
          </table:table-cell>
          <table:table-cell office:value-type="float" office:value="33326.1794976566">
            <text:p>33326.1794976566</text:p>
          </table:table-cell>
          <table:table-cell office:value-type="float" office:value="8415.6014568691">
            <text:p>8415.6014568691</text:p>
          </table:table-cell>
          <table:table-cell office:value-type="float" office:value="13191.5157832636">
            <text:p>13191.5157832636</text:p>
          </table:table-cell>
          <table:table-cell office:value-type="float" office:value="24051.4150589977">
            <text:p>24051.4150589977</text:p>
          </table:table-cell>
          <table:table-cell office:value-type="float" office:value="11783.8642312667">
            <text:p>11783.8642312667</text:p>
          </table:table-cell>
          <table:table-cell office:value-type="float" office:value="59078.9999633417">
            <text:p>59078.9999633417</text:p>
          </table:table-cell>
          <table:table-cell office:value-type="float" office:value="7532.08506887976">
            <text:p>7532.0850688798</text:p>
          </table:table-cell>
          <table:table-cell office:value-type="float" office:value="9209.94541444983">
            <text:p>9209.9454144498</text:p>
          </table:table-cell>
          <table:table-cell office:value-type="float" office:value="470637.279799568">
            <text:p>470637.279799568</text:p>
          </table:table-cell>
          <table:table-cell office:value-type="float" office:value="2674.48254983066">
            <text:p>2674.4825498307</text:p>
          </table:table-cell>
          <table:table-cell office:value-type="float" office:value="10827.1441196666">
            <text:p>10827.1441196666</text:p>
          </table:table-cell>
          <table:table-cell office:value-type="float" office:value="5563.37022125869">
            <text:p>5563.3702212587</text:p>
          </table:table-cell>
          <table:table-cell office:value-type="float" office:value="8161.94774552888">
            <text:p>8161.9477455289</text:p>
          </table:table-cell>
          <table:table-cell office:value-type="float" office:value="81759.2875585929">
            <text:p>81759.2875585929</text:p>
          </table:table-cell>
          <table:table-cell office:value-type="float" office:value="130.621449516775">
            <text:p>130.6214495168</text:p>
          </table:table-cell>
          <table:table-cell office:value-type="float" office:value="23095.4137925828">
            <text:p>23095.4137925828</text:p>
          </table:table-cell>
          <table:table-cell office:value-type="float" office:value="52117.6802210129">
            <text:p>52117.6802210129</text:p>
          </table:table-cell>
          <table:table-cell office:value-type="float" office:value="37774.4429843999">
            <text:p>37774.4429843999</text:p>
          </table:table-cell>
          <table:table-cell office:value-type="float" office:value="7567.86674140327">
            <text:p>7567.8667414033</text:p>
          </table:table-cell>
          <table:table-cell office:value-type="float" office:value="102570.27516046">
            <text:p>102570.27516046</text:p>
          </table:table-cell>
          <table:table-cell office:value-type="float" office:value="121360.562901395">
            <text:p>121360.562901395</text:p>
          </table:table-cell>
          <table:table-cell office:value-type="float" office:value="18401.4180874257">
            <text:p>18401.4180874257</text:p>
          </table:table-cell>
          <table:table-cell office:value-type="float" office:value="4216.6622642605">
            <text:p>4216.6622642605</text:p>
          </table:table-cell>
          <table:table-cell office:value-type="float" office:value="9112.79077014289">
            <text:p>9112.7907701429</text:p>
          </table:table-cell>
          <table:table-cell office:value-type="float" office:value="4838.92547568613">
            <text:p>4838.9254756861</text:p>
          </table:table-cell>
          <table:table-cell office:value-type="float" office:value="9693.33905721881">
            <text:p>9693.3390572188</text:p>
          </table:table-cell>
          <table:table-cell office:value-type="float" office:value="233505.642043464">
            <text:p>233505.642043464</text:p>
          </table:table-cell>
          <table:table-cell office:value-type="float" office:value="8183.82069759343">
            <text:p>8183.8206975934</text:p>
          </table:table-cell>
          <table:table-cell office:value-type="float" office:value="15841.6700877785">
            <text:p>15841.6700877785</text:p>
          </table:table-cell>
          <table:table-cell office:value-type="float" office:value="50455.605976255">
            <text:p>50455.605976255</text:p>
          </table:table-cell>
          <table:table-cell office:value-type="float" office:value="27793.5548849611">
            <text:p>27793.5548849611</text:p>
          </table:table-cell>
          <table:table-cell office:value-type="float" office:value="25304.076430371">
            <text:p>25304.076430371</text:p>
          </table:table-cell>
          <table:table-cell office:value-type="float" office:value="407.832895725463">
            <text:p>407.8328957255</text:p>
          </table:table-cell>
          <table:table-cell office:value-type="float" office:value="14956.0124603788">
            <text:p>14956.0124603788</text:p>
          </table:table-cell>
          <table:table-cell office:value-type="float" office:value="44143.4445164636">
            <text:p>44143.4445164636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254729">
            <text:p>1254729</text:p>
          </table:table-cell>
          <table:table-cell office:value-type="string">
            <text:p>t6</text:p>
          </table:table-cell>
          <table:table-cell office:value-type="float" office:value="1641">
            <text:p>1641</text:p>
          </table:table-cell>
          <table:table-cell table:number-columns-repeated="2" office:value-type="float" office:value="1">
            <text:p>1</text:p>
          </table:table-cell>
          <table:table-cell office:value-type="float" office:value="6400.47990041877">
            <text:p>6400.4799004188</text:p>
          </table:table-cell>
          <table:table-cell office:value-type="float" office:value="9597.28321159865">
            <text:p>9597.2832115987</text:p>
          </table:table-cell>
          <table:table-cell office:value-type="float" office:value="4165.92362234933">
            <text:p>4165.9236223493</text:p>
          </table:table-cell>
          <table:table-cell office:value-type="float" office:value="20340.8545091668">
            <text:p>20340.8545091668</text:p>
          </table:table-cell>
          <table:table-cell office:value-type="float" office:value="8381.80853136966">
            <text:p>8381.8085313697</text:p>
          </table:table-cell>
          <table:table-cell office:value-type="float" office:value="6778.50432509367">
            <text:p>6778.5043250937</text:p>
          </table:table-cell>
          <table:table-cell office:value-type="float" office:value="55755.1246729676">
            <text:p>55755.1246729676</text:p>
          </table:table-cell>
          <table:table-cell office:value-type="float" office:value="12444.8924627288">
            <text:p>12444.8924627288</text:p>
          </table:table-cell>
          <table:table-cell office:value-type="float" office:value="28255.16543309">
            <text:p>28255.16543309</text:p>
          </table:table-cell>
          <table:table-cell office:value-type="float" office:value="16824.6789099831">
            <text:p>16824.6789099831</text:p>
          </table:table-cell>
          <table:table-cell office:value-type="float" office:value="12705.4659590649">
            <text:p>12705.4659590649</text:p>
          </table:table-cell>
          <table:table-cell office:value-type="float" office:value="2892.28328469663">
            <text:p>2892.2832846966</text:p>
          </table:table-cell>
          <table:table-cell office:value-type="float" office:value="9403.62555852735">
            <text:p>9403.6255585274</text:p>
          </table:table-cell>
          <table:table-cell office:value-type="float" office:value="14892.3384949301">
            <text:p>14892.3384949301</text:p>
          </table:table-cell>
          <table:table-cell office:value-type="float" office:value="17664.9012411732">
            <text:p>17664.9012411732</text:p>
          </table:table-cell>
          <table:table-cell office:value-type="float" office:value="198324.841542903">
            <text:p>198324.841542903</text:p>
          </table:table-cell>
          <table:table-cell office:value-type="float" office:value="6458.3171332133">
            <text:p>6458.3171332133</text:p>
          </table:table-cell>
          <table:table-cell office:value-type="float" office:value="6752.80206861216">
            <text:p>6752.8020686122</text:p>
          </table:table-cell>
          <table:table-cell office:value-type="float" office:value="2645.44725321999">
            <text:p>2645.44725322</text:p>
          </table:table-cell>
          <table:table-cell office:value-type="float" office:value="783.194539974458">
            <text:p>783.1945399745</text:p>
          </table:table-cell>
          <table:table-cell office:value-type="float" office:value="87603.4917535414">
            <text:p>87603.4917535414</text:p>
          </table:table-cell>
          <table:table-cell office:value-type="float" office:value="6642.37902185514">
            <text:p>6642.3790218552</text:p>
          </table:table-cell>
          <table:table-cell office:value-type="float" office:value="5467.47190079462">
            <text:p>5467.4719007946</text:p>
          </table:table-cell>
          <table:table-cell office:value-type="float" office:value="11803.0829118209">
            <text:p>11803.0829118209</text:p>
          </table:table-cell>
          <table:table-cell office:value-type="float" office:value="11994.7438267696">
            <text:p>11994.7438267696</text:p>
          </table:table-cell>
          <table:table-cell office:value-type="float" office:value="9758.14489182689">
            <text:p>9758.1448918269</text:p>
          </table:table-cell>
          <table:table-cell office:value-type="float" office:value="8569.94687353542">
            <text:p>8569.9468735354</text:p>
          </table:table-cell>
          <table:table-cell office:value-type="float" office:value="31443.0129140077">
            <text:p>31443.0129140077</text:p>
          </table:table-cell>
          <table:table-cell office:value-type="float" office:value="5694.72823066209">
            <text:p>5694.7282306621</text:p>
          </table:table-cell>
          <table:table-cell office:value-type="float" office:value="7673.93899107529">
            <text:p>7673.9389910753</text:p>
          </table:table-cell>
          <table:table-cell office:value-type="float" office:value="9519.588089506">
            <text:p>9519.588089506</text:p>
          </table:table-cell>
          <table:table-cell office:value-type="float" office:value="17674.5025909094">
            <text:p>17674.5025909094</text:p>
          </table:table-cell>
          <table:table-cell office:value-type="float" office:value="4348.23028101482">
            <text:p>4348.2302810148</text:p>
          </table:table-cell>
          <table:table-cell office:value-type="float" office:value="13404.998753618">
            <text:p>13404.998753618</text:p>
          </table:table-cell>
          <table:table-cell office:value-type="float" office:value="71850.2098617963">
            <text:p>71850.2098617963</text:p>
          </table:table-cell>
          <table:table-cell office:value-type="float" office:value="30221.6025767713">
            <text:p>30221.6025767713</text:p>
          </table:table-cell>
          <table:table-cell office:value-type="float" office:value="10706.0726452834">
            <text:p>10706.0726452834</text:p>
          </table:table-cell>
          <table:table-cell office:value-type="float" office:value="11775.6502472703">
            <text:p>11775.6502472703</text:p>
          </table:table-cell>
          <table:table-cell office:value-type="float" office:value="42385.2847723124">
            <text:p>42385.2847723124</text:p>
          </table:table-cell>
          <table:table-cell office:value-type="float" office:value="13544.3927314017">
            <text:p>13544.3927314017</text:p>
          </table:table-cell>
          <table:table-cell office:value-type="float" office:value="9359.44568944575">
            <text:p>9359.4456894458</text:p>
          </table:table-cell>
          <table:table-cell office:value-type="float" office:value="22115.0579205965">
            <text:p>22115.0579205965</text:p>
          </table:table-cell>
          <table:table-cell office:value-type="float" office:value="8787.20852991323">
            <text:p>8787.2085299132</text:p>
          </table:table-cell>
          <table:table-cell office:value-type="float" office:value="11430.968286397">
            <text:p>11430.968286397</text:p>
          </table:table-cell>
          <table:table-cell office:value-type="float" office:value="27754.4214347833">
            <text:p>27754.4214347833</text:p>
          </table:table-cell>
          <table:table-cell office:value-type="float" office:value="14044.7742612895">
            <text:p>14044.7742612895</text:p>
          </table:table-cell>
          <table:table-cell office:value-type="float" office:value="50201.7378971422">
            <text:p>50201.7378971422</text:p>
          </table:table-cell>
          <table:table-cell office:value-type="float" office:value="5173.66864815043">
            <text:p>5173.6686481504</text:p>
          </table:table-cell>
          <table:table-cell office:value-type="float" office:value="11436.3700681693">
            <text:p>11436.3700681693</text:p>
          </table:table-cell>
          <table:table-cell office:value-type="float" office:value="476562.694195522">
            <text:p>476562.694195522</text:p>
          </table:table-cell>
          <table:table-cell office:value-type="float" office:value="2682.27126145856">
            <text:p>2682.2712614586</text:p>
          </table:table-cell>
          <table:table-cell office:value-type="float" office:value="9818.9185692693">
            <text:p>9818.9185692693</text:p>
          </table:table-cell>
          <table:table-cell office:value-type="float" office:value="7399.08208173989">
            <text:p>7399.0820817399</text:p>
          </table:table-cell>
          <table:table-cell office:value-type="float" office:value="7104.79797168848">
            <text:p>7104.7979716885</text:p>
          </table:table-cell>
          <table:table-cell office:value-type="float" office:value="114389.279379052">
            <text:p>114389.279379052</text:p>
          </table:table-cell>
          <table:table-cell office:value-type="float" office:value="73.5731223532536">
            <text:p>73.5731223533</text:p>
          </table:table-cell>
          <table:table-cell office:value-type="float" office:value="28524.4588985671">
            <text:p>28524.4588985671</text:p>
          </table:table-cell>
          <table:table-cell office:value-type="float" office:value="47923.1714526646">
            <text:p>47923.1714526646</text:p>
          </table:table-cell>
          <table:table-cell office:value-type="float" office:value="22027.9459255697">
            <text:p>22027.9459255697</text:p>
          </table:table-cell>
          <table:table-cell office:value-type="float" office:value="9488.73940049278">
            <text:p>9488.7394004928</text:p>
          </table:table-cell>
          <table:table-cell office:value-type="float" office:value="83430.4301070845">
            <text:p>83430.4301070845</text:p>
          </table:table-cell>
          <table:table-cell office:value-type="float" office:value="122551.281868037">
            <text:p>122551.281868037</text:p>
          </table:table-cell>
          <table:table-cell office:value-type="float" office:value="25874.5459194168">
            <text:p>25874.5459194168</text:p>
          </table:table-cell>
          <table:table-cell office:value-type="float" office:value="5981.90750501787">
            <text:p>5981.9075050179</text:p>
          </table:table-cell>
          <table:table-cell office:value-type="float" office:value="7656.87551205076">
            <text:p>7656.8755120508</text:p>
          </table:table-cell>
          <table:table-cell office:value-type="float" office:value="4184.77956651011">
            <text:p>4184.7795665101</text:p>
          </table:table-cell>
          <table:table-cell office:value-type="float" office:value="6779.120648637">
            <text:p>6779.120648637</text:p>
          </table:table-cell>
          <table:table-cell office:value-type="float" office:value="214775.068672408">
            <text:p>214775.068672408</text:p>
          </table:table-cell>
          <table:table-cell office:value-type="float" office:value="14270.1758042473">
            <text:p>14270.1758042473</text:p>
          </table:table-cell>
          <table:table-cell office:value-type="float" office:value="26187.7422374292">
            <text:p>26187.7422374292</text:p>
          </table:table-cell>
          <table:table-cell office:value-type="float" office:value="43848.948672311">
            <text:p>43848.948672311</text:p>
          </table:table-cell>
          <table:table-cell office:value-type="float" office:value="43706.8565014179">
            <text:p>43706.8565014179</text:p>
          </table:table-cell>
          <table:table-cell office:value-type="float" office:value="28826.7229414135">
            <text:p>28826.7229414135</text:p>
          </table:table-cell>
          <table:table-cell office:value-type="float" office:value="844.673353178217">
            <text:p>844.6733531782</text:p>
          </table:table-cell>
          <table:table-cell office:value-type="float" office:value="36316.0889141785">
            <text:p>36316.0889141785</text:p>
          </table:table-cell>
          <table:table-cell office:value-type="float" office:value="37866.1869881074">
            <text:p>37866.1869881074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254729">
            <text:p>1254729</text:p>
          </table:table-cell>
          <table:table-cell office:value-type="string">
            <text:p>t9</text:p>
          </table:table-cell>
          <table:table-cell office:value-type="float" office:value="1806">
            <text:p>1806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5013.43232351978">
            <text:p>5013.4323235198</text:p>
          </table:table-cell>
          <table:table-cell office:value-type="float" office:value="11432.3583594436">
            <text:p>11432.3583594436</text:p>
          </table:table-cell>
          <table:table-cell office:value-type="float" office:value="8078.44743768662">
            <text:p>8078.4474376866</text:p>
          </table:table-cell>
          <table:table-cell office:value-type="float" office:value="19947.452855493">
            <text:p>19947.452855493</text:p>
          </table:table-cell>
          <table:table-cell office:value-type="float" office:value="9965.84883314726">
            <text:p>9965.8488331473</text:p>
          </table:table-cell>
          <table:table-cell office:value-type="float" office:value="9227.79586799424">
            <text:p>9227.7958679942</text:p>
          </table:table-cell>
          <table:table-cell office:value-type="float" office:value="31500.3497227694">
            <text:p>31500.3497227694</text:p>
          </table:table-cell>
          <table:table-cell office:value-type="float" office:value="15408.7083977553">
            <text:p>15408.7083977553</text:p>
          </table:table-cell>
          <table:table-cell office:value-type="float" office:value="37118.2727059548">
            <text:p>37118.2727059548</text:p>
          </table:table-cell>
          <table:table-cell office:value-type="float" office:value="27233.6801858248">
            <text:p>27233.6801858248</text:p>
          </table:table-cell>
          <table:table-cell office:value-type="float" office:value="15061.4829050711">
            <text:p>15061.4829050711</text:p>
          </table:table-cell>
          <table:table-cell office:value-type="float" office:value="3056.02224839744">
            <text:p>3056.0222483974</text:p>
          </table:table-cell>
          <table:table-cell office:value-type="float" office:value="10169.9499799348">
            <text:p>10169.9499799348</text:p>
          </table:table-cell>
          <table:table-cell office:value-type="float" office:value="31278.5364605632">
            <text:p>31278.5364605632</text:p>
          </table:table-cell>
          <table:table-cell office:value-type="float" office:value="16469.9138487293">
            <text:p>16469.9138487293</text:p>
          </table:table-cell>
          <table:table-cell office:value-type="float" office:value="217511.223190772">
            <text:p>217511.223190772</text:p>
          </table:table-cell>
          <table:table-cell office:value-type="float" office:value="10978.8456822262">
            <text:p>10978.8456822262</text:p>
          </table:table-cell>
          <table:table-cell office:value-type="float" office:value="7120.95575376292">
            <text:p>7120.9557537629</text:p>
          </table:table-cell>
          <table:table-cell office:value-type="float" office:value="2494.19141690665">
            <text:p>2494.1914169067</text:p>
          </table:table-cell>
          <table:table-cell office:value-type="float" office:value="772.521078602018">
            <text:p>772.521078602</text:p>
          </table:table-cell>
          <table:table-cell office:value-type="float" office:value="72752.9622673869">
            <text:p>72752.9622673869</text:p>
          </table:table-cell>
          <table:table-cell office:value-type="float" office:value="6011.56931946142">
            <text:p>6011.5693194614</text:p>
          </table:table-cell>
          <table:table-cell office:value-type="float" office:value="5526.04939084853">
            <text:p>5526.0493908485</text:p>
          </table:table-cell>
          <table:table-cell office:value-type="float" office:value="9895.73073040414">
            <text:p>9895.7307304042</text:p>
          </table:table-cell>
          <table:table-cell office:value-type="float" office:value="31036.5395025265">
            <text:p>31036.5395025265</text:p>
          </table:table-cell>
          <table:table-cell office:value-type="float" office:value="22300.0179423111">
            <text:p>22300.0179423111</text:p>
          </table:table-cell>
          <table:table-cell office:value-type="float" office:value="13399.4575378028">
            <text:p>13399.4575378028</text:p>
          </table:table-cell>
          <table:table-cell office:value-type="float" office:value="25490.5905530392">
            <text:p>25490.5905530392</text:p>
          </table:table-cell>
          <table:table-cell office:value-type="float" office:value="8480.02324835784">
            <text:p>8480.0232483579</text:p>
          </table:table-cell>
          <table:table-cell office:value-type="float" office:value="5467.71754576708">
            <text:p>5467.7175457671</text:p>
          </table:table-cell>
          <table:table-cell office:value-type="float" office:value="26184.6252118501">
            <text:p>26184.6252118501</text:p>
          </table:table-cell>
          <table:table-cell office:value-type="float" office:value="21951.0170343539">
            <text:p>21951.0170343539</text:p>
          </table:table-cell>
          <table:table-cell office:value-type="float" office:value="5330.88516431916">
            <text:p>5330.8851643192</text:p>
          </table:table-cell>
          <table:table-cell office:value-type="float" office:value="17673.9956523065">
            <text:p>17673.9956523065</text:p>
          </table:table-cell>
          <table:table-cell office:value-type="float" office:value="89101.9302258666">
            <text:p>89101.9302258666</text:p>
          </table:table-cell>
          <table:table-cell office:value-type="float" office:value="28228.4859133318">
            <text:p>28228.4859133318</text:p>
          </table:table-cell>
          <table:table-cell office:value-type="float" office:value="15381.6212721004">
            <text:p>15381.6212721004</text:p>
          </table:table-cell>
          <table:table-cell office:value-type="float" office:value="21679.6432318723">
            <text:p>21679.6432318723</text:p>
          </table:table-cell>
          <table:table-cell office:value-type="float" office:value="103508.824470648">
            <text:p>103508.824470648</text:p>
          </table:table-cell>
          <table:table-cell office:value-type="float" office:value="11097.9861588912">
            <text:p>11097.9861588912</text:p>
          </table:table-cell>
          <table:table-cell office:value-type="float" office:value="16666.6519275441">
            <text:p>16666.6519275441</text:p>
          </table:table-cell>
          <table:table-cell office:value-type="float" office:value="19965.3447857342">
            <text:p>19965.3447857342</text:p>
          </table:table-cell>
          <table:table-cell office:value-type="float" office:value="8599.06235238344">
            <text:p>8599.0623523834</text:p>
          </table:table-cell>
          <table:table-cell office:value-type="float" office:value="14420.4097941217">
            <text:p>14420.4097941217</text:p>
          </table:table-cell>
          <table:table-cell office:value-type="float" office:value="17825.9418102344">
            <text:p>17825.9418102344</text:p>
          </table:table-cell>
          <table:table-cell office:value-type="float" office:value="10972.1583441009">
            <text:p>10972.1583441009</text:p>
          </table:table-cell>
          <table:table-cell office:value-type="float" office:value="77525.7624770392">
            <text:p>77525.7624770392</text:p>
          </table:table-cell>
          <table:table-cell office:value-type="float" office:value="8970.02796798897">
            <text:p>8970.027967989</text:p>
          </table:table-cell>
          <table:table-cell office:value-type="float" office:value="12564.8546740297">
            <text:p>12564.8546740297</text:p>
          </table:table-cell>
          <table:table-cell office:value-type="float" office:value="335172.311505169">
            <text:p>335172.311505169</text:p>
          </table:table-cell>
          <table:table-cell office:value-type="float" office:value="9001.02913615878">
            <text:p>9001.0291361588</text:p>
          </table:table-cell>
          <table:table-cell office:value-type="float" office:value="15174.6491762572">
            <text:p>15174.6491762572</text:p>
          </table:table-cell>
          <table:table-cell office:value-type="float" office:value="9440.78839883512">
            <text:p>9440.7883988351</text:p>
          </table:table-cell>
          <table:table-cell office:value-type="float" office:value="12982.5503813814">
            <text:p>12982.5503813814</text:p>
          </table:table-cell>
          <table:table-cell office:value-type="float" office:value="128439.311159699">
            <text:p>128439.311159699</text:p>
          </table:table-cell>
          <table:table-cell office:value-type="float" office:value="93.8357691479235">
            <text:p>93.8357691479</text:p>
          </table:table-cell>
          <table:table-cell office:value-type="float" office:value="21263.1334727949">
            <text:p>21263.1334727949</text:p>
          </table:table-cell>
          <table:table-cell office:value-type="float" office:value="44928.0979489752">
            <text:p>44928.0979489752</text:p>
          </table:table-cell>
          <table:table-cell office:value-type="float" office:value="33000.6393946872">
            <text:p>33000.6393946872</text:p>
          </table:table-cell>
          <table:table-cell office:value-type="float" office:value="6729.38014723202">
            <text:p>6729.380147232</text:p>
          </table:table-cell>
          <table:table-cell office:value-type="float" office:value="167407.821289397">
            <text:p>167407.821289397</text:p>
          </table:table-cell>
          <table:table-cell office:value-type="float" office:value="177896.329828636">
            <text:p>177896.329828636</text:p>
          </table:table-cell>
          <table:table-cell office:value-type="float" office:value="115757.729146618">
            <text:p>115757.729146618</text:p>
          </table:table-cell>
          <table:table-cell office:value-type="float" office:value="13629.0925714319">
            <text:p>13629.0925714319</text:p>
          </table:table-cell>
          <table:table-cell office:value-type="float" office:value="10802.6394237021">
            <text:p>10802.6394237021</text:p>
          </table:table-cell>
          <table:table-cell office:value-type="float" office:value="3446.6670283381">
            <text:p>3446.6670283381</text:p>
          </table:table-cell>
          <table:table-cell office:value-type="float" office:value="9512.10208057534">
            <text:p>9512.1020805753</text:p>
          </table:table-cell>
          <table:table-cell office:value-type="float" office:value="139187.845618119">
            <text:p>139187.845618119</text:p>
          </table:table-cell>
          <table:table-cell office:value-type="float" office:value="20556.5758449357">
            <text:p>20556.5758449357</text:p>
          </table:table-cell>
          <table:table-cell office:value-type="float" office:value="37996.4415385129">
            <text:p>37996.4415385129</text:p>
          </table:table-cell>
          <table:table-cell office:value-type="float" office:value="36818.5223306325">
            <text:p>36818.5223306325</text:p>
          </table:table-cell>
          <table:table-cell office:value-type="float" office:value="22849.987746402">
            <text:p>22849.987746402</text:p>
          </table:table-cell>
          <table:table-cell office:value-type="float" office:value="72269.9263252393">
            <text:p>72269.9263252393</text:p>
          </table:table-cell>
          <table:table-cell office:value-type="float" office:value="1436.69081964921">
            <text:p>1436.6908196492</text:p>
          </table:table-cell>
          <table:table-cell office:value-type="float" office:value="38839.2107454309">
            <text:p>38839.2107454309</text:p>
          </table:table-cell>
          <table:table-cell office:value-type="float" office:value="107115.851570071">
            <text:p>107115.851570071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254729">
            <text:p>1254729</text:p>
          </table:table-cell>
          <table:table-cell office:value-type="string">
            <text:p>t12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1">
            <text:p>1</text:p>
          </table:table-cell>
          <table:table-cell office:value-type="float" office:value="6020.22522199253">
            <text:p>6020.2252219925</text:p>
          </table:table-cell>
          <table:table-cell office:value-type="float" office:value="13598.468972487">
            <text:p>13598.468972487</text:p>
          </table:table-cell>
          <table:table-cell office:value-type="float" office:value="8149.37394939428">
            <text:p>8149.3739493943</text:p>
          </table:table-cell>
          <table:table-cell office:value-type="float" office:value="24265.4891128122">
            <text:p>24265.4891128122</text:p>
          </table:table-cell>
          <table:table-cell office:value-type="float" office:value="12296.4243413271">
            <text:p>12296.4243413271</text:p>
          </table:table-cell>
          <table:table-cell office:value-type="float" office:value="12134.8219932208">
            <text:p>12134.8219932208</text:p>
          </table:table-cell>
          <table:table-cell office:value-type="float" office:value="22315.3367938957">
            <text:p>22315.3367938957</text:p>
          </table:table-cell>
          <table:table-cell office:value-type="float" office:value="22430.0416413461">
            <text:p>22430.0416413461</text:p>
          </table:table-cell>
          <table:table-cell office:value-type="float" office:value="38095.5933421017">
            <text:p>38095.5933421017</text:p>
          </table:table-cell>
          <table:table-cell office:value-type="float" office:value="30240.7685089504">
            <text:p>30240.7685089504</text:p>
          </table:table-cell>
          <table:table-cell office:value-type="float" office:value="17077.0669136322">
            <text:p>17077.0669136322</text:p>
          </table:table-cell>
          <table:table-cell office:value-type="float" office:value="3978.51147694898">
            <text:p>3978.511476949</text:p>
          </table:table-cell>
          <table:table-cell office:value-type="float" office:value="12011.1535884943">
            <text:p>12011.1535884943</text:p>
          </table:table-cell>
          <table:table-cell office:value-type="float" office:value="32764.9320815782">
            <text:p>32764.9320815782</text:p>
          </table:table-cell>
          <table:table-cell office:value-type="float" office:value="17299.4728424479">
            <text:p>17299.4728424479</text:p>
          </table:table-cell>
          <table:table-cell office:value-type="float" office:value="255417.440730824">
            <text:p>255417.440730824</text:p>
          </table:table-cell>
          <table:table-cell office:value-type="float" office:value="12550.0250848924">
            <text:p>12550.0250848924</text:p>
          </table:table-cell>
          <table:table-cell office:value-type="float" office:value="14236.5629433203">
            <text:p>14236.5629433203</text:p>
          </table:table-cell>
          <table:table-cell office:value-type="float" office:value="2533.17451530731">
            <text:p>2533.1745153073</text:p>
          </table:table-cell>
          <table:table-cell office:value-type="float" office:value="518.344437703662">
            <text:p>518.3444377037</text:p>
          </table:table-cell>
          <table:table-cell office:value-type="float" office:value="85223.9504707447">
            <text:p>85223.9504707447</text:p>
          </table:table-cell>
          <table:table-cell office:value-type="float" office:value="5870.6678479618">
            <text:p>5870.6678479618</text:p>
          </table:table-cell>
          <table:table-cell office:value-type="float" office:value="4900.00197402933">
            <text:p>4900.0019740293</text:p>
          </table:table-cell>
          <table:table-cell office:value-type="float" office:value="9880.06085045572">
            <text:p>9880.0608504557</text:p>
          </table:table-cell>
          <table:table-cell office:value-type="float" office:value="28329.158499426">
            <text:p>28329.158499426</text:p>
          </table:table-cell>
          <table:table-cell office:value-type="float" office:value="22555.6027045324">
            <text:p>22555.6027045324</text:p>
          </table:table-cell>
          <table:table-cell office:value-type="float" office:value="15198.904265043">
            <text:p>15198.904265043</text:p>
          </table:table-cell>
          <table:table-cell office:value-type="float" office:value="26581.2109383574">
            <text:p>26581.2109383574</text:p>
          </table:table-cell>
          <table:table-cell office:value-type="float" office:value="9059.55304244527">
            <text:p>9059.5530424453</text:p>
          </table:table-cell>
          <table:table-cell office:value-type="float" office:value="8072.37629490313">
            <text:p>8072.3762949031</text:p>
          </table:table-cell>
          <table:table-cell office:value-type="float" office:value="17907.4657588701">
            <text:p>17907.4657588701</text:p>
          </table:table-cell>
          <table:table-cell office:value-type="float" office:value="26407.2700363212">
            <text:p>26407.2700363212</text:p>
          </table:table-cell>
          <table:table-cell office:value-type="float" office:value="6343.08525994596">
            <text:p>6343.085259946</text:p>
          </table:table-cell>
          <table:table-cell office:value-type="float" office:value="11988.3457820449">
            <text:p>11988.3457820449</text:p>
          </table:table-cell>
          <table:table-cell office:value-type="float" office:value="108205.745468555">
            <text:p>108205.745468555</text:p>
          </table:table-cell>
          <table:table-cell office:value-type="float" office:value="43080.7942578058">
            <text:p>43080.7942578058</text:p>
          </table:table-cell>
          <table:table-cell office:value-type="float" office:value="16224.5255385774">
            <text:p>16224.5255385774</text:p>
          </table:table-cell>
          <table:table-cell office:value-type="float" office:value="27711.9368176573">
            <text:p>27711.9368176573</text:p>
          </table:table-cell>
          <table:table-cell office:value-type="float" office:value="124516.602537028">
            <text:p>124516.602537028</text:p>
          </table:table-cell>
          <table:table-cell office:value-type="float" office:value="14278.3649363028">
            <text:p>14278.3649363028</text:p>
          </table:table-cell>
          <table:table-cell office:value-type="float" office:value="15853.7895606485">
            <text:p>15853.7895606485</text:p>
          </table:table-cell>
          <table:table-cell office:value-type="float" office:value="26178.3265442987">
            <text:p>26178.3265442987</text:p>
          </table:table-cell>
          <table:table-cell office:value-type="float" office:value="10116.4772825831">
            <text:p>10116.4772825831</text:p>
          </table:table-cell>
          <table:table-cell office:value-type="float" office:value="17311.5193605471">
            <text:p>17311.5193605471</text:p>
          </table:table-cell>
          <table:table-cell office:value-type="float" office:value="26572.8968302125">
            <text:p>26572.8968302125</text:p>
          </table:table-cell>
          <table:table-cell office:value-type="float" office:value="13952.7155165199">
            <text:p>13952.7155165199</text:p>
          </table:table-cell>
          <table:table-cell office:value-type="float" office:value="108733.67786951">
            <text:p>108733.67786951</text:p>
          </table:table-cell>
          <table:table-cell office:value-type="float" office:value="13793.8634357577">
            <text:p>13793.8634357577</text:p>
          </table:table-cell>
          <table:table-cell office:value-type="float" office:value="18701.9661909645">
            <text:p>18701.9661909645</text:p>
          </table:table-cell>
          <table:table-cell office:value-type="float" office:value="412518.041556982">
            <text:p>412518.041556982</text:p>
          </table:table-cell>
          <table:table-cell office:value-type="float" office:value="11915.5516240158">
            <text:p>11915.5516240158</text:p>
          </table:table-cell>
          <table:table-cell office:value-type="float" office:value="17026.8297100897">
            <text:p>17026.8297100897</text:p>
          </table:table-cell>
          <table:table-cell office:value-type="float" office:value="14026.2522212681">
            <text:p>14026.2522212681</text:p>
          </table:table-cell>
          <table:table-cell office:value-type="float" office:value="10351.322999424">
            <text:p>10351.322999424</text:p>
          </table:table-cell>
          <table:table-cell office:value-type="float" office:value="115003.019529758">
            <text:p>115003.019529758</text:p>
          </table:table-cell>
          <table:table-cell office:value-type="float" office:value="112.435976944659">
            <text:p>112.4359769447</text:p>
          </table:table-cell>
          <table:table-cell office:value-type="float" office:value="39948.9179325701">
            <text:p>39948.9179325701</text:p>
          </table:table-cell>
          <table:table-cell office:value-type="float" office:value="62223.0331790193">
            <text:p>62223.0331790193</text:p>
          </table:table-cell>
          <table:table-cell office:value-type="float" office:value="67851.4126960157">
            <text:p>67851.4126960157</text:p>
          </table:table-cell>
          <table:table-cell office:value-type="float" office:value="12394.9845460992">
            <text:p>12394.9845460992</text:p>
          </table:table-cell>
          <table:table-cell office:value-type="float" office:value="263786.168457879">
            <text:p>263786.168457879</text:p>
          </table:table-cell>
          <table:table-cell office:value-type="float" office:value="185244.226851851">
            <text:p>185244.226851851</text:p>
          </table:table-cell>
          <table:table-cell office:value-type="float" office:value="284941.970551297">
            <text:p>284941.970551297</text:p>
          </table:table-cell>
          <table:table-cell office:value-type="float" office:value="24596.1595468039">
            <text:p>24596.1595468039</text:p>
          </table:table-cell>
          <table:table-cell office:value-type="float" office:value="14798.1333424391">
            <text:p>14798.1333424391</text:p>
          </table:table-cell>
          <table:table-cell office:value-type="float" office:value="5511.65254589199">
            <text:p>5511.652545892</text:p>
          </table:table-cell>
          <table:table-cell office:value-type="float" office:value="10025.2292869335">
            <text:p>10025.2292869335</text:p>
          </table:table-cell>
          <table:table-cell office:value-type="float" office:value="120049.822643111">
            <text:p>120049.822643111</text:p>
          </table:table-cell>
          <table:table-cell office:value-type="float" office:value="13686.5696100566">
            <text:p>13686.5696100566</text:p>
          </table:table-cell>
          <table:table-cell office:value-type="float" office:value="24004.6228345036">
            <text:p>24004.6228345036</text:p>
          </table:table-cell>
          <table:table-cell office:value-type="float" office:value="65651.0011564514">
            <text:p>65651.0011564514</text:p>
          </table:table-cell>
          <table:table-cell office:value-type="float" office:value="22254.209272244">
            <text:p>22254.209272244</text:p>
          </table:table-cell>
          <table:table-cell office:value-type="float" office:value="85036.9462175802">
            <text:p>85036.9462175802</text:p>
          </table:table-cell>
          <table:table-cell office:value-type="float" office:value="1875.91018782627">
            <text:p>1875.9101878263</text:p>
          </table:table-cell>
          <table:table-cell office:value-type="float" office:value="43570.3761060826">
            <text:p>43570.3761060826</text:p>
          </table:table-cell>
          <table:table-cell office:value-type="float" office:value="159249.121182806">
            <text:p>159249.121182806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0</text:p>
          </table:table-cell>
          <table:table-cell office:value-type="float" office:value="1346">
            <text:p>1346</text:p>
          </table:table-cell>
          <table:table-cell table:number-columns-repeated="2" office:value-type="float" office:value="1">
            <text:p>1</text:p>
          </table:table-cell>
          <table:table-cell office:value-type="float" office:value="5357.14910608343">
            <text:p>5357.1491060834</text:p>
          </table:table-cell>
          <table:table-cell office:value-type="float" office:value="10190.8963764387">
            <text:p>10190.8963764387</text:p>
          </table:table-cell>
          <table:table-cell office:value-type="float" office:value="2411.84105600265">
            <text:p>2411.8410560027</text:p>
          </table:table-cell>
          <table:table-cell office:value-type="float" office:value="23248.2243686464">
            <text:p>23248.2243686464</text:p>
          </table:table-cell>
          <table:table-cell office:value-type="float" office:value="8550.90249525795">
            <text:p>8550.902495258</text:p>
          </table:table-cell>
          <table:table-cell office:value-type="float" office:value="8633.45705299462">
            <text:p>8633.4570529946</text:p>
          </table:table-cell>
          <table:table-cell office:value-type="float" office:value="91043.4482462153">
            <text:p>91043.4482462153</text:p>
          </table:table-cell>
          <table:table-cell office:value-type="float" office:value="18122.515681993">
            <text:p>18122.515681993</text:p>
          </table:table-cell>
          <table:table-cell office:value-type="float" office:value="33518.0774154621">
            <text:p>33518.0774154621</text:p>
          </table:table-cell>
          <table:table-cell office:value-type="float" office:value="19912.545542944">
            <text:p>19912.545542944</text:p>
          </table:table-cell>
          <table:table-cell office:value-type="float" office:value="14195.3480253624">
            <text:p>14195.3480253624</text:p>
          </table:table-cell>
          <table:table-cell office:value-type="float" office:value="3353.82159750738">
            <text:p>3353.8215975074</text:p>
          </table:table-cell>
          <table:table-cell office:value-type="float" office:value="11620.9914032179">
            <text:p>11620.9914032179</text:p>
          </table:table-cell>
          <table:table-cell office:value-type="float" office:value="16017.5151679889">
            <text:p>16017.5151679889</text:p>
          </table:table-cell>
          <table:table-cell office:value-type="float" office:value="19437.4681772128">
            <text:p>19437.4681772128</text:p>
          </table:table-cell>
          <table:table-cell office:value-type="float" office:value="281848.386211745">
            <text:p>281848.386211745</text:p>
          </table:table-cell>
          <table:table-cell office:value-type="float" office:value="8205.60899188743">
            <text:p>8205.6089918874</text:p>
          </table:table-cell>
          <table:table-cell office:value-type="float" office:value="10780.258785121">
            <text:p>10780.258785121</text:p>
          </table:table-cell>
          <table:table-cell office:value-type="float" office:value="1288.68385937869">
            <text:p>1288.6838593787</text:p>
          </table:table-cell>
          <table:table-cell office:value-type="float" office:value="559.536880742681">
            <text:p>559.5368807427</text:p>
          </table:table-cell>
          <table:table-cell office:value-type="float" office:value="126652.672142873">
            <text:p>126652.672142873</text:p>
          </table:table-cell>
          <table:table-cell office:value-type="float" office:value="4696.50593108432">
            <text:p>4696.5059310843</text:p>
          </table:table-cell>
          <table:table-cell office:value-type="float" office:value="3352.18796811918">
            <text:p>3352.1879681192</text:p>
          </table:table-cell>
          <table:table-cell office:value-type="float" office:value="7367.74504301916">
            <text:p>7367.7450430192</text:p>
          </table:table-cell>
          <table:table-cell office:value-type="float" office:value="10840.0256081184">
            <text:p>10840.0256081184</text:p>
          </table:table-cell>
          <table:table-cell office:value-type="float" office:value="9264.32180675574">
            <text:p>9264.3218067558</text:p>
          </table:table-cell>
          <table:table-cell office:value-type="float" office:value="10440.5748755747">
            <text:p>10440.5748755747</text:p>
          </table:table-cell>
          <table:table-cell office:value-type="float" office:value="25500.7597443307">
            <text:p>25500.7597443307</text:p>
          </table:table-cell>
          <table:table-cell office:value-type="float" office:value="4636.99595138786">
            <text:p>4636.9959513879</text:p>
          </table:table-cell>
          <table:table-cell office:value-type="float" office:value="4200.02161172686">
            <text:p>4200.0216117269</text:p>
          </table:table-cell>
          <table:table-cell office:value-type="float" office:value="3427.04093408672">
            <text:p>3427.0409340867</text:p>
          </table:table-cell>
          <table:table-cell office:value-type="float" office:value="20715.9697643558">
            <text:p>20715.9697643558</text:p>
          </table:table-cell>
          <table:table-cell office:value-type="float" office:value="2923.0509824442">
            <text:p>2923.0509824442</text:p>
          </table:table-cell>
          <table:table-cell office:value-type="float" office:value="21848.413644308">
            <text:p>21848.413644308</text:p>
          </table:table-cell>
          <table:table-cell office:value-type="float" office:value="76414.145161514">
            <text:p>76414.145161514</text:p>
          </table:table-cell>
          <table:table-cell office:value-type="float" office:value="35244.2809508364">
            <text:p>35244.2809508364</text:p>
          </table:table-cell>
          <table:table-cell office:value-type="float" office:value="10833.9058981019">
            <text:p>10833.9058981019</text:p>
          </table:table-cell>
          <table:table-cell office:value-type="float" office:value="21936.3185898708">
            <text:p>21936.3185898708</text:p>
          </table:table-cell>
          <table:table-cell office:value-type="float" office:value="54671.8915957707">
            <text:p>54671.8915957707</text:p>
          </table:table-cell>
          <table:table-cell office:value-type="float" office:value="14933.3857968484">
            <text:p>14933.3857968484</text:p>
          </table:table-cell>
          <table:table-cell office:value-type="float" office:value="19214.0223402366">
            <text:p>19214.0223402366</text:p>
          </table:table-cell>
          <table:table-cell office:value-type="float" office:value="35569.5810697443">
            <text:p>35569.5810697443</text:p>
          </table:table-cell>
          <table:table-cell office:value-type="float" office:value="11030.653668064">
            <text:p>11030.653668064</text:p>
          </table:table-cell>
          <table:table-cell office:value-type="float" office:value="11448.0194097976">
            <text:p>11448.0194097976</text:p>
          </table:table-cell>
          <table:table-cell office:value-type="float" office:value="18039.828783923">
            <text:p>18039.828783923</text:p>
          </table:table-cell>
          <table:table-cell office:value-type="float" office:value="16395.6033728813">
            <text:p>16395.6033728813</text:p>
          </table:table-cell>
          <table:table-cell office:value-type="float" office:value="57161.7409088963">
            <text:p>57161.7409088963</text:p>
          </table:table-cell>
          <table:table-cell office:value-type="float" office:value="2971.92598824012">
            <text:p>2971.9259882401</text:p>
          </table:table-cell>
          <table:table-cell office:value-type="float" office:value="7674.3417921935">
            <text:p>7674.3417921935</text:p>
          </table:table-cell>
          <table:table-cell office:value-type="float" office:value="416001.373028514">
            <text:p>416001.373028514</text:p>
          </table:table-cell>
          <table:table-cell office:value-type="float" office:value="7850.75520153872">
            <text:p>7850.7552015387</text:p>
          </table:table-cell>
          <table:table-cell office:value-type="float" office:value="9333.94807175976">
            <text:p>9333.9480717598</text:p>
          </table:table-cell>
          <table:table-cell office:value-type="float" office:value="7208.14464543404">
            <text:p>7208.144645434</text:p>
          </table:table-cell>
          <table:table-cell office:value-type="float" office:value="12927.4881374662">
            <text:p>12927.4881374662</text:p>
          </table:table-cell>
          <table:table-cell office:value-type="float" office:value="56158.873722915">
            <text:p>56158.873722915</text:p>
          </table:table-cell>
          <table:table-cell office:value-type="float" office:value="85.4525165672023">
            <text:p>85.4525165672</text:p>
          </table:table-cell>
          <table:table-cell office:value-type="float" office:value="39672.0755080109">
            <text:p>39672.0755080109</text:p>
          </table:table-cell>
          <table:table-cell office:value-type="float" office:value="32900.6241460818">
            <text:p>32900.6241460818</text:p>
          </table:table-cell>
          <table:table-cell office:value-type="float" office:value="39638.4380737019">
            <text:p>39638.4380737019</text:p>
          </table:table-cell>
          <table:table-cell office:value-type="float" office:value="7745.61601375514">
            <text:p>7745.6160137551</text:p>
          </table:table-cell>
          <table:table-cell office:value-type="float" office:value="305282.485947754">
            <text:p>305282.485947754</text:p>
          </table:table-cell>
          <table:table-cell office:value-type="float" office:value="70431.6409915047">
            <text:p>70431.6409915047</text:p>
          </table:table-cell>
          <table:table-cell office:value-type="float" office:value="71774.8318443751">
            <text:p>71774.8318443751</text:p>
          </table:table-cell>
          <table:table-cell office:value-type="float" office:value="8510.67740748129">
            <text:p>8510.6774074813</text:p>
          </table:table-cell>
          <table:table-cell office:value-type="float" office:value="12095.2509581745">
            <text:p>12095.2509581745</text:p>
          </table:table-cell>
          <table:table-cell office:value-type="float" office:value="5263.254957388">
            <text:p>5263.254957388</text:p>
          </table:table-cell>
          <table:table-cell office:value-type="float" office:value="9441.40281800836">
            <text:p>9441.4028180084</text:p>
          </table:table-cell>
          <table:table-cell office:value-type="float" office:value="319859.446150595">
            <text:p>319859.446150595</text:p>
          </table:table-cell>
          <table:table-cell office:value-type="float" office:value="16985.4646407136">
            <text:p>16985.4646407136</text:p>
          </table:table-cell>
          <table:table-cell office:value-type="float" office:value="21600.4963443083">
            <text:p>21600.4963443083</text:p>
          </table:table-cell>
          <table:table-cell office:value-type="float" office:value="57920.0709382775">
            <text:p>57920.0709382775</text:p>
          </table:table-cell>
          <table:table-cell office:value-type="float" office:value="24535.9530860092">
            <text:p>24535.9530860092</text:p>
          </table:table-cell>
          <table:table-cell office:value-type="float" office:value="71960.0555138005">
            <text:p>71960.0555138005</text:p>
          </table:table-cell>
          <table:table-cell office:value-type="float" office:value="838.001770219847">
            <text:p>838.0017702198</text:p>
          </table:table-cell>
          <table:table-cell office:value-type="float" office:value="4.69338915996036">
            <text:p>4.69338916</text:p>
          </table:table-cell>
          <table:table-cell office:value-type="float" office:value="42390.3511466465">
            <text:p>42390.3511466465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3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74.80353683591">
            <text:p>5374.8035368359</text:p>
          </table:table-cell>
          <table:table-cell office:value-type="float" office:value="7311.69490286105">
            <text:p>7311.6949028611</text:p>
          </table:table-cell>
          <table:table-cell office:value-type="float" office:value="1961.03051277657">
            <text:p>1961.0305127766</text:p>
          </table:table-cell>
          <table:table-cell office:value-type="float" office:value="19474.0808090783">
            <text:p>19474.0808090783</text:p>
          </table:table-cell>
          <table:table-cell office:value-type="float" office:value="6814.47365806523">
            <text:p>6814.4736580652</text:p>
          </table:table-cell>
          <table:table-cell office:value-type="float" office:value="6059.29165136282">
            <text:p>6059.2916513628</text:p>
          </table:table-cell>
          <table:table-cell office:value-type="float" office:value="68598.3897007192">
            <text:p>68598.3897007192</text:p>
          </table:table-cell>
          <table:table-cell office:value-type="float" office:value="17588.6327385575">
            <text:p>17588.6327385575</text:p>
          </table:table-cell>
          <table:table-cell office:value-type="float" office:value="30667.3457465981">
            <text:p>30667.3457465981</text:p>
          </table:table-cell>
          <table:table-cell office:value-type="float" office:value="14985.8539556748">
            <text:p>14985.8539556748</text:p>
          </table:table-cell>
          <table:table-cell office:value-type="float" office:value="10207.4708393534">
            <text:p>10207.4708393534</text:p>
          </table:table-cell>
          <table:table-cell office:value-type="float" office:value="3161.56545953152">
            <text:p>3161.5654595315</text:p>
          </table:table-cell>
          <table:table-cell office:value-type="float" office:value="11664.794595989">
            <text:p>11664.794595989</text:p>
          </table:table-cell>
          <table:table-cell office:value-type="float" office:value="16180.6966866095">
            <text:p>16180.6966866095</text:p>
          </table:table-cell>
          <table:table-cell office:value-type="float" office:value="20725.4973414928">
            <text:p>20725.4973414928</text:p>
          </table:table-cell>
          <table:table-cell office:value-type="float" office:value="244094.833070085">
            <text:p>244094.833070085</text:p>
          </table:table-cell>
          <table:table-cell office:value-type="float" office:value="10177.1323562438">
            <text:p>10177.1323562438</text:p>
          </table:table-cell>
          <table:table-cell office:value-type="float" office:value="9359.6398013383">
            <text:p>9359.6398013383</text:p>
          </table:table-cell>
          <table:table-cell office:value-type="float" office:value="1511.92060713622">
            <text:p>1511.9206071362</text:p>
          </table:table-cell>
          <table:table-cell office:value-type="float" office:value="617.26010368397">
            <text:p>617.260103684</text:p>
          </table:table-cell>
          <table:table-cell office:value-type="float" office:value="75155.5977530864">
            <text:p>75155.5977530864</text:p>
          </table:table-cell>
          <table:table-cell office:value-type="float" office:value="5201.13514926241">
            <text:p>5201.1351492624</text:p>
          </table:table-cell>
          <table:table-cell office:value-type="float" office:value="3297.95691791963">
            <text:p>3297.9569179196</text:p>
          </table:table-cell>
          <table:table-cell office:value-type="float" office:value="6890.93126251245">
            <text:p>6890.9312625125</text:p>
          </table:table-cell>
          <table:table-cell office:value-type="float" office:value="6209.06613249052">
            <text:p>6209.0661324905</text:p>
          </table:table-cell>
          <table:table-cell office:value-type="float" office:value="6050.24922803606">
            <text:p>6050.2492280361</text:p>
          </table:table-cell>
          <table:table-cell office:value-type="float" office:value="8655.7201719545">
            <text:p>8655.7201719545</text:p>
          </table:table-cell>
          <table:table-cell office:value-type="float" office:value="22312.6819250594">
            <text:p>22312.6819250594</text:p>
          </table:table-cell>
          <table:table-cell office:value-type="float" office:value="3495.68523832965">
            <text:p>3495.6852383297</text:p>
          </table:table-cell>
          <table:table-cell office:value-type="float" office:value="3388.89087281295">
            <text:p>3388.890872813</text:p>
          </table:table-cell>
          <table:table-cell office:value-type="float" office:value="4208.58838868184">
            <text:p>4208.5883886818</text:p>
          </table:table-cell>
          <table:table-cell office:value-type="float" office:value="22815.9142593528">
            <text:p>22815.9142593528</text:p>
          </table:table-cell>
          <table:table-cell office:value-type="float" office:value="5730.94853941329">
            <text:p>5730.9485394133</text:p>
          </table:table-cell>
          <table:table-cell office:value-type="float" office:value="13435.2476550263">
            <text:p>13435.2476550263</text:p>
          </table:table-cell>
          <table:table-cell office:value-type="float" office:value="39434.7691864825">
            <text:p>39434.7691864825</text:p>
          </table:table-cell>
          <table:table-cell office:value-type="float" office:value="29367.7277327726">
            <text:p>29367.7277327726</text:p>
          </table:table-cell>
          <table:table-cell office:value-type="float" office:value="6945.05195939744">
            <text:p>6945.0519593974</text:p>
          </table:table-cell>
          <table:table-cell office:value-type="float" office:value="14011.7803469203">
            <text:p>14011.7803469203</text:p>
          </table:table-cell>
          <table:table-cell office:value-type="float" office:value="36344.1246061232">
            <text:p>36344.1246061232</text:p>
          </table:table-cell>
          <table:table-cell office:value-type="float" office:value="17331.2388500045">
            <text:p>17331.2388500045</text:p>
          </table:table-cell>
          <table:table-cell office:value-type="float" office:value="8002.75007410777">
            <text:p>8002.7500741078</text:p>
          </table:table-cell>
          <table:table-cell office:value-type="float" office:value="27707.1578348956">
            <text:p>27707.1578348956</text:p>
          </table:table-cell>
          <table:table-cell office:value-type="float" office:value="8812.66876378882">
            <text:p>8812.6687637888</text:p>
          </table:table-cell>
          <table:table-cell office:value-type="float" office:value="9311.95727904963">
            <text:p>9311.9572790496</text:p>
          </table:table-cell>
          <table:table-cell office:value-type="float" office:value="15568.0355451614">
            <text:p>15568.0355451614</text:p>
          </table:table-cell>
          <table:table-cell office:value-type="float" office:value="14427.0870274101">
            <text:p>14427.0870274101</text:p>
          </table:table-cell>
          <table:table-cell office:value-type="float" office:value="53967.3660642902">
            <text:p>53967.3660642902</text:p>
          </table:table-cell>
          <table:table-cell office:value-type="float" office:value="4204.07237481478">
            <text:p>4204.0723748148</text:p>
          </table:table-cell>
          <table:table-cell office:value-type="float" office:value="4839.96082075301">
            <text:p>4839.960820753</text:p>
          </table:table-cell>
          <table:table-cell office:value-type="float" office:value="344326.306876816">
            <text:p>344326.306876816</text:p>
          </table:table-cell>
          <table:table-cell office:value-type="float" office:value="8106.97499810699">
            <text:p>8106.974998107</text:p>
          </table:table-cell>
          <table:table-cell office:value-type="float" office:value="6509.78986404173">
            <text:p>6509.7898640417</text:p>
          </table:table-cell>
          <table:table-cell office:value-type="float" office:value="5503.5655727729">
            <text:p>5503.5655727729</text:p>
          </table:table-cell>
          <table:table-cell office:value-type="float" office:value="8085.08661135061">
            <text:p>8085.0866113506</text:p>
          </table:table-cell>
          <table:table-cell office:value-type="float" office:value="65178.8931246996">
            <text:p>65178.8931246996</text:p>
          </table:table-cell>
          <table:table-cell office:value-type="float" office:value="72.1456319735102">
            <text:p>72.1456319735</text:p>
          </table:table-cell>
          <table:table-cell office:value-type="float" office:value="34920.4526714917">
            <text:p>34920.4526714917</text:p>
          </table:table-cell>
          <table:table-cell office:value-type="float" office:value="34500.6187480644">
            <text:p>34500.6187480644</text:p>
          </table:table-cell>
          <table:table-cell office:value-type="float" office:value="38333.7039886726">
            <text:p>38333.7039886726</text:p>
          </table:table-cell>
          <table:table-cell office:value-type="float" office:value="9968.13569536308">
            <text:p>9968.1356953631</text:p>
          </table:table-cell>
          <table:table-cell office:value-type="float" office:value="223752.760081017">
            <text:p>223752.760081017</text:p>
          </table:table-cell>
          <table:table-cell office:value-type="float" office:value="55417.983069986">
            <text:p>55417.983069986</text:p>
          </table:table-cell>
          <table:table-cell office:value-type="float" office:value="281981.4540228">
            <text:p>281981.4540228</text:p>
          </table:table-cell>
          <table:table-cell office:value-type="float" office:value="16330.6145828805">
            <text:p>16330.6145828805</text:p>
          </table:table-cell>
          <table:table-cell office:value-type="float" office:value="12226.1409999345">
            <text:p>12226.1409999345</text:p>
          </table:table-cell>
          <table:table-cell office:value-type="float" office:value="4859.27702138128">
            <text:p>4859.2770213813</text:p>
          </table:table-cell>
          <table:table-cell office:value-type="float" office:value="9907.90996640472">
            <text:p>9907.9099664047</text:p>
          </table:table-cell>
          <table:table-cell office:value-type="float" office:value="237101.235844852">
            <text:p>237101.235844852</text:p>
          </table:table-cell>
          <table:table-cell office:value-type="float" office:value="10281.6130577139">
            <text:p>10281.6130577139</text:p>
          </table:table-cell>
          <table:table-cell office:value-type="float" office:value="38515.8761981261">
            <text:p>38515.8761981261</text:p>
          </table:table-cell>
          <table:table-cell office:value-type="float" office:value="42929.4306431483">
            <text:p>42929.4306431483</text:p>
          </table:table-cell>
          <table:table-cell office:value-type="float" office:value="17902.6234167934">
            <text:p>17902.6234167934</text:p>
          </table:table-cell>
          <table:table-cell office:value-type="float" office:value="120377.673783213">
            <text:p>120377.673783213</text:p>
          </table:table-cell>
          <table:table-cell office:value-type="float" office:value="579.553847235545">
            <text:p>579.5538472355</text:p>
          </table:table-cell>
          <table:table-cell office:value-type="float" office:value="33483.2123693134">
            <text:p>33483.2123693134</text:p>
          </table:table-cell>
          <table:table-cell office:value-type="float" office:value="27101.902936974">
            <text:p>27101.902936974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6</text:p>
          </table:table-cell>
          <table:table-cell office:value-type="float" office:value="1620">
            <text:p>16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36.74048224974">
            <text:p>7936.7404822498</text:p>
          </table:table-cell>
          <table:table-cell office:value-type="float" office:value="15134.1946801709">
            <text:p>15134.1946801709</text:p>
          </table:table-cell>
          <table:table-cell office:value-type="float" office:value="5113.4003751607">
            <text:p>5113.4003751607</text:p>
          </table:table-cell>
          <table:table-cell office:value-type="float" office:value="23161.0813392857">
            <text:p>23161.0813392857</text:p>
          </table:table-cell>
          <table:table-cell office:value-type="float" office:value="7364.85719471034">
            <text:p>7364.8571947103</text:p>
          </table:table-cell>
          <table:table-cell office:value-type="float" office:value="11128.7178129486">
            <text:p>11128.7178129486</text:p>
          </table:table-cell>
          <table:table-cell office:value-type="float" office:value="60655.8822659105">
            <text:p>60655.8822659105</text:p>
          </table:table-cell>
          <table:table-cell office:value-type="float" office:value="41777.1084096522">
            <text:p>41777.1084096522</text:p>
          </table:table-cell>
          <table:table-cell office:value-type="float" office:value="112852.277948783">
            <text:p>112852.277948783</text:p>
          </table:table-cell>
          <table:table-cell office:value-type="float" office:value="31880.2540330658">
            <text:p>31880.2540330658</text:p>
          </table:table-cell>
          <table:table-cell office:value-type="float" office:value="12343.164465767">
            <text:p>12343.164465767</text:p>
          </table:table-cell>
          <table:table-cell office:value-type="float" office:value="5309.18343165821">
            <text:p>5309.1834316582</text:p>
          </table:table-cell>
          <table:table-cell office:value-type="float" office:value="15417.7027771038">
            <text:p>15417.7027771038</text:p>
          </table:table-cell>
          <table:table-cell office:value-type="float" office:value="76664.6423880676">
            <text:p>76664.6423880676</text:p>
          </table:table-cell>
          <table:table-cell office:value-type="float" office:value="21729.7444561026">
            <text:p>21729.7444561026</text:p>
          </table:table-cell>
          <table:table-cell office:value-type="float" office:value="325921.32313004">
            <text:p>325921.32313004</text:p>
          </table:table-cell>
          <table:table-cell office:value-type="float" office:value="16950.2744777118">
            <text:p>16950.2744777118</text:p>
          </table:table-cell>
          <table:table-cell office:value-type="float" office:value="16833.3313937392">
            <text:p>16833.3313937392</text:p>
          </table:table-cell>
          <table:table-cell office:value-type="float" office:value="1721.35379321653">
            <text:p>1721.3537932165</text:p>
          </table:table-cell>
          <table:table-cell office:value-type="float" office:value="615.627503953563">
            <text:p>615.6275039536</text:p>
          </table:table-cell>
          <table:table-cell office:value-type="float" office:value="302742.327145471">
            <text:p>302742.327145471</text:p>
          </table:table-cell>
          <table:table-cell office:value-type="float" office:value="9970.90837274614">
            <text:p>9970.9083727461</text:p>
          </table:table-cell>
          <table:table-cell office:value-type="float" office:value="5124.5019530883">
            <text:p>5124.5019530883</text:p>
          </table:table-cell>
          <table:table-cell office:value-type="float" office:value="5177.14758973687">
            <text:p>5177.1475897369</text:p>
          </table:table-cell>
          <table:table-cell office:value-type="float" office:value="61109.1448033546">
            <text:p>61109.1448033546</text:p>
          </table:table-cell>
          <table:table-cell office:value-type="float" office:value="30863.6451598713">
            <text:p>30863.6451598713</text:p>
          </table:table-cell>
          <table:table-cell office:value-type="float" office:value="17321.0674530998">
            <text:p>17321.0674530998</text:p>
          </table:table-cell>
          <table:table-cell office:value-type="float" office:value="42627.6659352417">
            <text:p>42627.6659352417</text:p>
          </table:table-cell>
          <table:table-cell office:value-type="float" office:value="4611.80131201276">
            <text:p>4611.8013120128</text:p>
          </table:table-cell>
          <table:table-cell office:value-type="float" office:value="3494.88237062209">
            <text:p>3494.8823706221</text:p>
          </table:table-cell>
          <table:table-cell office:value-type="float" office:value="35314.8653629589">
            <text:p>35314.8653629589</text:p>
          </table:table-cell>
          <table:table-cell office:value-type="float" office:value="30662.9344652793">
            <text:p>30662.9344652793</text:p>
          </table:table-cell>
          <table:table-cell office:value-type="float" office:value="5571.17197237585">
            <text:p>5571.1719723759</text:p>
          </table:table-cell>
          <table:table-cell office:value-type="float" office:value="11195.2597442502">
            <text:p>11195.2597442502</text:p>
          </table:table-cell>
          <table:table-cell office:value-type="float" office:value="79776.8949429746">
            <text:p>79776.8949429746</text:p>
          </table:table-cell>
          <table:table-cell office:value-type="float" office:value="14499.179857228">
            <text:p>14499.179857228</text:p>
          </table:table-cell>
          <table:table-cell office:value-type="float" office:value="9649.43936565069">
            <text:p>9649.4393656507</text:p>
          </table:table-cell>
          <table:table-cell office:value-type="float" office:value="18926.3894749482">
            <text:p>18926.3894749482</text:p>
          </table:table-cell>
          <table:table-cell office:value-type="float" office:value="52872.1581813727">
            <text:p>52872.1581813727</text:p>
          </table:table-cell>
          <table:table-cell office:value-type="float" office:value="7685.22854130155">
            <text:p>7685.2285413016</text:p>
          </table:table-cell>
          <table:table-cell office:value-type="float" office:value="3274.3068690783">
            <text:p>3274.3068690783</text:p>
          </table:table-cell>
          <table:table-cell office:value-type="float" office:value="36986.3471638599">
            <text:p>36986.3471638599</text:p>
          </table:table-cell>
          <table:table-cell office:value-type="float" office:value="54217.4514901503">
            <text:p>54217.4514901503</text:p>
          </table:table-cell>
          <table:table-cell office:value-type="float" office:value="13395.6459342155">
            <text:p>13395.6459342155</text:p>
          </table:table-cell>
          <table:table-cell office:value-type="float" office:value="10685.621161362">
            <text:p>10685.621161362</text:p>
          </table:table-cell>
          <table:table-cell office:value-type="float" office:value="15138.73803499">
            <text:p>15138.73803499</text:p>
          </table:table-cell>
          <table:table-cell office:value-type="float" office:value="86577.3010797419">
            <text:p>86577.3010797419</text:p>
          </table:table-cell>
          <table:table-cell office:value-type="float" office:value="11355.0215650686">
            <text:p>11355.0215650686</text:p>
          </table:table-cell>
          <table:table-cell office:value-type="float" office:value="12430.7740302027">
            <text:p>12430.7740302027</text:p>
          </table:table-cell>
          <table:table-cell office:value-type="float" office:value="161447.078776597">
            <text:p>161447.078776597</text:p>
          </table:table-cell>
          <table:table-cell office:value-type="float" office:value="6019.59826825285">
            <text:p>6019.5982682529</text:p>
          </table:table-cell>
          <table:table-cell office:value-type="float" office:value="11362.6521850327">
            <text:p>11362.6521850327</text:p>
          </table:table-cell>
          <table:table-cell office:value-type="float" office:value="1933.71359598829">
            <text:p>1933.7135959883</text:p>
          </table:table-cell>
          <table:table-cell office:value-type="float" office:value="4708.32494368126">
            <text:p>4708.3249436813</text:p>
          </table:table-cell>
          <table:table-cell office:value-type="float" office:value="116963.150586962">
            <text:p>116963.150586962</text:p>
          </table:table-cell>
          <table:table-cell office:value-type="float" office:value="43.2876111154185">
            <text:p>43.2876111154</text:p>
          </table:table-cell>
          <table:table-cell office:value-type="float" office:value="24266.8939889255">
            <text:p>24266.8939889255</text:p>
          </table:table-cell>
          <table:table-cell office:value-type="float" office:value="28237.2808329227">
            <text:p>28237.2808329227</text:p>
          </table:table-cell>
          <table:table-cell office:value-type="float" office:value="41321.2293767602">
            <text:p>41321.2293767602</text:p>
          </table:table-cell>
          <table:table-cell office:value-type="float" office:value="7208.93695690792">
            <text:p>7208.9369569079</text:p>
          </table:table-cell>
          <table:table-cell office:value-type="float" office:value="136982.877006883">
            <text:p>136982.877006883</text:p>
          </table:table-cell>
          <table:table-cell office:value-type="float" office:value="68590.8880861058">
            <text:p>68590.8880861058</text:p>
          </table:table-cell>
          <table:table-cell office:value-type="float" office:value="53956.1056035873">
            <text:p>53956.1056035873</text:p>
          </table:table-cell>
          <table:table-cell office:value-type="float" office:value="6529.84233530684">
            <text:p>6529.8423353069</text:p>
          </table:table-cell>
          <table:table-cell office:value-type="float" office:value="9553.9302324945">
            <text:p>9553.9302324945</text:p>
          </table:table-cell>
          <table:table-cell office:value-type="float" office:value="6243.4852416304">
            <text:p>6243.4852416304</text:p>
          </table:table-cell>
          <table:table-cell office:value-type="float" office:value="5164.29867643564">
            <text:p>5164.2986764357</text:p>
          </table:table-cell>
          <table:table-cell office:value-type="float" office:value="80133.6338190697">
            <text:p>80133.6338190697</text:p>
          </table:table-cell>
          <table:table-cell office:value-type="float" office:value="12191.686736075">
            <text:p>12191.686736075</text:p>
          </table:table-cell>
          <table:table-cell office:value-type="float" office:value="17764.5304983375">
            <text:p>17764.5304983375</text:p>
          </table:table-cell>
          <table:table-cell office:value-type="float" office:value="22556.8663269929">
            <text:p>22556.8663269929</text:p>
          </table:table-cell>
          <table:table-cell office:value-type="float" office:value="9892.22401922208">
            <text:p>9892.2240192221</text:p>
          </table:table-cell>
          <table:table-cell office:value-type="float" office:value="29851.8807745477">
            <text:p>29851.8807745477</text:p>
          </table:table-cell>
          <table:table-cell office:value-type="float" office:value="612.955834859884">
            <text:p>612.9558348599</text:p>
          </table:table-cell>
          <table:table-cell office:value-type="float" office:value="16880.0654237254">
            <text:p>16880.0654237254</text:p>
          </table:table-cell>
          <table:table-cell office:value-type="float" office:value="109918.218702687">
            <text:p>109918.218702687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9</text:p>
          </table:table-cell>
          <table:table-cell office:value-type="float" office:value="1768">
            <text:p>1768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043.214872128">
            <text:p>4043.214872128</text:p>
          </table:table-cell>
          <table:table-cell office:value-type="float" office:value="7967.4198284272">
            <text:p>7967.4198284272</text:p>
          </table:table-cell>
          <table:table-cell office:value-type="float" office:value="1948.07907451677">
            <text:p>1948.0790745168</text:p>
          </table:table-cell>
          <table:table-cell office:value-type="float" office:value="9881.05245508676">
            <text:p>9881.0524550868</text:p>
          </table:table-cell>
          <table:table-cell office:value-type="float" office:value="4389.64785621594">
            <text:p>4389.6478562159</text:p>
          </table:table-cell>
          <table:table-cell office:value-type="float" office:value="5782.63169945813">
            <text:p>5782.6316994581</text:p>
          </table:table-cell>
          <table:table-cell office:value-type="float" office:value="22642.2150178088">
            <text:p>22642.2150178088</text:p>
          </table:table-cell>
          <table:table-cell office:value-type="float" office:value="11519.9046472878">
            <text:p>11519.9046472878</text:p>
          </table:table-cell>
          <table:table-cell office:value-type="float" office:value="33951.383665457">
            <text:p>33951.383665457</text:p>
          </table:table-cell>
          <table:table-cell office:value-type="float" office:value="16039.5909880077">
            <text:p>16039.5909880077</text:p>
          </table:table-cell>
          <table:table-cell office:value-type="float" office:value="7568.61205226219">
            <text:p>7568.6120522622</text:p>
          </table:table-cell>
          <table:table-cell office:value-type="float" office:value="1866.9587197089">
            <text:p>1866.9587197089</text:p>
          </table:table-cell>
          <table:table-cell office:value-type="float" office:value="6935.53243964447">
            <text:p>6935.5324396445</text:p>
          </table:table-cell>
          <table:table-cell office:value-type="float" office:value="20707.7639738536">
            <text:p>20707.7639738536</text:p>
          </table:table-cell>
          <table:table-cell office:value-type="float" office:value="7820.28112746649">
            <text:p>7820.2811274665</text:p>
          </table:table-cell>
          <table:table-cell office:value-type="float" office:value="92778.4713628618">
            <text:p>92778.4713628618</text:p>
          </table:table-cell>
          <table:table-cell office:value-type="float" office:value="5329.93229726115">
            <text:p>5329.9322972612</text:p>
          </table:table-cell>
          <table:table-cell office:value-type="float" office:value="5237.61533651737">
            <text:p>5237.6153365174</text:p>
          </table:table-cell>
          <table:table-cell office:value-type="float" office:value="1240.20267789447">
            <text:p>1240.2026778945</text:p>
          </table:table-cell>
          <table:table-cell office:value-type="float" office:value="257.011415769663">
            <text:p>257.0114157697</text:p>
          </table:table-cell>
          <table:table-cell office:value-type="float" office:value="42304.8632544577">
            <text:p>42304.8632544577</text:p>
          </table:table-cell>
          <table:table-cell office:value-type="float" office:value="3945.81101492129">
            <text:p>3945.8110149213</text:p>
          </table:table-cell>
          <table:table-cell office:value-type="float" office:value="1021.29737231085">
            <text:p>1021.2973723109</text:p>
          </table:table-cell>
          <table:table-cell office:value-type="float" office:value="1272.53592113996">
            <text:p>1272.53592114</text:p>
          </table:table-cell>
          <table:table-cell office:value-type="float" office:value="31413.7491553173">
            <text:p>31413.7491553173</text:p>
          </table:table-cell>
          <table:table-cell office:value-type="float" office:value="14827.5572344031">
            <text:p>14827.5572344031</text:p>
          </table:table-cell>
          <table:table-cell office:value-type="float" office:value="6423.52970824526">
            <text:p>6423.5297082453</text:p>
          </table:table-cell>
          <table:table-cell office:value-type="float" office:value="10148.6677486996">
            <text:p>10148.6677486996</text:p>
          </table:table-cell>
          <table:table-cell office:value-type="float" office:value="3141.26426562589">
            <text:p>3141.2642656259</text:p>
          </table:table-cell>
          <table:table-cell office:value-type="float" office:value="323.866517097139">
            <text:p>323.8665170971</text:p>
          </table:table-cell>
          <table:table-cell office:value-type="float" office:value="7790.01096929446">
            <text:p>7790.0109692945</text:p>
          </table:table-cell>
          <table:table-cell office:value-type="float" office:value="4914.84507338544">
            <text:p>4914.8450733854</text:p>
          </table:table-cell>
          <table:table-cell office:value-type="float" office:value="4454.33703315788">
            <text:p>4454.3370331579</text:p>
          </table:table-cell>
          <table:table-cell office:value-type="float" office:value="7156.6463575399">
            <text:p>7156.6463575399</text:p>
          </table:table-cell>
          <table:table-cell office:value-type="float" office:value="52898.8021006458">
            <text:p>52898.8021006458</text:p>
          </table:table-cell>
          <table:table-cell office:value-type="float" office:value="6445.49249064504">
            <text:p>6445.4924906451</text:p>
          </table:table-cell>
          <table:table-cell office:value-type="float" office:value="4221.86195920625">
            <text:p>4221.8619592063</text:p>
          </table:table-cell>
          <table:table-cell office:value-type="float" office:value="13733.8791543709">
            <text:p>13733.8791543709</text:p>
          </table:table-cell>
          <table:table-cell office:value-type="float" office:value="38382.5724492855">
            <text:p>38382.5724492855</text:p>
          </table:table-cell>
          <table:table-cell office:value-type="float" office:value="5613.27288686161">
            <text:p>5613.2728868616</text:p>
          </table:table-cell>
          <table:table-cell office:value-type="float" office:value="4855.45281577494">
            <text:p>4855.452815775</text:p>
          </table:table-cell>
          <table:table-cell office:value-type="float" office:value="17514.5960225127">
            <text:p>17514.5960225127</text:p>
          </table:table-cell>
          <table:table-cell office:value-type="float" office:value="3740.81859225899">
            <text:p>3740.818592259</text:p>
          </table:table-cell>
          <table:table-cell office:value-type="float" office:value="7932.85593101575">
            <text:p>7932.8559310158</text:p>
          </table:table-cell>
          <table:table-cell office:value-type="float" office:value="3175.15132213887">
            <text:p>3175.1513221389</text:p>
          </table:table-cell>
          <table:table-cell office:value-type="float" office:value="7402.91098511233">
            <text:p>7402.9109851123</text:p>
          </table:table-cell>
          <table:table-cell office:value-type="float" office:value="50435.6400730339">
            <text:p>50435.6400730339</text:p>
          </table:table-cell>
          <table:table-cell office:value-type="float" office:value="5162.98854312672">
            <text:p>5162.9885431267</text:p>
          </table:table-cell>
          <table:table-cell office:value-type="float" office:value="5405.94763985969">
            <text:p>5405.9476398597</text:p>
          </table:table-cell>
          <table:table-cell office:value-type="float" office:value="210288.085071187">
            <text:p>210288.085071187</text:p>
          </table:table-cell>
          <table:table-cell office:value-type="float" office:value="2852.82825751214">
            <text:p>2852.8282575122</text:p>
          </table:table-cell>
          <table:table-cell office:value-type="float" office:value="6643.8423226211">
            <text:p>6643.8423226211</text:p>
          </table:table-cell>
          <table:table-cell office:value-type="float" office:value="3598.18032212291">
            <text:p>3598.1803221229</text:p>
          </table:table-cell>
          <table:table-cell office:value-type="float" office:value="3178.48599204535">
            <text:p>3178.4859920454</text:p>
          </table:table-cell>
          <table:table-cell office:value-type="float" office:value="50125.0645818282">
            <text:p>50125.0645818282</text:p>
          </table:table-cell>
          <table:table-cell office:value-type="float" office:value="14.61009679861">
            <text:p>14.6100967986</text:p>
          </table:table-cell>
          <table:table-cell office:value-type="float" office:value="18411.419076131">
            <text:p>18411.419076131</text:p>
          </table:table-cell>
          <table:table-cell office:value-type="float" office:value="18091.9999160614">
            <text:p>18091.9999160614</text:p>
          </table:table-cell>
          <table:table-cell office:value-type="float" office:value="22163.8779994291">
            <text:p>22163.8779994291</text:p>
          </table:table-cell>
          <table:table-cell office:value-type="float" office:value="5440.87866669014">
            <text:p>5440.8786666902</text:p>
          </table:table-cell>
          <table:table-cell office:value-type="float" office:value="52228.7703811799">
            <text:p>52228.7703811799</text:p>
          </table:table-cell>
          <table:table-cell office:value-type="float" office:value="28630.7367202463">
            <text:p>28630.7367202463</text:p>
          </table:table-cell>
          <table:table-cell office:value-type="float" office:value="91079.8152589784">
            <text:p>91079.8152589784</text:p>
          </table:table-cell>
          <table:table-cell office:value-type="float" office:value="9951.52536071306">
            <text:p>9951.5253607131</text:p>
          </table:table-cell>
          <table:table-cell office:value-type="float" office:value="7040.20975036935">
            <text:p>7040.2097503694</text:p>
          </table:table-cell>
          <table:table-cell office:value-type="float" office:value="3227.70595770711">
            <text:p>3227.7059577071</text:p>
          </table:table-cell>
          <table:table-cell office:value-type="float" office:value="4165.5269592643">
            <text:p>4165.5269592643</text:p>
          </table:table-cell>
          <table:table-cell office:value-type="float" office:value="62143.2167999649">
            <text:p>62143.2167999649</text:p>
          </table:table-cell>
          <table:table-cell office:value-type="float" office:value="4085.58466084222">
            <text:p>4085.5846608422</text:p>
          </table:table-cell>
          <table:table-cell office:value-type="float" office:value="10631.5484785736">
            <text:p>10631.5484785736</text:p>
          </table:table-cell>
          <table:table-cell office:value-type="float" office:value="14699.06403422">
            <text:p>14699.06403422</text:p>
          </table:table-cell>
          <table:table-cell office:value-type="float" office:value="4602.36530650483">
            <text:p>4602.3653065048</text:p>
          </table:table-cell>
          <table:table-cell office:value-type="float" office:value="69475.7159387682">
            <text:p>69475.7159387682</text:p>
          </table:table-cell>
          <table:table-cell office:value-type="float" office:value="395.916302275867">
            <text:p>395.9163022759</text:p>
          </table:table-cell>
          <table:table-cell office:value-type="float" office:value="6269.43027364818">
            <text:p>6269.4302736482</text:p>
          </table:table-cell>
          <table:table-cell office:value-type="float" office:value="66592.2041703823">
            <text:p>66592.2041703823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12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6114.17627499865">
            <text:p>6114.1762749987</text:p>
          </table:table-cell>
          <table:table-cell office:value-type="float" office:value="14784.9076703297">
            <text:p>14784.9076703297</text:p>
          </table:table-cell>
          <table:table-cell office:value-type="float" office:value="2431.79802508985">
            <text:p>2431.7980250899</text:p>
          </table:table-cell>
          <table:table-cell office:value-type="float" office:value="17889.5773830949">
            <text:p>17889.5773830949</text:p>
          </table:table-cell>
          <table:table-cell office:value-type="float" office:value="7566.8974484137">
            <text:p>7566.8974484137</text:p>
          </table:table-cell>
          <table:table-cell office:value-type="float" office:value="8480.14037266546">
            <text:p>8480.1403726655</text:p>
          </table:table-cell>
          <table:table-cell office:value-type="float" office:value="21184.0139007178">
            <text:p>21184.0139007178</text:p>
          </table:table-cell>
          <table:table-cell office:value-type="float" office:value="21049.3667830673">
            <text:p>21049.3667830673</text:p>
          </table:table-cell>
          <table:table-cell office:value-type="float" office:value="63521.1537904068">
            <text:p>63521.1537904068</text:p>
          </table:table-cell>
          <table:table-cell office:value-type="float" office:value="22342.2101150778">
            <text:p>22342.2101150778</text:p>
          </table:table-cell>
          <table:table-cell office:value-type="float" office:value="9697.14208235936">
            <text:p>9697.1420823594</text:p>
          </table:table-cell>
          <table:table-cell office:value-type="float" office:value="3366.03003650565">
            <text:p>3366.0300365057</text:p>
          </table:table-cell>
          <table:table-cell office:value-type="float" office:value="9611.84654493221">
            <text:p>9611.8465449322</text:p>
          </table:table-cell>
          <table:table-cell office:value-type="float" office:value="39876.5689677234">
            <text:p>39876.5689677234</text:p>
          </table:table-cell>
          <table:table-cell office:value-type="float" office:value="12078.4840005279">
            <text:p>12078.4840005279</text:p>
          </table:table-cell>
          <table:table-cell office:value-type="float" office:value="161432.302010163">
            <text:p>161432.302010163</text:p>
          </table:table-cell>
          <table:table-cell office:value-type="float" office:value="12374.4241001908">
            <text:p>12374.4241001908</text:p>
          </table:table-cell>
          <table:table-cell office:value-type="float" office:value="12434.6042407161">
            <text:p>12434.6042407161</text:p>
          </table:table-cell>
          <table:table-cell office:value-type="float" office:value="2030.26079191196">
            <text:p>2030.260791912</text:p>
          </table:table-cell>
          <table:table-cell office:value-type="float" office:value="644.697609785624">
            <text:p>644.6976097856</text:p>
          </table:table-cell>
          <table:table-cell office:value-type="float" office:value="109523.221145987">
            <text:p>109523.221145987</text:p>
          </table:table-cell>
          <table:table-cell office:value-type="float" office:value="11215.2794108784">
            <text:p>11215.2794108784</text:p>
          </table:table-cell>
          <table:table-cell office:value-type="float" office:value="5292.68368655862">
            <text:p>5292.6836865586</text:p>
          </table:table-cell>
          <table:table-cell office:value-type="float" office:value="5596.41460625648">
            <text:p>5596.4146062565</text:p>
          </table:table-cell>
          <table:table-cell office:value-type="float" office:value="53959.0548085805">
            <text:p>53959.0548085805</text:p>
          </table:table-cell>
          <table:table-cell office:value-type="float" office:value="39730.776910919">
            <text:p>39730.776910919</text:p>
          </table:table-cell>
          <table:table-cell office:value-type="float" office:value="19381.808894224">
            <text:p>19381.808894224</text:p>
          </table:table-cell>
          <table:table-cell office:value-type="float" office:value="22277.3526578004">
            <text:p>22277.3526578004</text:p>
          </table:table-cell>
          <table:table-cell office:value-type="float" office:value="10172.3815207116">
            <text:p>10172.3815207116</text:p>
          </table:table-cell>
          <table:table-cell office:value-type="float" office:value="4415.04022600109">
            <text:p>4415.0402260011</text:p>
          </table:table-cell>
          <table:table-cell office:value-type="float" office:value="45067.3385784515">
            <text:p>45067.3385784515</text:p>
          </table:table-cell>
          <table:table-cell office:value-type="float" office:value="33762.5943329368">
            <text:p>33762.5943329368</text:p>
          </table:table-cell>
          <table:table-cell office:value-type="float" office:value="4452.96999209111">
            <text:p>4452.9699920911</text:p>
          </table:table-cell>
          <table:table-cell office:value-type="float" office:value="4882.80362850377">
            <text:p>4882.8036285038</text:p>
          </table:table-cell>
          <table:table-cell office:value-type="float" office:value="112006.412634093">
            <text:p>112006.412634093</text:p>
          </table:table-cell>
          <table:table-cell office:value-type="float" office:value="16876.3010409538">
            <text:p>16876.3010409538</text:p>
          </table:table-cell>
          <table:table-cell office:value-type="float" office:value="12381.6049422975">
            <text:p>12381.6049422975</text:p>
          </table:table-cell>
          <table:table-cell office:value-type="float" office:value="27609.0114198775">
            <text:p>27609.0114198775</text:p>
          </table:table-cell>
          <table:table-cell office:value-type="float" office:value="99887.7751375127">
            <text:p>99887.7751375127</text:p>
          </table:table-cell>
          <table:table-cell office:value-type="float" office:value="10410.6964086786">
            <text:p>10410.6964086786</text:p>
          </table:table-cell>
          <table:table-cell office:value-type="float" office:value="17594.0769089071">
            <text:p>17594.0769089071</text:p>
          </table:table-cell>
          <table:table-cell office:value-type="float" office:value="34915.7909695508">
            <text:p>34915.7909695508</text:p>
          </table:table-cell>
          <table:table-cell office:value-type="float" office:value="7935.50484770066">
            <text:p>7935.5048477007</text:p>
          </table:table-cell>
          <table:table-cell office:value-type="float" office:value="18265.3087580548">
            <text:p>18265.3087580548</text:p>
          </table:table-cell>
          <table:table-cell office:value-type="float" office:value="9434.11854209769">
            <text:p>9434.1185420977</text:p>
          </table:table-cell>
          <table:table-cell office:value-type="float" office:value="20610.5865977797">
            <text:p>20610.5865977797</text:p>
          </table:table-cell>
          <table:table-cell office:value-type="float" office:value="73700.5864686033">
            <text:p>73700.5864686033</text:p>
          </table:table-cell>
          <table:table-cell office:value-type="float" office:value="12554.0412660514">
            <text:p>12554.0412660514</text:p>
          </table:table-cell>
          <table:table-cell office:value-type="float" office:value="11799.2968885265">
            <text:p>11799.2968885265</text:p>
          </table:table-cell>
          <table:table-cell office:value-type="float" office:value="245707.00032762">
            <text:p>245707.00032762</text:p>
          </table:table-cell>
          <table:table-cell office:value-type="float" office:value="4340.46128127023">
            <text:p>4340.4612812702</text:p>
          </table:table-cell>
          <table:table-cell office:value-type="float" office:value="14013.1024588962">
            <text:p>14013.1024588962</text:p>
          </table:table-cell>
          <table:table-cell office:value-type="float" office:value="6943.62273592932">
            <text:p>6943.6227359293</text:p>
          </table:table-cell>
          <table:table-cell office:value-type="float" office:value="6730.83726948436">
            <text:p>6730.8372694844</text:p>
          </table:table-cell>
          <table:table-cell office:value-type="float" office:value="146943.79473098">
            <text:p>146943.79473098</text:p>
          </table:table-cell>
          <table:table-cell office:value-type="float" office:value="105.402479183141">
            <text:p>105.4024791831</text:p>
          </table:table-cell>
          <table:table-cell office:value-type="float" office:value="33719.8341709851">
            <text:p>33719.8341709851</text:p>
          </table:table-cell>
          <table:table-cell office:value-type="float" office:value="50156.8030090359">
            <text:p>50156.8030090359</text:p>
          </table:table-cell>
          <table:table-cell office:value-type="float" office:value="36153.9346651428">
            <text:p>36153.9346651428</text:p>
          </table:table-cell>
          <table:table-cell office:value-type="float" office:value="8945.24940616154">
            <text:p>8945.2494061616</text:p>
          </table:table-cell>
          <table:table-cell office:value-type="float" office:value="204171.97853152">
            <text:p>204171.97853152</text:p>
          </table:table-cell>
          <table:table-cell office:value-type="float" office:value="87454.970223784">
            <text:p>87454.970223784</text:p>
          </table:table-cell>
          <table:table-cell office:value-type="float" office:value="90954.3560522036">
            <text:p>90954.3560522036</text:p>
          </table:table-cell>
          <table:table-cell office:value-type="float" office:value="10440.2980200284">
            <text:p>10440.2980200284</text:p>
          </table:table-cell>
          <table:table-cell office:value-type="float" office:value="12304.6333466149">
            <text:p>12304.6333466149</text:p>
          </table:table-cell>
          <table:table-cell office:value-type="float" office:value="6737.79068470152">
            <text:p>6737.7906847015</text:p>
          </table:table-cell>
          <table:table-cell office:value-type="float" office:value="5864.38211173011">
            <text:p>5864.3821117301</text:p>
          </table:table-cell>
          <table:table-cell office:value-type="float" office:value="108577.01297113">
            <text:p>108577.01297113</text:p>
          </table:table-cell>
          <table:table-cell office:value-type="float" office:value="15462.1244328026">
            <text:p>15462.1244328026</text:p>
          </table:table-cell>
          <table:table-cell office:value-type="float" office:value="13395.6194221646">
            <text:p>13395.6194221646</text:p>
          </table:table-cell>
          <table:table-cell office:value-type="float" office:value="14265.6399841316">
            <text:p>14265.6399841316</text:p>
          </table:table-cell>
          <table:table-cell office:value-type="float" office:value="11323.569214371">
            <text:p>11323.569214371</text:p>
          </table:table-cell>
          <table:table-cell office:value-type="float" office:value="29174.81762914">
            <text:p>29174.81762914</text:p>
          </table:table-cell>
          <table:table-cell office:value-type="float" office:value="1069.61895997815">
            <text:p>1069.6189599782</text:p>
          </table:table-cell>
          <table:table-cell office:value-type="float" office:value="35162.1161434805">
            <text:p>35162.1161434805</text:p>
          </table:table-cell>
          <table:table-cell office:value-type="float" office:value="171297.276499067">
            <text:p>171297.276499067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18</text:p>
          </table:table-cell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695.51060729035">
            <text:p>4695.5106072904</text:p>
          </table:table-cell>
          <table:table-cell office:value-type="float" office:value="10700.1508889856">
            <text:p>10700.1508889856</text:p>
          </table:table-cell>
          <table:table-cell office:value-type="float" office:value="798.774209818908">
            <text:p>798.7742098189</text:p>
          </table:table-cell>
          <table:table-cell office:value-type="float" office:value="22215.1938551376">
            <text:p>22215.1938551376</text:p>
          </table:table-cell>
          <table:table-cell office:value-type="float" office:value="7740.78883378461">
            <text:p>7740.7888337846</text:p>
          </table:table-cell>
          <table:table-cell office:value-type="float" office:value="5581.66778581052">
            <text:p>5581.6677858105</text:p>
          </table:table-cell>
          <table:table-cell office:value-type="float" office:value="28669.0895269062">
            <text:p>28669.0895269062</text:p>
          </table:table-cell>
          <table:table-cell office:value-type="float" office:value="13179.3114254853">
            <text:p>13179.3114254853</text:p>
          </table:table-cell>
          <table:table-cell office:value-type="float" office:value="25345.6548364177">
            <text:p>25345.6548364177</text:p>
          </table:table-cell>
          <table:table-cell office:value-type="float" office:value="12473.4815053589">
            <text:p>12473.4815053589</text:p>
          </table:table-cell>
          <table:table-cell office:value-type="float" office:value="9343.0399608564">
            <text:p>9343.0399608564</text:p>
          </table:table-cell>
          <table:table-cell office:value-type="float" office:value="2805.37886531933">
            <text:p>2805.3788653193</text:p>
          </table:table-cell>
          <table:table-cell office:value-type="float" office:value="9156.50428893387">
            <text:p>9156.5042889339</text:p>
          </table:table-cell>
          <table:table-cell office:value-type="float" office:value="10600.5393804218">
            <text:p>10600.5393804218</text:p>
          </table:table-cell>
          <table:table-cell office:value-type="float" office:value="15867.2745821179">
            <text:p>15867.2745821179</text:p>
          </table:table-cell>
          <table:table-cell office:value-type="float" office:value="206279.585336738">
            <text:p>206279.585336738</text:p>
          </table:table-cell>
          <table:table-cell office:value-type="float" office:value="7638.46904707625">
            <text:p>7638.4690470763</text:p>
          </table:table-cell>
          <table:table-cell office:value-type="float" office:value="7756.59563369815">
            <text:p>7756.5956336982</text:p>
          </table:table-cell>
          <table:table-cell office:value-type="float" office:value="1965.75175272792">
            <text:p>1965.7517527279</text:p>
          </table:table-cell>
          <table:table-cell office:value-type="float" office:value="727.785122084596">
            <text:p>727.7851220846</text:p>
          </table:table-cell>
          <table:table-cell office:value-type="float" office:value="25146.9055918256">
            <text:p>25146.9055918256</text:p>
          </table:table-cell>
          <table:table-cell office:value-type="float" office:value="5001.81238988623">
            <text:p>5001.8123898862</text:p>
          </table:table-cell>
          <table:table-cell office:value-type="float" office:value="4191.31204116739">
            <text:p>4191.3120411674</text:p>
          </table:table-cell>
          <table:table-cell office:value-type="float" office:value="7066.54536215712">
            <text:p>7066.5453621571</text:p>
          </table:table-cell>
          <table:table-cell office:value-type="float" office:value="9105.19721405563">
            <text:p>9105.1972140556</text:p>
          </table:table-cell>
          <table:table-cell office:value-type="float" office:value="8478.53534394373">
            <text:p>8478.5353439437</text:p>
          </table:table-cell>
          <table:table-cell office:value-type="float" office:value="13575.4611128381">
            <text:p>13575.4611128381</text:p>
          </table:table-cell>
          <table:table-cell office:value-type="float" office:value="24264.9166738624">
            <text:p>24264.9166738624</text:p>
          </table:table-cell>
          <table:table-cell office:value-type="float" office:value="6618.9611858776">
            <text:p>6618.9611858776</text:p>
          </table:table-cell>
          <table:table-cell office:value-type="float" office:value="3821.95462493938">
            <text:p>3821.9546249394</text:p>
          </table:table-cell>
          <table:table-cell office:value-type="float" office:value="5344.77199329221">
            <text:p>5344.7719932922</text:p>
          </table:table-cell>
          <table:table-cell office:value-type="float" office:value="14381.9147567651">
            <text:p>14381.9147567651</text:p>
          </table:table-cell>
          <table:table-cell office:value-type="float" office:value="3015.38356988691">
            <text:p>3015.3835698869</text:p>
          </table:table-cell>
          <table:table-cell office:value-type="float" office:value="4035.01993627976">
            <text:p>4035.0199362798</text:p>
          </table:table-cell>
          <table:table-cell office:value-type="float" office:value="67201.8390696704">
            <text:p>67201.8390696704</text:p>
          </table:table-cell>
          <table:table-cell office:value-type="float" office:value="15473.8417449111">
            <text:p>15473.8417449111</text:p>
          </table:table-cell>
          <table:table-cell office:value-type="float" office:value="5777.16900670967">
            <text:p>5777.1690067097</text:p>
          </table:table-cell>
          <table:table-cell office:value-type="float" office:value="17533.362749877">
            <text:p>17533.362749877</text:p>
          </table:table-cell>
          <table:table-cell office:value-type="float" office:value="28545.6121817928">
            <text:p>28545.6121817928</text:p>
          </table:table-cell>
          <table:table-cell office:value-type="float" office:value="12312.1734573601">
            <text:p>12312.1734573601</text:p>
          </table:table-cell>
          <table:table-cell office:value-type="float" office:value="7551.25985439903">
            <text:p>7551.259854399</text:p>
          </table:table-cell>
          <table:table-cell office:value-type="float" office:value="41674.2725205978">
            <text:p>41674.2725205978</text:p>
          </table:table-cell>
          <table:table-cell office:value-type="float" office:value="9446.30782766059">
            <text:p>9446.3078276606</text:p>
          </table:table-cell>
          <table:table-cell office:value-type="float" office:value="10686.6156349123">
            <text:p>10686.6156349123</text:p>
          </table:table-cell>
          <table:table-cell office:value-type="float" office:value="19631.0035781018">
            <text:p>19631.0035781018</text:p>
          </table:table-cell>
          <table:table-cell office:value-type="float" office:value="22559.0707875748">
            <text:p>22559.0707875748</text:p>
          </table:table-cell>
          <table:table-cell office:value-type="float" office:value="55864.3567945067">
            <text:p>55864.3567945067</text:p>
          </table:table-cell>
          <table:table-cell office:value-type="float" office:value="5717.00541681138">
            <text:p>5717.0054168114</text:p>
          </table:table-cell>
          <table:table-cell office:value-type="float" office:value="12117.7082377024">
            <text:p>12117.7082377024</text:p>
          </table:table-cell>
          <table:table-cell office:value-type="float" office:value="267937.500974228">
            <text:p>267937.500974228</text:p>
          </table:table-cell>
          <table:table-cell office:value-type="float" office:value="2734.03515438781">
            <text:p>2734.0351543878</text:p>
          </table:table-cell>
          <table:table-cell office:value-type="float" office:value="12056.1769859874">
            <text:p>12056.1769859874</text:p>
          </table:table-cell>
          <table:table-cell office:value-type="float" office:value="9397.78378725064">
            <text:p>9397.7837872507</text:p>
          </table:table-cell>
          <table:table-cell office:value-type="float" office:value="6698.81759847085">
            <text:p>6698.8175984709</text:p>
          </table:table-cell>
          <table:table-cell office:value-type="float" office:value="67596.8051703034">
            <text:p>67596.8051703034</text:p>
          </table:table-cell>
          <table:table-cell office:value-type="float" office:value="115.515260354011">
            <text:p>115.515260354</text:p>
          </table:table-cell>
          <table:table-cell office:value-type="float" office:value="30926.91071437">
            <text:p>30926.91071437</text:p>
          </table:table-cell>
          <table:table-cell office:value-type="float" office:value="35292.4338634248">
            <text:p>35292.4338634248</text:p>
          </table:table-cell>
          <table:table-cell office:value-type="float" office:value="59039.1062581022">
            <text:p>59039.1062581022</text:p>
          </table:table-cell>
          <table:table-cell office:value-type="float" office:value="10939.4876405378">
            <text:p>10939.4876405378</text:p>
          </table:table-cell>
          <table:table-cell office:value-type="float" office:value="89596.7220997447">
            <text:p>89596.7220997447</text:p>
          </table:table-cell>
          <table:table-cell office:value-type="float" office:value="136239.001543308">
            <text:p>136239.001543308</text:p>
          </table:table-cell>
          <table:table-cell office:value-type="float" office:value="224444.844446701">
            <text:p>224444.844446701</text:p>
          </table:table-cell>
          <table:table-cell office:value-type="float" office:value="23531.8298239297">
            <text:p>23531.8298239297</text:p>
          </table:table-cell>
          <table:table-cell office:value-type="float" office:value="12011.8030108166">
            <text:p>12011.8030108166</text:p>
          </table:table-cell>
          <table:table-cell office:value-type="float" office:value="6920.11821600009">
            <text:p>6920.1182160001</text:p>
          </table:table-cell>
          <table:table-cell office:value-type="float" office:value="8686.38725844364">
            <text:p>8686.3872584436</text:p>
          </table:table-cell>
          <table:table-cell office:value-type="float" office:value="374289.143879883">
            <text:p>374289.143879883</text:p>
          </table:table-cell>
          <table:table-cell office:value-type="float" office:value="5061.59243650658">
            <text:p>5061.5924365066</text:p>
          </table:table-cell>
          <table:table-cell office:value-type="float" office:value="15568.0053144129">
            <text:p>15568.0053144129</text:p>
          </table:table-cell>
          <table:table-cell office:value-type="float" office:value="41009.8155974319">
            <text:p>41009.8155974319</text:p>
          </table:table-cell>
          <table:table-cell office:value-type="float" office:value="21836.3514486909">
            <text:p>21836.3514486909</text:p>
          </table:table-cell>
          <table:table-cell office:value-type="float" office:value="64925.8611839181">
            <text:p>64925.8611839181</text:p>
          </table:table-cell>
          <table:table-cell office:value-type="float" office:value="448.503315564584">
            <text:p>448.5033155646</text:p>
          </table:table-cell>
          <table:table-cell office:value-type="float" office:value="38153.0609764387">
            <text:p>38153.0609764387</text:p>
          </table:table-cell>
          <table:table-cell office:value-type="float" office:value="39118.0270308179">
            <text:p>39118.0270308179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30008">
            <text:p>1030008</text:p>
          </table:table-cell>
          <table:table-cell office:value-type="string">
            <text:p>t24</text:p>
          </table:table-cell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135.56601368491">
            <text:p>3135.5660136849</text:p>
          </table:table-cell>
          <table:table-cell office:value-type="float" office:value="7324.80467013001">
            <text:p>7324.80467013</text:p>
          </table:table-cell>
          <table:table-cell office:value-type="float" office:value="2370.13521284822">
            <text:p>2370.1352128482</text:p>
          </table:table-cell>
          <table:table-cell office:value-type="float" office:value="15105.030108592">
            <text:p>15105.030108592</text:p>
          </table:table-cell>
          <table:table-cell office:value-type="float" office:value="6422.85839066452">
            <text:p>6422.8583906645</text:p>
          </table:table-cell>
          <table:table-cell office:value-type="float" office:value="4417.76379017579">
            <text:p>4417.7637901758</text:p>
          </table:table-cell>
          <table:table-cell office:value-type="float" office:value="97458.3272610753">
            <text:p>97458.3272610753</text:p>
          </table:table-cell>
          <table:table-cell office:value-type="float" office:value="8769.15434812696">
            <text:p>8769.154348127</text:p>
          </table:table-cell>
          <table:table-cell office:value-type="float" office:value="20591.8757589179">
            <text:p>20591.8757589179</text:p>
          </table:table-cell>
          <table:table-cell office:value-type="float" office:value="10371.7596474227">
            <text:p>10371.7596474227</text:p>
          </table:table-cell>
          <table:table-cell office:value-type="float" office:value="12110.2275337404">
            <text:p>12110.2275337404</text:p>
          </table:table-cell>
          <table:table-cell office:value-type="float" office:value="2912.16311325452">
            <text:p>2912.1631132545</text:p>
          </table:table-cell>
          <table:table-cell office:value-type="float" office:value="7915.6034407935">
            <text:p>7915.6034407935</text:p>
          </table:table-cell>
          <table:table-cell office:value-type="float" office:value="9312.74842480841">
            <text:p>9312.7484248084</text:p>
          </table:table-cell>
          <table:table-cell office:value-type="float" office:value="11110.9694958615">
            <text:p>11110.9694958615</text:p>
          </table:table-cell>
          <table:table-cell office:value-type="float" office:value="124838.879425416">
            <text:p>124838.879425416</text:p>
          </table:table-cell>
          <table:table-cell office:value-type="float" office:value="6646.71386576509">
            <text:p>6646.7138657651</text:p>
          </table:table-cell>
          <table:table-cell office:value-type="float" office:value="8052.85544837702">
            <text:p>8052.855448377</text:p>
          </table:table-cell>
          <table:table-cell office:value-type="float" office:value="583.489634578172">
            <text:p>583.4896345782</text:p>
          </table:table-cell>
          <table:table-cell office:value-type="float" office:value="338.672632795009">
            <text:p>338.672632795</text:p>
          </table:table-cell>
          <table:table-cell office:value-type="float" office:value="7584.1818087725">
            <text:p>7584.1818087725</text:p>
          </table:table-cell>
          <table:table-cell office:value-type="float" office:value="1193.30456059915">
            <text:p>1193.3045605992</text:p>
          </table:table-cell>
          <table:table-cell office:value-type="float" office:value="998.414356156794">
            <text:p>998.4143561568</text:p>
          </table:table-cell>
          <table:table-cell office:value-type="float" office:value="2617.15376310561">
            <text:p>2617.1537631056</text:p>
          </table:table-cell>
          <table:table-cell office:value-type="float" office:value="5435.22356762245">
            <text:p>5435.2235676225</text:p>
          </table:table-cell>
          <table:table-cell office:value-type="float" office:value="5901.70068842327">
            <text:p>5901.7006884233</text:p>
          </table:table-cell>
          <table:table-cell office:value-type="float" office:value="9102.7791759722">
            <text:p>9102.7791759722</text:p>
          </table:table-cell>
          <table:table-cell office:value-type="float" office:value="7904.64929335058">
            <text:p>7904.6492933506</text:p>
          </table:table-cell>
          <table:table-cell office:value-type="float" office:value="2867.36033161173">
            <text:p>2867.3603316117</text:p>
          </table:table-cell>
          <table:table-cell office:value-type="float" office:value="2006.02936369019">
            <text:p>2006.0293636902</text:p>
          </table:table-cell>
          <table:table-cell office:value-type="float" office:value="1966.36668657106">
            <text:p>1966.3666865711</text:p>
          </table:table-cell>
          <table:table-cell office:value-type="float" office:value="7751.64162411962">
            <text:p>7751.6416241196</text:p>
          </table:table-cell>
          <table:table-cell office:value-type="float" office:value="5234.08848699142">
            <text:p>5234.0884869914</text:p>
          </table:table-cell>
          <table:table-cell office:value-type="float" office:value="6784.81250926486">
            <text:p>6784.8125092649</text:p>
          </table:table-cell>
          <table:table-cell office:value-type="float" office:value="58379.6249333794">
            <text:p>58379.6249333794</text:p>
          </table:table-cell>
          <table:table-cell office:value-type="float" office:value="13082.5233303362">
            <text:p>13082.5233303362</text:p>
          </table:table-cell>
          <table:table-cell office:value-type="float" office:value="3029.32028908989">
            <text:p>3029.3202890899</text:p>
          </table:table-cell>
          <table:table-cell office:value-type="float" office:value="12644.8874649266">
            <text:p>12644.8874649266</text:p>
          </table:table-cell>
          <table:table-cell office:value-type="float" office:value="25291.774895024">
            <text:p>25291.774895024</text:p>
          </table:table-cell>
          <table:table-cell office:value-type="float" office:value="7934.58205555054">
            <text:p>7934.5820555505</text:p>
          </table:table-cell>
          <table:table-cell office:value-type="float" office:value="4229.52376016443">
            <text:p>4229.5237601644</text:p>
          </table:table-cell>
          <table:table-cell office:value-type="float" office:value="24525.7014055226">
            <text:p>24525.7014055226</text:p>
          </table:table-cell>
          <table:table-cell office:value-type="float" office:value="4986.99628931469">
            <text:p>4986.9962893147</text:p>
          </table:table-cell>
          <table:table-cell office:value-type="float" office:value="7858.6073943616">
            <text:p>7858.6073943616</text:p>
          </table:table-cell>
          <table:table-cell office:value-type="float" office:value="6621.79292828905">
            <text:p>6621.7929282891</text:p>
          </table:table-cell>
          <table:table-cell office:value-type="float" office:value="16999.9725878042">
            <text:p>16999.9725878042</text:p>
          </table:table-cell>
          <table:table-cell office:value-type="float" office:value="40610.1329435417">
            <text:p>40610.1329435417</text:p>
          </table:table-cell>
          <table:table-cell office:value-type="float" office:value="4089.25928174771">
            <text:p>4089.2592817477</text:p>
          </table:table-cell>
          <table:table-cell office:value-type="float" office:value="9194.65675687448">
            <text:p>9194.6567568745</text:p>
          </table:table-cell>
          <table:table-cell office:value-type="float" office:value="195207.568321228">
            <text:p>195207.568321228</text:p>
          </table:table-cell>
          <table:table-cell office:value-type="float" office:value="3154.38744579215">
            <text:p>3154.3874457922</text:p>
          </table:table-cell>
          <table:table-cell office:value-type="float" office:value="6775.68759445517">
            <text:p>6775.6875944552</text:p>
          </table:table-cell>
          <table:table-cell office:value-type="float" office:value="3878.22416352071">
            <text:p>3878.2241635207</text:p>
          </table:table-cell>
          <table:table-cell office:value-type="float" office:value="4440.29738338586">
            <text:p>4440.2973833859</text:p>
          </table:table-cell>
          <table:table-cell office:value-type="float" office:value="63309.380154818">
            <text:p>63309.380154818</text:p>
          </table:table-cell>
          <table:table-cell office:value-type="float" office:value="62.6981341963165">
            <text:p>62.6981341963</text:p>
          </table:table-cell>
          <table:table-cell office:value-type="float" office:value="30973.6378237416">
            <text:p>30973.6378237416</text:p>
          </table:table-cell>
          <table:table-cell office:value-type="float" office:value="27134.112251116">
            <text:p>27134.112251116</text:p>
          </table:table-cell>
          <table:table-cell office:value-type="float" office:value="43246.1816709572">
            <text:p>43246.1816709572</text:p>
          </table:table-cell>
          <table:table-cell office:value-type="float" office:value="8803.49747768387">
            <text:p>8803.4974776839</text:p>
          </table:table-cell>
          <table:table-cell office:value-type="float" office:value="58927.5413125717">
            <text:p>58927.5413125717</text:p>
          </table:table-cell>
          <table:table-cell office:value-type="float" office:value="84745.6557229915">
            <text:p>84745.6557229915</text:p>
          </table:table-cell>
          <table:table-cell office:value-type="float" office:value="797773.115593657">
            <text:p>797773.115593657</text:p>
          </table:table-cell>
          <table:table-cell office:value-type="float" office:value="21143.3939497476">
            <text:p>21143.3939497476</text:p>
          </table:table-cell>
          <table:table-cell office:value-type="float" office:value="14368.734017395">
            <text:p>14368.734017395</text:p>
          </table:table-cell>
          <table:table-cell office:value-type="float" office:value="4753.80658518366">
            <text:p>4753.8065851837</text:p>
          </table:table-cell>
          <table:table-cell office:value-type="float" office:value="4872.72287670442">
            <text:p>4872.7228767044</text:p>
          </table:table-cell>
          <table:table-cell office:value-type="float" office:value="156531.043196221">
            <text:p>156531.043196221</text:p>
          </table:table-cell>
          <table:table-cell office:value-type="float" office:value="4994.14763852053">
            <text:p>4994.1476385205</text:p>
          </table:table-cell>
          <table:table-cell office:value-type="float" office:value="16129.0233869716">
            <text:p>16129.0233869716</text:p>
          </table:table-cell>
          <table:table-cell office:value-type="float" office:value="27790.616853144">
            <text:p>27790.616853144</text:p>
          </table:table-cell>
          <table:table-cell office:value-type="float" office:value="14537.214424188">
            <text:p>14537.214424188</text:p>
          </table:table-cell>
          <table:table-cell office:value-type="float" office:value="215283.217062576">
            <text:p>215283.217062576</text:p>
          </table:table-cell>
          <table:table-cell office:value-type="float" office:value="672.858533123563">
            <text:p>672.8585331236</text:p>
          </table:table-cell>
          <table:table-cell office:value-type="float" office:value="14983.0761125947">
            <text:p>14983.0761125947</text:p>
          </table:table-cell>
          <table:table-cell office:value-type="float" office:value="13967.2494062873">
            <text:p>13967.2494062873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0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3283.81960037124">
            <text:p>3283.8196003712</text:p>
          </table:table-cell>
          <table:table-cell office:value-type="float" office:value="5744.32424327282">
            <text:p>5744.3242432728</text:p>
          </table:table-cell>
          <table:table-cell office:value-type="float" office:value="1546.36454792264">
            <text:p>1546.3645479226</text:p>
          </table:table-cell>
          <table:table-cell office:value-type="float" office:value="13461.7652609925">
            <text:p>13461.7652609925</text:p>
          </table:table-cell>
          <table:table-cell office:value-type="float" office:value="9738.73717138359">
            <text:p>9738.7371713836</text:p>
          </table:table-cell>
          <table:table-cell office:value-type="float" office:value="3682.35478331418">
            <text:p>3682.3547833142</text:p>
          </table:table-cell>
          <table:table-cell office:value-type="float" office:value="19344.2865536549">
            <text:p>19344.2865536549</text:p>
          </table:table-cell>
          <table:table-cell office:value-type="float" office:value="8112.71381703814">
            <text:p>8112.7138170381</text:p>
          </table:table-cell>
          <table:table-cell office:value-type="float" office:value="12467.7827154954">
            <text:p>12467.7827154954</text:p>
          </table:table-cell>
          <table:table-cell office:value-type="float" office:value="15689.0443060837">
            <text:p>15689.0443060837</text:p>
          </table:table-cell>
          <table:table-cell office:value-type="float" office:value="15560.9808742777">
            <text:p>15560.9808742777</text:p>
          </table:table-cell>
          <table:table-cell office:value-type="float" office:value="1824.99109312757">
            <text:p>1824.9910931276</text:p>
          </table:table-cell>
          <table:table-cell office:value-type="float" office:value="9643.07486408255">
            <text:p>9643.0748640826</text:p>
          </table:table-cell>
          <table:table-cell office:value-type="float" office:value="8418.75995601093">
            <text:p>8418.7599560109</text:p>
          </table:table-cell>
          <table:table-cell office:value-type="float" office:value="18099.1953131503">
            <text:p>18099.1953131503</text:p>
          </table:table-cell>
          <table:table-cell office:value-type="float" office:value="293122.863634765">
            <text:p>293122.863634765</text:p>
          </table:table-cell>
          <table:table-cell office:value-type="float" office:value="6568.20027142117">
            <text:p>6568.2002714212</text:p>
          </table:table-cell>
          <table:table-cell office:value-type="float" office:value="6736.88528297533">
            <text:p>6736.8852829753</text:p>
          </table:table-cell>
          <table:table-cell office:value-type="float" office:value="1260.26340830145">
            <text:p>1260.2634083015</text:p>
          </table:table-cell>
          <table:table-cell office:value-type="float" office:value="524.7555868271">
            <text:p>524.7555868271</text:p>
          </table:table-cell>
          <table:table-cell office:value-type="float" office:value="7002.75409810358">
            <text:p>7002.7540981036</text:p>
          </table:table-cell>
          <table:table-cell office:value-type="float" office:value="2238.28122488467">
            <text:p>2238.2812248847</text:p>
          </table:table-cell>
          <table:table-cell office:value-type="float" office:value="2425.83346168653">
            <text:p>2425.8334616865</text:p>
          </table:table-cell>
          <table:table-cell office:value-type="float" office:value="3566.14145938869">
            <text:p>3566.1414593887</text:p>
          </table:table-cell>
          <table:table-cell office:value-type="float" office:value="5940.79186411874">
            <text:p>5940.7918641188</text:p>
          </table:table-cell>
          <table:table-cell office:value-type="float" office:value="4414.28057726616">
            <text:p>4414.2805772662</text:p>
          </table:table-cell>
          <table:table-cell office:value-type="float" office:value="7657.61738137685">
            <text:p>7657.6173813769</text:p>
          </table:table-cell>
          <table:table-cell office:value-type="float" office:value="20990.5373707431">
            <text:p>20990.5373707431</text:p>
          </table:table-cell>
          <table:table-cell office:value-type="float" office:value="3128.63621339767">
            <text:p>3128.6362133977</text:p>
          </table:table-cell>
          <table:table-cell office:value-type="float" office:value="6571.88079264263">
            <text:p>6571.8807926426</text:p>
          </table:table-cell>
          <table:table-cell office:value-type="float" office:value="1587.12238911713">
            <text:p>1587.1223891171</text:p>
          </table:table-cell>
          <table:table-cell office:value-type="float" office:value="10116.8350450584">
            <text:p>10116.8350450584</text:p>
          </table:table-cell>
          <table:table-cell office:value-type="float" office:value="3452.70484205883">
            <text:p>3452.7048420588</text:p>
          </table:table-cell>
          <table:table-cell office:value-type="float" office:value="3528.57762100251">
            <text:p>3528.5776210025</text:p>
          </table:table-cell>
          <table:table-cell office:value-type="float" office:value="35458.3873955468">
            <text:p>35458.3873955468</text:p>
          </table:table-cell>
          <table:table-cell office:value-type="float" office:value="13536.2281292555">
            <text:p>13536.2281292555</text:p>
          </table:table-cell>
          <table:table-cell office:value-type="float" office:value="4376.89066224818">
            <text:p>4376.8906622482</text:p>
          </table:table-cell>
          <table:table-cell office:value-type="float" office:value="10747.0263952731">
            <text:p>10747.0263952731</text:p>
          </table:table-cell>
          <table:table-cell office:value-type="float" office:value="17656.9888427964">
            <text:p>17656.9888427964</text:p>
          </table:table-cell>
          <table:table-cell office:value-type="float" office:value="9198.97561545862">
            <text:p>9198.9756154586</text:p>
          </table:table-cell>
          <table:table-cell office:value-type="float" office:value="3527.10068976704">
            <text:p>3527.100689767</text:p>
          </table:table-cell>
          <table:table-cell office:value-type="float" office:value="27292.475481432">
            <text:p>27292.475481432</text:p>
          </table:table-cell>
          <table:table-cell office:value-type="float" office:value="7150.8479425982">
            <text:p>7150.8479425982</text:p>
          </table:table-cell>
          <table:table-cell office:value-type="float" office:value="7207.51158577315">
            <text:p>7207.5115857732</text:p>
          </table:table-cell>
          <table:table-cell office:value-type="float" office:value="7836.23405546272">
            <text:p>7836.2340554627</text:p>
          </table:table-cell>
          <table:table-cell office:value-type="float" office:value="11010.3460498795">
            <text:p>11010.3460498795</text:p>
          </table:table-cell>
          <table:table-cell office:value-type="float" office:value="22018.8754565336">
            <text:p>22018.8754565336</text:p>
          </table:table-cell>
          <table:table-cell office:value-type="float" office:value="4944.64155792767">
            <text:p>4944.6415579277</text:p>
          </table:table-cell>
          <table:table-cell office:value-type="float" office:value="13236.3979943618">
            <text:p>13236.3979943618</text:p>
          </table:table-cell>
          <table:table-cell office:value-type="float" office:value="163727.164017111">
            <text:p>163727.164017111</text:p>
          </table:table-cell>
          <table:table-cell office:value-type="float" office:value="2253.96448550859">
            <text:p>2253.9644855086</text:p>
          </table:table-cell>
          <table:table-cell office:value-type="float" office:value="5059.06548009675">
            <text:p>5059.0654800968</text:p>
          </table:table-cell>
          <table:table-cell office:value-type="float" office:value="3006.58548467387">
            <text:p>3006.5854846739</text:p>
          </table:table-cell>
          <table:table-cell office:value-type="float" office:value="8123.81034408343">
            <text:p>8123.8103440834</text:p>
          </table:table-cell>
          <table:table-cell office:value-type="float" office:value="45634.9882809811">
            <text:p>45634.9882809811</text:p>
          </table:table-cell>
          <table:table-cell office:value-type="float" office:value="209.60138884528">
            <text:p>209.6013888453</text:p>
          </table:table-cell>
          <table:table-cell office:value-type="float" office:value="15940.7803332518">
            <text:p>15940.7803332518</text:p>
          </table:table-cell>
          <table:table-cell office:value-type="float" office:value="38089.9076241619">
            <text:p>38089.9076241619</text:p>
          </table:table-cell>
          <table:table-cell office:value-type="float" office:value="22170.5433415463">
            <text:p>22170.5433415463</text:p>
          </table:table-cell>
          <table:table-cell office:value-type="float" office:value="9653.05374568505">
            <text:p>9653.0537456851</text:p>
          </table:table-cell>
          <table:table-cell office:value-type="float" office:value="41644.5043894649">
            <text:p>41644.5043894649</text:p>
          </table:table-cell>
          <table:table-cell office:value-type="float" office:value="57107.4989833511">
            <text:p>57107.4989833511</text:p>
          </table:table-cell>
          <table:table-cell office:value-type="float" office:value="3105.49915358741">
            <text:p>3105.4991535874</text:p>
          </table:table-cell>
          <table:table-cell office:value-type="float" office:value="1643.99198193114">
            <text:p>1643.9919819311</text:p>
          </table:table-cell>
          <table:table-cell office:value-type="float" office:value="7859.86745320428">
            <text:p>7859.8674532043</text:p>
          </table:table-cell>
          <table:table-cell office:value-type="float" office:value="4307.25962425332">
            <text:p>4307.2596242533</text:p>
          </table:table-cell>
          <table:table-cell office:value-type="float" office:value="2099.93568475749">
            <text:p>2099.9356847575</text:p>
          </table:table-cell>
          <table:table-cell office:value-type="float" office:value="442072.175453604">
            <text:p>442072.175453604</text:p>
          </table:table-cell>
          <table:table-cell office:value-type="float" office:value="5834.00718959286">
            <text:p>5834.0071895929</text:p>
          </table:table-cell>
          <table:table-cell office:value-type="float" office:value="22760.90673721">
            <text:p>22760.90673721</text:p>
          </table:table-cell>
          <table:table-cell office:value-type="float" office:value="35150.2634337209">
            <text:p>35150.2634337209</text:p>
          </table:table-cell>
          <table:table-cell office:value-type="float" office:value="13439.8523926214">
            <text:p>13439.8523926214</text:p>
          </table:table-cell>
          <table:table-cell office:value-type="float" office:value="17956.4597267749">
            <text:p>17956.4597267749</text:p>
          </table:table-cell>
          <table:table-cell office:value-type="float" office:value="969.757637084046">
            <text:p>969.757637084</text:p>
          </table:table-cell>
          <table:table-cell office:value-type="float" office:value="14413.9404759603">
            <text:p>14413.9404759603</text:p>
          </table:table-cell>
          <table:table-cell office:value-type="float" office:value="12585.0173046517">
            <text:p>12585.0173046517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3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75.74946830257">
            <text:p>4475.7494683026</text:p>
          </table:table-cell>
          <table:table-cell office:value-type="float" office:value="9839.99929489798">
            <text:p>9839.999294898</text:p>
          </table:table-cell>
          <table:table-cell office:value-type="float" office:value="2264.05230285525">
            <text:p>2264.0523028553</text:p>
          </table:table-cell>
          <table:table-cell office:value-type="float" office:value="12725.5522312333">
            <text:p>12725.5522312333</text:p>
          </table:table-cell>
          <table:table-cell office:value-type="float" office:value="13199.5595985174">
            <text:p>13199.5595985174</text:p>
          </table:table-cell>
          <table:table-cell office:value-type="float" office:value="4419.91683873371">
            <text:p>4419.9168387337</text:p>
          </table:table-cell>
          <table:table-cell office:value-type="float" office:value="56030.0176193441">
            <text:p>56030.0176193441</text:p>
          </table:table-cell>
          <table:table-cell office:value-type="float" office:value="11545.4451166067">
            <text:p>11545.4451166067</text:p>
          </table:table-cell>
          <table:table-cell office:value-type="float" office:value="19086.9190695403">
            <text:p>19086.9190695403</text:p>
          </table:table-cell>
          <table:table-cell office:value-type="float" office:value="19615.6771257304">
            <text:p>19615.6771257304</text:p>
          </table:table-cell>
          <table:table-cell office:value-type="float" office:value="15499.1373442417">
            <text:p>15499.1373442417</text:p>
          </table:table-cell>
          <table:table-cell office:value-type="float" office:value="2005.45762772577">
            <text:p>2005.4576277258</text:p>
          </table:table-cell>
          <table:table-cell office:value-type="float" office:value="11771.9099368452">
            <text:p>11771.9099368452</text:p>
          </table:table-cell>
          <table:table-cell office:value-type="float" office:value="13143.1476847721">
            <text:p>13143.1476847721</text:p>
          </table:table-cell>
          <table:table-cell office:value-type="float" office:value="32562.4033674308">
            <text:p>32562.4033674308</text:p>
          </table:table-cell>
          <table:table-cell office:value-type="float" office:value="459942.122616693">
            <text:p>459942.122616693</text:p>
          </table:table-cell>
          <table:table-cell office:value-type="float" office:value="7631.43689718978">
            <text:p>7631.4368971898</text:p>
          </table:table-cell>
          <table:table-cell office:value-type="float" office:value="5282.28801277374">
            <text:p>5282.2880127737</text:p>
          </table:table-cell>
          <table:table-cell office:value-type="float" office:value="1968.48095047548">
            <text:p>1968.4809504755</text:p>
          </table:table-cell>
          <table:table-cell office:value-type="float" office:value="737.834880590866">
            <text:p>737.8348805909</text:p>
          </table:table-cell>
          <table:table-cell office:value-type="float" office:value="9492.71014049659">
            <text:p>9492.7101404966</text:p>
          </table:table-cell>
          <table:table-cell office:value-type="float" office:value="3308.9051558837">
            <text:p>3308.9051558837</text:p>
          </table:table-cell>
          <table:table-cell office:value-type="float" office:value="3125.48968290755">
            <text:p>3125.4896829076</text:p>
          </table:table-cell>
          <table:table-cell office:value-type="float" office:value="4030.95590733515">
            <text:p>4030.9559073352</text:p>
          </table:table-cell>
          <table:table-cell office:value-type="float" office:value="10849.3467509799">
            <text:p>10849.3467509799</text:p>
          </table:table-cell>
          <table:table-cell office:value-type="float" office:value="5704.43246059895">
            <text:p>5704.432460599</text:p>
          </table:table-cell>
          <table:table-cell office:value-type="float" office:value="8657.2548567435">
            <text:p>8657.2548567435</text:p>
          </table:table-cell>
          <table:table-cell office:value-type="float" office:value="34099.6656897122">
            <text:p>34099.6656897122</text:p>
          </table:table-cell>
          <table:table-cell office:value-type="float" office:value="3301.98430002108">
            <text:p>3301.9843000211</text:p>
          </table:table-cell>
          <table:table-cell office:value-type="float" office:value="8176.82325740749">
            <text:p>8176.8232574075</text:p>
          </table:table-cell>
          <table:table-cell office:value-type="float" office:value="5534.22646223988">
            <text:p>5534.2264622399</text:p>
          </table:table-cell>
          <table:table-cell office:value-type="float" office:value="10535.4019732667">
            <text:p>10535.4019732667</text:p>
          </table:table-cell>
          <table:table-cell office:value-type="float" office:value="3917.76541258884">
            <text:p>3917.7654125889</text:p>
          </table:table-cell>
          <table:table-cell office:value-type="float" office:value="3108.93197913777">
            <text:p>3108.9319791378</text:p>
          </table:table-cell>
          <table:table-cell office:value-type="float" office:value="19785.6864298173">
            <text:p>19785.6864298173</text:p>
          </table:table-cell>
          <table:table-cell office:value-type="float" office:value="11935.2713701589">
            <text:p>11935.2713701589</text:p>
          </table:table-cell>
          <table:table-cell office:value-type="float" office:value="4137.96471397095">
            <text:p>4137.964713971</text:p>
          </table:table-cell>
          <table:table-cell office:value-type="float" office:value="8814.40429690913">
            <text:p>8814.4042969091</text:p>
          </table:table-cell>
          <table:table-cell office:value-type="float" office:value="20819.1712980463">
            <text:p>20819.1712980463</text:p>
          </table:table-cell>
          <table:table-cell office:value-type="float" office:value="12411.8109199242">
            <text:p>12411.8109199242</text:p>
          </table:table-cell>
          <table:table-cell office:value-type="float" office:value="4448.79574223059">
            <text:p>4448.7957422306</text:p>
          </table:table-cell>
          <table:table-cell office:value-type="float" office:value="31596.1640205736">
            <text:p>31596.1640205736</text:p>
          </table:table-cell>
          <table:table-cell office:value-type="float" office:value="5402.60699425964">
            <text:p>5402.6069942597</text:p>
          </table:table-cell>
          <table:table-cell office:value-type="float" office:value="6738.2360492042">
            <text:p>6738.2360492042</text:p>
          </table:table-cell>
          <table:table-cell office:value-type="float" office:value="14569.7086277653">
            <text:p>14569.7086277653</text:p>
          </table:table-cell>
          <table:table-cell office:value-type="float" office:value="12914.5397368258">
            <text:p>12914.5397368258</text:p>
          </table:table-cell>
          <table:table-cell office:value-type="float" office:value="29100.2580444424">
            <text:p>29100.2580444424</text:p>
          </table:table-cell>
          <table:table-cell office:value-type="float" office:value="6888.17681389917">
            <text:p>6888.1768138992</text:p>
          </table:table-cell>
          <table:table-cell office:value-type="float" office:value="6367.90519641876">
            <text:p>6367.9051964188</text:p>
          </table:table-cell>
          <table:table-cell office:value-type="float" office:value="250888.510187805">
            <text:p>250888.510187805</text:p>
          </table:table-cell>
          <table:table-cell office:value-type="float" office:value="2310.59986684139">
            <text:p>2310.5998668414</text:p>
          </table:table-cell>
          <table:table-cell office:value-type="float" office:value="5919.90899932105">
            <text:p>5919.9089993211</text:p>
          </table:table-cell>
          <table:table-cell office:value-type="float" office:value="2505.60916164626">
            <text:p>2505.6091616463</text:p>
          </table:table-cell>
          <table:table-cell office:value-type="float" office:value="5090.9716093329">
            <text:p>5090.9716093329</text:p>
          </table:table-cell>
          <table:table-cell office:value-type="float" office:value="24963.8140411969">
            <text:p>24963.8140411969</text:p>
          </table:table-cell>
          <table:table-cell office:value-type="float" office:value="225.404026455763">
            <text:p>225.4040264558</text:p>
          </table:table-cell>
          <table:table-cell office:value-type="float" office:value="12411.6357802692">
            <text:p>12411.6357802692</text:p>
          </table:table-cell>
          <table:table-cell office:value-type="float" office:value="27443.3035549859">
            <text:p>27443.3035549859</text:p>
          </table:table-cell>
          <table:table-cell office:value-type="float" office:value="34779.8647040561">
            <text:p>34779.8647040561</text:p>
          </table:table-cell>
          <table:table-cell office:value-type="float" office:value="7198.41562920561">
            <text:p>7198.4156292056</text:p>
          </table:table-cell>
          <table:table-cell office:value-type="float" office:value="73901.4050387265">
            <text:p>73901.4050387265</text:p>
          </table:table-cell>
          <table:table-cell office:value-type="float" office:value="44397.6900785821">
            <text:p>44397.6900785821</text:p>
          </table:table-cell>
          <table:table-cell office:value-type="float" office:value="12255.3216071436">
            <text:p>12255.3216071436</text:p>
          </table:table-cell>
          <table:table-cell office:value-type="float" office:value="1302.32708493311">
            <text:p>1302.3270849331</text:p>
          </table:table-cell>
          <table:table-cell office:value-type="float" office:value="10325.5768241569">
            <text:p>10325.5768241569</text:p>
          </table:table-cell>
          <table:table-cell office:value-type="float" office:value="3411.86040667838">
            <text:p>3411.8604066784</text:p>
          </table:table-cell>
          <table:table-cell office:value-type="float" office:value="7285.11448122338">
            <text:p>7285.1144812234</text:p>
          </table:table-cell>
          <table:table-cell office:value-type="float" office:value="377861.808009823">
            <text:p>377861.808009823</text:p>
          </table:table-cell>
          <table:table-cell office:value-type="float" office:value="7542.42792100641">
            <text:p>7542.4279210064</text:p>
          </table:table-cell>
          <table:table-cell office:value-type="float" office:value="29974.6127191214">
            <text:p>29974.6127191214</text:p>
          </table:table-cell>
          <table:table-cell office:value-type="float" office:value="48911.4492004265">
            <text:p>48911.4492004265</text:p>
          </table:table-cell>
          <table:table-cell office:value-type="float" office:value="8945.04471915528">
            <text:p>8945.0447191553</text:p>
          </table:table-cell>
          <table:table-cell office:value-type="float" office:value="18290.4871816499">
            <text:p>18290.4871816499</text:p>
          </table:table-cell>
          <table:table-cell office:value-type="float" office:value="529.157394570237">
            <text:p>529.1573945702</text:p>
          </table:table-cell>
          <table:table-cell office:value-type="float" office:value="17682.9233167405">
            <text:p>17682.9233167405</text:p>
          </table:table-cell>
          <table:table-cell office:value-type="float" office:value="27527.2634355317">
            <text:p>27527.2634355317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6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001.22802486156">
            <text:p>5001.2280248616</text:p>
          </table:table-cell>
          <table:table-cell office:value-type="float" office:value="9768.92344183227">
            <text:p>9768.9234418323</text:p>
          </table:table-cell>
          <table:table-cell office:value-type="float" office:value="2405.72832644009">
            <text:p>2405.7283264401</text:p>
          </table:table-cell>
          <table:table-cell office:value-type="float" office:value="14436.7353907241">
            <text:p>14436.7353907241</text:p>
          </table:table-cell>
          <table:table-cell office:value-type="float" office:value="9611.62492766782">
            <text:p>9611.6249276678</text:p>
          </table:table-cell>
          <table:table-cell office:value-type="float" office:value="5631.79098077858">
            <text:p>5631.7909807786</text:p>
          </table:table-cell>
          <table:table-cell office:value-type="float" office:value="37978.9238646859">
            <text:p>37978.9238646859</text:p>
          </table:table-cell>
          <table:table-cell office:value-type="float" office:value="16955.2587925675">
            <text:p>16955.2587925675</text:p>
          </table:table-cell>
          <table:table-cell office:value-type="float" office:value="30854.6781558698">
            <text:p>30854.6781558698</text:p>
          </table:table-cell>
          <table:table-cell office:value-type="float" office:value="16239.261034615">
            <text:p>16239.261034615</text:p>
          </table:table-cell>
          <table:table-cell office:value-type="float" office:value="14064.6698998936">
            <text:p>14064.6698998936</text:p>
          </table:table-cell>
          <table:table-cell office:value-type="float" office:value="2213.66310643596">
            <text:p>2213.663106436</text:p>
          </table:table-cell>
          <table:table-cell office:value-type="float" office:value="12924.3716393475">
            <text:p>12924.3716393475</text:p>
          </table:table-cell>
          <table:table-cell office:value-type="float" office:value="18273.3652409605">
            <text:p>18273.3652409605</text:p>
          </table:table-cell>
          <table:table-cell office:value-type="float" office:value="29320.2652528171">
            <text:p>29320.2652528171</text:p>
          </table:table-cell>
          <table:table-cell office:value-type="float" office:value="428948.443366969">
            <text:p>428948.443366969</text:p>
          </table:table-cell>
          <table:table-cell office:value-type="float" office:value="8642.1146274986">
            <text:p>8642.1146274986</text:p>
          </table:table-cell>
          <table:table-cell office:value-type="float" office:value="6007.44128020944">
            <text:p>6007.4412802094</text:p>
          </table:table-cell>
          <table:table-cell office:value-type="float" office:value="1701.76139763442">
            <text:p>1701.7613976344</text:p>
          </table:table-cell>
          <table:table-cell office:value-type="float" office:value="637.141745608971">
            <text:p>637.141745609</text:p>
          </table:table-cell>
          <table:table-cell office:value-type="float" office:value="17083.3461208975">
            <text:p>17083.3461208975</text:p>
          </table:table-cell>
          <table:table-cell office:value-type="float" office:value="5190.08943054834">
            <text:p>5190.0894305484</text:p>
          </table:table-cell>
          <table:table-cell office:value-type="float" office:value="3769.98197827181">
            <text:p>3769.9819782718</text:p>
          </table:table-cell>
          <table:table-cell office:value-type="float" office:value="6129.66698823936">
            <text:p>6129.6669882394</text:p>
          </table:table-cell>
          <table:table-cell office:value-type="float" office:value="10816.1048590749">
            <text:p>10816.1048590749</text:p>
          </table:table-cell>
          <table:table-cell office:value-type="float" office:value="7792.4777710164">
            <text:p>7792.4777710164</text:p>
          </table:table-cell>
          <table:table-cell office:value-type="float" office:value="8428.81375041141">
            <text:p>8428.8137504114</text:p>
          </table:table-cell>
          <table:table-cell office:value-type="float" office:value="31332.4414941622">
            <text:p>31332.4414941622</text:p>
          </table:table-cell>
          <table:table-cell office:value-type="float" office:value="3518.02303948941">
            <text:p>3518.0230394894</text:p>
          </table:table-cell>
          <table:table-cell office:value-type="float" office:value="12341.6948158432">
            <text:p>12341.6948158432</text:p>
          </table:table-cell>
          <table:table-cell office:value-type="float" office:value="7741.63052724481">
            <text:p>7741.6305272448</text:p>
          </table:table-cell>
          <table:table-cell office:value-type="float" office:value="16708.9006357993">
            <text:p>16708.9006357993</text:p>
          </table:table-cell>
          <table:table-cell office:value-type="float" office:value="6043.85659477796">
            <text:p>6043.856594778</text:p>
          </table:table-cell>
          <table:table-cell office:value-type="float" office:value="10366.2391499858">
            <text:p>10366.2391499858</text:p>
          </table:table-cell>
          <table:table-cell office:value-type="float" office:value="46649.2260083223">
            <text:p>46649.2260083223</text:p>
          </table:table-cell>
          <table:table-cell office:value-type="float" office:value="11327.2000693523">
            <text:p>11327.2000693523</text:p>
          </table:table-cell>
          <table:table-cell office:value-type="float" office:value="7315.23317091244">
            <text:p>7315.2331709124</text:p>
          </table:table-cell>
          <table:table-cell office:value-type="float" office:value="10575.6249037196">
            <text:p>10575.6249037196</text:p>
          </table:table-cell>
          <table:table-cell office:value-type="float" office:value="33975.9802797738">
            <text:p>33975.9802797738</text:p>
          </table:table-cell>
          <table:table-cell office:value-type="float" office:value="7608.98634063442">
            <text:p>7608.9863406344</text:p>
          </table:table-cell>
          <table:table-cell office:value-type="float" office:value="2461.31562849484">
            <text:p>2461.3156284949</text:p>
          </table:table-cell>
          <table:table-cell office:value-type="float" office:value="26131.4425710061">
            <text:p>26131.4425710061</text:p>
          </table:table-cell>
          <table:table-cell office:value-type="float" office:value="9274.12556410705">
            <text:p>9274.1255641071</text:p>
          </table:table-cell>
          <table:table-cell office:value-type="float" office:value="7485.38311217787">
            <text:p>7485.3831121779</text:p>
          </table:table-cell>
          <table:table-cell office:value-type="float" office:value="19811.9305897924">
            <text:p>19811.9305897924</text:p>
          </table:table-cell>
          <table:table-cell office:value-type="float" office:value="11479.8314770105">
            <text:p>11479.8314770105</text:p>
          </table:table-cell>
          <table:table-cell office:value-type="float" office:value="38505.2041709008">
            <text:p>38505.2041709008</text:p>
          </table:table-cell>
          <table:table-cell office:value-type="float" office:value="6046.72235331644">
            <text:p>6046.7223533164</text:p>
          </table:table-cell>
          <table:table-cell office:value-type="float" office:value="9271.03155506571">
            <text:p>9271.0315550657</text:p>
          </table:table-cell>
          <table:table-cell office:value-type="float" office:value="210366.313849266">
            <text:p>210366.313849266</text:p>
          </table:table-cell>
          <table:table-cell office:value-type="float" office:value="7703.88246936297">
            <text:p>7703.882469363</text:p>
          </table:table-cell>
          <table:table-cell office:value-type="float" office:value="9103.86159534424">
            <text:p>9103.8615953443</text:p>
          </table:table-cell>
          <table:table-cell office:value-type="float" office:value="5549.27063911528">
            <text:p>5549.2706391153</text:p>
          </table:table-cell>
          <table:table-cell office:value-type="float" office:value="6709.7926067255">
            <text:p>6709.7926067255</text:p>
          </table:table-cell>
          <table:table-cell office:value-type="float" office:value="54973.7201113516">
            <text:p>54973.7201113516</text:p>
          </table:table-cell>
          <table:table-cell office:value-type="float" office:value="88.2760481138793">
            <text:p>88.2760481139</text:p>
          </table:table-cell>
          <table:table-cell office:value-type="float" office:value="20085.927592928">
            <text:p>20085.927592928</text:p>
          </table:table-cell>
          <table:table-cell office:value-type="float" office:value="25852.5189583311">
            <text:p>25852.5189583311</text:p>
          </table:table-cell>
          <table:table-cell office:value-type="float" office:value="37110.5808755611">
            <text:p>37110.5808755611</text:p>
          </table:table-cell>
          <table:table-cell office:value-type="float" office:value="6905.01624029147">
            <text:p>6905.0162402915</text:p>
          </table:table-cell>
          <table:table-cell office:value-type="float" office:value="57206.6142810111">
            <text:p>57206.6142810111</text:p>
          </table:table-cell>
          <table:table-cell office:value-type="float" office:value="76592.8745892687">
            <text:p>76592.8745892687</text:p>
          </table:table-cell>
          <table:table-cell office:value-type="float" office:value="4438.29305558298">
            <text:p>4438.293055583</text:p>
          </table:table-cell>
          <table:table-cell office:value-type="float" office:value="2333.54715747163">
            <text:p>2333.5471574716</text:p>
          </table:table-cell>
          <table:table-cell office:value-type="float" office:value="8799.24362693208">
            <text:p>8799.2436269321</text:p>
          </table:table-cell>
          <table:table-cell office:value-type="float" office:value="3681.6553476457">
            <text:p>3681.6553476457</text:p>
          </table:table-cell>
          <table:table-cell office:value-type="float" office:value="6965.61742027609">
            <text:p>6965.6174202761</text:p>
          </table:table-cell>
          <table:table-cell office:value-type="float" office:value="186150.355287258">
            <text:p>186150.355287258</text:p>
          </table:table-cell>
          <table:table-cell office:value-type="float" office:value="8722.89774195809">
            <text:p>8722.8977419581</text:p>
          </table:table-cell>
          <table:table-cell office:value-type="float" office:value="15333.8931097112">
            <text:p>15333.8931097112</text:p>
          </table:table-cell>
          <table:table-cell office:value-type="float" office:value="41172.3759139284">
            <text:p>41172.3759139284</text:p>
          </table:table-cell>
          <table:table-cell office:value-type="float" office:value="30864.7919295413">
            <text:p>30864.7919295413</text:p>
          </table:table-cell>
          <table:table-cell office:value-type="float" office:value="21179.2132457218">
            <text:p>21179.2132457218</text:p>
          </table:table-cell>
          <table:table-cell office:value-type="float" office:value="644.385059035778">
            <text:p>644.3850590358</text:p>
          </table:table-cell>
          <table:table-cell office:value-type="float" office:value="16594.6768312319">
            <text:p>16594.6768312319</text:p>
          </table:table-cell>
          <table:table-cell office:value-type="float" office:value="20552.5799985451">
            <text:p>20552.5799985451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9</text:p>
          </table:table-cell>
          <table:table-cell office:value-type="float" office:value="1477">
            <text:p>1477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606.58359444908">
            <text:p>6606.5835944491</text:p>
          </table:table-cell>
          <table:table-cell office:value-type="float" office:value="10554.8150035635">
            <text:p>10554.8150035635</text:p>
          </table:table-cell>
          <table:table-cell office:value-type="float" office:value="2891.32885976451">
            <text:p>2891.3288597645</text:p>
          </table:table-cell>
          <table:table-cell office:value-type="float" office:value="17344.7449705762">
            <text:p>17344.7449705762</text:p>
          </table:table-cell>
          <table:table-cell office:value-type="float" office:value="14421.1324845374">
            <text:p>14421.1324845374</text:p>
          </table:table-cell>
          <table:table-cell office:value-type="float" office:value="7120.95575376291">
            <text:p>7120.9557537629</text:p>
          </table:table-cell>
          <table:table-cell office:value-type="float" office:value="112419.764148682">
            <text:p>112419.764148682</text:p>
          </table:table-cell>
          <table:table-cell office:value-type="float" office:value="22513.433452809">
            <text:p>22513.433452809</text:p>
          </table:table-cell>
          <table:table-cell office:value-type="float" office:value="31784.2626054165">
            <text:p>31784.2626054165</text:p>
          </table:table-cell>
          <table:table-cell office:value-type="float" office:value="25513.9531508124">
            <text:p>25513.9531508124</text:p>
          </table:table-cell>
          <table:table-cell office:value-type="float" office:value="20809.0365072998">
            <text:p>20809.0365072998</text:p>
          </table:table-cell>
          <table:table-cell office:value-type="float" office:value="2877.52010238565">
            <text:p>2877.5201023857</text:p>
          </table:table-cell>
          <table:table-cell office:value-type="float" office:value="17850.8737358978">
            <text:p>17850.8737358978</text:p>
          </table:table-cell>
          <table:table-cell office:value-type="float" office:value="19727.6412662688">
            <text:p>19727.6412662688</text:p>
          </table:table-cell>
          <table:table-cell office:value-type="float" office:value="43663.1257101835">
            <text:p>43663.1257101835</text:p>
          </table:table-cell>
          <table:table-cell office:value-type="float" office:value="713338.916772668">
            <text:p>713338.916772668</text:p>
          </table:table-cell>
          <table:table-cell office:value-type="float" office:value="15436.4520070688">
            <text:p>15436.4520070688</text:p>
          </table:table-cell>
          <table:table-cell office:value-type="float" office:value="6955.95799407021">
            <text:p>6955.9579940702</text:p>
          </table:table-cell>
          <table:table-cell office:value-type="float" office:value="2676.07119021857">
            <text:p>2676.0711902186</text:p>
          </table:table-cell>
          <table:table-cell office:value-type="float" office:value="1008.51433033007">
            <text:p>1008.5143303301</text:p>
          </table:table-cell>
          <table:table-cell office:value-type="float" office:value="47099.2332968003">
            <text:p>47099.2332968003</text:p>
          </table:table-cell>
          <table:table-cell office:value-type="float" office:value="6701.52078639937">
            <text:p>6701.5207863994</text:p>
          </table:table-cell>
          <table:table-cell office:value-type="float" office:value="4915.98649894742">
            <text:p>4915.9864989474</text:p>
          </table:table-cell>
          <table:table-cell office:value-type="float" office:value="5098.54953444712">
            <text:p>5098.5495344471</text:p>
          </table:table-cell>
          <table:table-cell office:value-type="float" office:value="11928.2452188129">
            <text:p>11928.2452188129</text:p>
          </table:table-cell>
          <table:table-cell office:value-type="float" office:value="6075.74945820767">
            <text:p>6075.7494582077</text:p>
          </table:table-cell>
          <table:table-cell office:value-type="float" office:value="9799.21143881073">
            <text:p>9799.2114388107</text:p>
          </table:table-cell>
          <table:table-cell office:value-type="float" office:value="60161.5239745071">
            <text:p>60161.5239745071</text:p>
          </table:table-cell>
          <table:table-cell office:value-type="float" office:value="2947.87397753051">
            <text:p>2947.8739775305</text:p>
          </table:table-cell>
          <table:table-cell office:value-type="float" office:value="10665.5882212596">
            <text:p>10665.5882212596</text:p>
          </table:table-cell>
          <table:table-cell office:value-type="float" office:value="5383.92783099871">
            <text:p>5383.9278309987</text:p>
          </table:table-cell>
          <table:table-cell office:value-type="float" office:value="19644.0832999013">
            <text:p>19644.0832999013</text:p>
          </table:table-cell>
          <table:table-cell office:value-type="float" office:value="5147.61326535218">
            <text:p>5147.6132653522</text:p>
          </table:table-cell>
          <table:table-cell office:value-type="float" office:value="8803.18683995242">
            <text:p>8803.1868399524</text:p>
          </table:table-cell>
          <table:table-cell office:value-type="float" office:value="38249.578170443">
            <text:p>38249.578170443</text:p>
          </table:table-cell>
          <table:table-cell office:value-type="float" office:value="25612.59084774">
            <text:p>25612.59084774</text:p>
          </table:table-cell>
          <table:table-cell office:value-type="float" office:value="12226.9315702055">
            <text:p>12226.9315702055</text:p>
          </table:table-cell>
          <table:table-cell office:value-type="float" office:value="12511.7365951148">
            <text:p>12511.7365951148</text:p>
          </table:table-cell>
          <table:table-cell office:value-type="float" office:value="27393.7852182261">
            <text:p>27393.7852182261</text:p>
          </table:table-cell>
          <table:table-cell office:value-type="float" office:value="10325.1431624156">
            <text:p>10325.1431624156</text:p>
          </table:table-cell>
          <table:table-cell office:value-type="float" office:value="4040.20626727132">
            <text:p>4040.2062672713</text:p>
          </table:table-cell>
          <table:table-cell office:value-type="float" office:value="27228.4592647668">
            <text:p>27228.4592647668</text:p>
          </table:table-cell>
          <table:table-cell office:value-type="float" office:value="8780.84047556319">
            <text:p>8780.8404755632</text:p>
          </table:table-cell>
          <table:table-cell office:value-type="float" office:value="7996.49347153978">
            <text:p>7996.4934715398</text:p>
          </table:table-cell>
          <table:table-cell office:value-type="float" office:value="39107.4654814535">
            <text:p>39107.4654814535</text:p>
          </table:table-cell>
          <table:table-cell office:value-type="float" office:value="13126.2622159213">
            <text:p>13126.2622159213</text:p>
          </table:table-cell>
          <table:table-cell office:value-type="float" office:value="32404.7770101858">
            <text:p>32404.7770101858</text:p>
          </table:table-cell>
          <table:table-cell office:value-type="float" office:value="7295.01150080395">
            <text:p>7295.011500804</text:p>
          </table:table-cell>
          <table:table-cell office:value-type="float" office:value="11068.1015956664">
            <text:p>11068.1015956664</text:p>
          </table:table-cell>
          <table:table-cell office:value-type="float" office:value="297518.54996319">
            <text:p>297518.54996319</text:p>
          </table:table-cell>
          <table:table-cell office:value-type="float" office:value="6804.58796013398">
            <text:p>6804.587960134</text:p>
          </table:table-cell>
          <table:table-cell office:value-type="float" office:value="8293.63656231279">
            <text:p>8293.6365623128</text:p>
          </table:table-cell>
          <table:table-cell office:value-type="float" office:value="4227.31570378312">
            <text:p>4227.3157037831</text:p>
          </table:table-cell>
          <table:table-cell office:value-type="float" office:value="9804.18782265327">
            <text:p>9804.1878226533</text:p>
          </table:table-cell>
          <table:table-cell office:value-type="float" office:value="41070.6002875852">
            <text:p>41070.6002875852</text:p>
          </table:table-cell>
          <table:table-cell office:value-type="float" office:value="173.182599261583">
            <text:p>173.1825992616</text:p>
          </table:table-cell>
          <table:table-cell office:value-type="float" office:value="14093.8135929126">
            <text:p>14093.8135929126</text:p>
          </table:table-cell>
          <table:table-cell office:value-type="float" office:value="31903.0982704122">
            <text:p>31903.0982704122</text:p>
          </table:table-cell>
          <table:table-cell office:value-type="float" office:value="33768.317645802">
            <text:p>33768.317645802</text:p>
          </table:table-cell>
          <table:table-cell office:value-type="float" office:value="10162.4700854561">
            <text:p>10162.4700854561</text:p>
          </table:table-cell>
          <table:table-cell office:value-type="float" office:value="79985.6134315067">
            <text:p>79985.6134315067</text:p>
          </table:table-cell>
          <table:table-cell office:value-type="float" office:value="101905.30715613">
            <text:p>101905.30715613</text:p>
          </table:table-cell>
          <table:table-cell office:value-type="float" office:value="29855.9759437363">
            <text:p>29855.9759437363</text:p>
          </table:table-cell>
          <table:table-cell office:value-type="float" office:value="2731.26119860808">
            <text:p>2731.2611986081</text:p>
          </table:table-cell>
          <table:table-cell office:value-type="float" office:value="10582.0391721097">
            <text:p>10582.0391721097</text:p>
          </table:table-cell>
          <table:table-cell office:value-type="float" office:value="3120.05315502291">
            <text:p>3120.0531550229</text:p>
          </table:table-cell>
          <table:table-cell office:value-type="float" office:value="10476.4237502693">
            <text:p>10476.4237502693</text:p>
          </table:table-cell>
          <table:table-cell office:value-type="float" office:value="424563.390680525">
            <text:p>424563.390680525</text:p>
          </table:table-cell>
          <table:table-cell office:value-type="float" office:value="14525.9738766027">
            <text:p>14525.9738766027</text:p>
          </table:table-cell>
          <table:table-cell office:value-type="float" office:value="13532.824865026">
            <text:p>13532.824865026</text:p>
          </table:table-cell>
          <table:table-cell office:value-type="float" office:value="45148.8409457806">
            <text:p>45148.8409457806</text:p>
          </table:table-cell>
          <table:table-cell office:value-type="float" office:value="22453.8831584712">
            <text:p>22453.8831584712</text:p>
          </table:table-cell>
          <table:table-cell office:value-type="float" office:value="21728.256131225">
            <text:p>21728.256131225</text:p>
          </table:table-cell>
          <table:table-cell office:value-type="float" office:value="810.301417499023">
            <text:p>810.301417499</text:p>
          </table:table-cell>
          <table:table-cell office:value-type="float" office:value="22090.4155508133">
            <text:p>22090.4155508133</text:p>
          </table:table-cell>
          <table:table-cell office:value-type="float" office:value="12118.7938432116">
            <text:p>12118.7938432116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12</text:p>
          </table:table-cell>
          <table:table-cell office:value-type="float" office:value="1618">
            <text:p>1618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718.76828486814">
            <text:p>6718.7682848681</text:p>
          </table:table-cell>
          <table:table-cell office:value-type="float" office:value="12321.6250582606">
            <text:p>12321.6250582606</text:p>
          </table:table-cell>
          <table:table-cell office:value-type="float" office:value="3827.6192100779">
            <text:p>3827.6192100779</text:p>
          </table:table-cell>
          <table:table-cell office:value-type="float" office:value="19852.4829439963">
            <text:p>19852.4829439963</text:p>
          </table:table-cell>
          <table:table-cell office:value-type="float" office:value="10663.2646838294">
            <text:p>10663.2646838294</text:p>
          </table:table-cell>
          <table:table-cell office:value-type="float" office:value="7880.94549664455">
            <text:p>7880.9454966446</text:p>
          </table:table-cell>
          <table:table-cell office:value-type="float" office:value="48681.6808433703">
            <text:p>48681.6808433703</text:p>
          </table:table-cell>
          <table:table-cell office:value-type="float" office:value="21901.405308478">
            <text:p>21901.405308478</text:p>
          </table:table-cell>
          <table:table-cell office:value-type="float" office:value="36631.2860636684">
            <text:p>36631.2860636684</text:p>
          </table:table-cell>
          <table:table-cell office:value-type="float" office:value="20150.4343849517">
            <text:p>20150.4343849517</text:p>
          </table:table-cell>
          <table:table-cell office:value-type="float" office:value="15105.8737031597">
            <text:p>15105.8737031597</text:p>
          </table:table-cell>
          <table:table-cell office:value-type="float" office:value="3179.86518668">
            <text:p>3179.86518668</text:p>
          </table:table-cell>
          <table:table-cell office:value-type="float" office:value="14188.2104406584">
            <text:p>14188.2104406584</text:p>
          </table:table-cell>
          <table:table-cell office:value-type="float" office:value="22537.3725930689">
            <text:p>22537.3725930689</text:p>
          </table:table-cell>
          <table:table-cell office:value-type="float" office:value="30853.2335971726">
            <text:p>30853.2335971726</text:p>
          </table:table-cell>
          <table:table-cell office:value-type="float" office:value="345646.290112346">
            <text:p>345646.290112346</text:p>
          </table:table-cell>
          <table:table-cell office:value-type="float" office:value="11153.6359960736">
            <text:p>11153.6359960736</text:p>
          </table:table-cell>
          <table:table-cell office:value-type="float" office:value="9318.54935796979">
            <text:p>9318.5493579698</text:p>
          </table:table-cell>
          <table:table-cell office:value-type="float" office:value="1356.26605421623">
            <text:p>1356.2660542162</text:p>
          </table:table-cell>
          <table:table-cell office:value-type="float" office:value="587.833144989707">
            <text:p>587.8331449897</text:p>
          </table:table-cell>
          <table:table-cell office:value-type="float" office:value="27848.3556456942">
            <text:p>27848.3556456942</text:p>
          </table:table-cell>
          <table:table-cell office:value-type="float" office:value="1143.42986464695">
            <text:p>1143.429864647</text:p>
          </table:table-cell>
          <table:table-cell office:value-type="float" office:value="1168.61602106133">
            <text:p>1168.6160210613</text:p>
          </table:table-cell>
          <table:table-cell office:value-type="float" office:value="2025.09340744023">
            <text:p>2025.0934074402</text:p>
          </table:table-cell>
          <table:table-cell office:value-type="float" office:value="19306.5180428756">
            <text:p>19306.5180428756</text:p>
          </table:table-cell>
          <table:table-cell office:value-type="float" office:value="6890.70973337442">
            <text:p>6890.7097333744</text:p>
          </table:table-cell>
          <table:table-cell office:value-type="float" office:value="6174.63136532547">
            <text:p>6174.6313653255</text:p>
          </table:table-cell>
          <table:table-cell office:value-type="float" office:value="20438.9194642002">
            <text:p>20438.9194642002</text:p>
          </table:table-cell>
          <table:table-cell office:value-type="float" office:value="3160.43055671394">
            <text:p>3160.430556714</text:p>
          </table:table-cell>
          <table:table-cell office:value-type="float" office:value="3905.01366845594">
            <text:p>3905.013668456</text:p>
          </table:table-cell>
          <table:table-cell office:value-type="float" office:value="2452.6116720055">
            <text:p>2452.6116720055</text:p>
          </table:table-cell>
          <table:table-cell office:value-type="float" office:value="6047.44092733496">
            <text:p>6047.440927335</text:p>
          </table:table-cell>
          <table:table-cell office:value-type="float" office:value="4186.73591783401">
            <text:p>4186.735917834</text:p>
          </table:table-cell>
          <table:table-cell office:value-type="float" office:value="13549.0837369025">
            <text:p>13549.0837369025</text:p>
          </table:table-cell>
          <table:table-cell office:value-type="float" office:value="60912.7101988254">
            <text:p>60912.7101988254</text:p>
          </table:table-cell>
          <table:table-cell office:value-type="float" office:value="26661.6964175019">
            <text:p>26661.6964175019</text:p>
          </table:table-cell>
          <table:table-cell office:value-type="float" office:value="12521.3801617677">
            <text:p>12521.3801617677</text:p>
          </table:table-cell>
          <table:table-cell office:value-type="float" office:value="13361.373594042">
            <text:p>13361.373594042</text:p>
          </table:table-cell>
          <table:table-cell office:value-type="float" office:value="42415.3284315294">
            <text:p>42415.3284315294</text:p>
          </table:table-cell>
          <table:table-cell office:value-type="float" office:value="9419.76732178829">
            <text:p>9419.7673217883</text:p>
          </table:table-cell>
          <table:table-cell office:value-type="float" office:value="6162.40390736021">
            <text:p>6162.4039073602</text:p>
          </table:table-cell>
          <table:table-cell office:value-type="float" office:value="30014.7326923078">
            <text:p>30014.7326923078</text:p>
          </table:table-cell>
          <table:table-cell office:value-type="float" office:value="10058.8597252329">
            <text:p>10058.8597252329</text:p>
          </table:table-cell>
          <table:table-cell office:value-type="float" office:value="11103.5221647574">
            <text:p>11103.5221647574</text:p>
          </table:table-cell>
          <table:table-cell office:value-type="float" office:value="31231.3640852337">
            <text:p>31231.3640852337</text:p>
          </table:table-cell>
          <table:table-cell office:value-type="float" office:value="14931.340457083">
            <text:p>14931.340457083</text:p>
          </table:table-cell>
          <table:table-cell office:value-type="float" office:value="52433.8652318897">
            <text:p>52433.8652318897</text:p>
          </table:table-cell>
          <table:table-cell office:value-type="float" office:value="5650.18442496804">
            <text:p>5650.184424968</text:p>
          </table:table-cell>
          <table:table-cell office:value-type="float" office:value="9501.39685912394">
            <text:p>9501.396859124</text:p>
          </table:table-cell>
          <table:table-cell office:value-type="float" office:value="218825.615476814">
            <text:p>218825.615476814</text:p>
          </table:table-cell>
          <table:table-cell office:value-type="float" office:value="9817.64713368067">
            <text:p>9817.6471336807</text:p>
          </table:table-cell>
          <table:table-cell office:value-type="float" office:value="8223.25595365648">
            <text:p>8223.2559536565</text:p>
          </table:table-cell>
          <table:table-cell office:value-type="float" office:value="3808.58482393497">
            <text:p>3808.584823935</text:p>
          </table:table-cell>
          <table:table-cell office:value-type="float" office:value="9952.5704946348">
            <text:p>9952.5704946348</text:p>
          </table:table-cell>
          <table:table-cell office:value-type="float" office:value="75008.1232767736">
            <text:p>75008.1232767736</text:p>
          </table:table-cell>
          <table:table-cell office:value-type="float" office:value="204.808604990502">
            <text:p>204.8086049905</text:p>
          </table:table-cell>
          <table:table-cell office:value-type="float" office:value="19524.447641848">
            <text:p>19524.447641848</text:p>
          </table:table-cell>
          <table:table-cell office:value-type="float" office:value="50843.7326090603">
            <text:p>50843.7326090603</text:p>
          </table:table-cell>
          <table:table-cell office:value-type="float" office:value="38954.3494695999">
            <text:p>38954.3494695999</text:p>
          </table:table-cell>
          <table:table-cell office:value-type="float" office:value="6965.24411242896">
            <text:p>6965.244112429</text:p>
          </table:table-cell>
          <table:table-cell office:value-type="float" office:value="84623.5379628522">
            <text:p>84623.5379628522</text:p>
          </table:table-cell>
          <table:table-cell office:value-type="float" office:value="100884.371598742">
            <text:p>100884.371598742</text:p>
          </table:table-cell>
          <table:table-cell office:value-type="float" office:value="24858.9021665416">
            <text:p>24858.9021665416</text:p>
          </table:table-cell>
          <table:table-cell office:value-type="float" office:value="3715.46369190261">
            <text:p>3715.4636919026</text:p>
          </table:table-cell>
          <table:table-cell office:value-type="float" office:value="11181.7187557447">
            <text:p>11181.7187557447</text:p>
          </table:table-cell>
          <table:table-cell office:value-type="float" office:value="3941.83678246861">
            <text:p>3941.8367824686</text:p>
          </table:table-cell>
          <table:table-cell office:value-type="float" office:value="11802.9050035493">
            <text:p>11802.9050035493</text:p>
          </table:table-cell>
          <table:table-cell office:value-type="float" office:value="302118.968725838">
            <text:p>302118.968725838</text:p>
          </table:table-cell>
          <table:table-cell office:value-type="float" office:value="12324.7328666189">
            <text:p>12324.7328666189</text:p>
          </table:table-cell>
          <table:table-cell office:value-type="float" office:value="25642.4284920117">
            <text:p>25642.4284920117</text:p>
          </table:table-cell>
          <table:table-cell office:value-type="float" office:value="47270.2537163446">
            <text:p>47270.2537163446</text:p>
          </table:table-cell>
          <table:table-cell office:value-type="float" office:value="23883.1825258101">
            <text:p>23883.1825258101</text:p>
          </table:table-cell>
          <table:table-cell office:value-type="float" office:value="17358.2986728462">
            <text:p>17358.2986728462</text:p>
          </table:table-cell>
          <table:table-cell office:value-type="float" office:value="1018.73616378208">
            <text:p>1018.7361637821</text:p>
          </table:table-cell>
          <table:table-cell office:value-type="float" office:value="25137.4470418314">
            <text:p>25137.4470418314</text:p>
          </table:table-cell>
          <table:table-cell office:value-type="float" office:value="24127.1322173764">
            <text:p>24127.1322173764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18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6308.55020896047">
            <text:p>6308.5502089605</text:p>
          </table:table-cell>
          <table:table-cell office:value-type="float" office:value="13257.8608565968">
            <text:p>13257.8608565968</text:p>
          </table:table-cell>
          <table:table-cell office:value-type="float" office:value="6557.15153809955">
            <text:p>6557.1515380996</text:p>
          </table:table-cell>
          <table:table-cell office:value-type="float" office:value="17166.2103514464">
            <text:p>17166.2103514464</text:p>
          </table:table-cell>
          <table:table-cell office:value-type="float" office:value="9926.0591314537">
            <text:p>9926.0591314537</text:p>
          </table:table-cell>
          <table:table-cell office:value-type="float" office:value="6958.36627195995">
            <text:p>6958.36627196</text:p>
          </table:table-cell>
          <table:table-cell office:value-type="float" office:value="20935.475511365">
            <text:p>20935.475511365</text:p>
          </table:table-cell>
          <table:table-cell office:value-type="float" office:value="16183.2066553801">
            <text:p>16183.2066553801</text:p>
          </table:table-cell>
          <table:table-cell office:value-type="float" office:value="36214.9434514678">
            <text:p>36214.9434514678</text:p>
          </table:table-cell>
          <table:table-cell office:value-type="float" office:value="29194.3298488534">
            <text:p>29194.3298488534</text:p>
          </table:table-cell>
          <table:table-cell office:value-type="float" office:value="17172.8688603704">
            <text:p>17172.8688603704</text:p>
          </table:table-cell>
          <table:table-cell office:value-type="float" office:value="2877.64764917864">
            <text:p>2877.6476491786</text:p>
          </table:table-cell>
          <table:table-cell office:value-type="float" office:value="10675.9145189057">
            <text:p>10675.9145189057</text:p>
          </table:table-cell>
          <table:table-cell office:value-type="float" office:value="25454.6304510322">
            <text:p>25454.6304510322</text:p>
          </table:table-cell>
          <table:table-cell office:value-type="float" office:value="22831.8595752841">
            <text:p>22831.8595752841</text:p>
          </table:table-cell>
          <table:table-cell office:value-type="float" office:value="276274.838756784">
            <text:p>276274.838756784</text:p>
          </table:table-cell>
          <table:table-cell office:value-type="float" office:value="9272.08255653233">
            <text:p>9272.0825565323</text:p>
          </table:table-cell>
          <table:table-cell office:value-type="float" office:value="9854.06414533891">
            <text:p>9854.0641453389</text:p>
          </table:table-cell>
          <table:table-cell office:value-type="float" office:value="2171.78575205807">
            <text:p>2171.7857520581</text:p>
          </table:table-cell>
          <table:table-cell office:value-type="float" office:value="701.146085539732">
            <text:p>701.1460855397</text:p>
          </table:table-cell>
          <table:table-cell office:value-type="float" office:value="20387.5239640387">
            <text:p>20387.5239640387</text:p>
          </table:table-cell>
          <table:table-cell office:value-type="float" office:value="6772.10903465331">
            <text:p>6772.1090346533</text:p>
          </table:table-cell>
          <table:table-cell office:value-type="float" office:value="4292.28273316631">
            <text:p>4292.2827331663</text:p>
          </table:table-cell>
          <table:table-cell office:value-type="float" office:value="5938.59972003856">
            <text:p>5938.5997200386</text:p>
          </table:table-cell>
          <table:table-cell office:value-type="float" office:value="30872.8357730859">
            <text:p>30872.8357730859</text:p>
          </table:table-cell>
          <table:table-cell office:value-type="float" office:value="22917.3696483184">
            <text:p>22917.3696483184</text:p>
          </table:table-cell>
          <table:table-cell office:value-type="float" office:value="16136.8574702002">
            <text:p>16136.8574702002</text:p>
          </table:table-cell>
          <table:table-cell office:value-type="float" office:value="26729.6063315698">
            <text:p>26729.6063315698</text:p>
          </table:table-cell>
          <table:table-cell office:value-type="float" office:value="8886.28726782925">
            <text:p>8886.2872678293</text:p>
          </table:table-cell>
          <table:table-cell office:value-type="float" office:value="15539.9251592754">
            <text:p>15539.9251592754</text:p>
          </table:table-cell>
          <table:table-cell office:value-type="float" office:value="23308.3233813114">
            <text:p>23308.3233813114</text:p>
          </table:table-cell>
          <table:table-cell office:value-type="float" office:value="19957.0092673389">
            <text:p>19957.0092673389</text:p>
          </table:table-cell>
          <table:table-cell office:value-type="float" office:value="4023.40290422257">
            <text:p>4023.4029042226</text:p>
          </table:table-cell>
          <table:table-cell office:value-type="float" office:value="22852.0318278273">
            <text:p>22852.0318278273</text:p>
          </table:table-cell>
          <table:table-cell office:value-type="float" office:value="110786.027904119">
            <text:p>110786.027904119</text:p>
          </table:table-cell>
          <table:table-cell office:value-type="float" office:value="19391.8226606159">
            <text:p>19391.8226606159</text:p>
          </table:table-cell>
          <table:table-cell office:value-type="float" office:value="12480.6067122723">
            <text:p>12480.6067122723</text:p>
          </table:table-cell>
          <table:table-cell office:value-type="float" office:value="20502.2513258404">
            <text:p>20502.2513258404</text:p>
          </table:table-cell>
          <table:table-cell office:value-type="float" office:value="84190.4914028824">
            <text:p>84190.4914028824</text:p>
          </table:table-cell>
          <table:table-cell office:value-type="float" office:value="9085.9622056225">
            <text:p>9085.9622056225</text:p>
          </table:table-cell>
          <table:table-cell office:value-type="float" office:value="11324.6784607955">
            <text:p>11324.6784607955</text:p>
          </table:table-cell>
          <table:table-cell office:value-type="float" office:value="22024.5812022032">
            <text:p>22024.5812022032</text:p>
          </table:table-cell>
          <table:table-cell office:value-type="float" office:value="13807.1374498833">
            <text:p>13807.1374498833</text:p>
          </table:table-cell>
          <table:table-cell office:value-type="float" office:value="13420.0304221905">
            <text:p>13420.0304221905</text:p>
          </table:table-cell>
          <table:table-cell office:value-type="float" office:value="15286.5561321202">
            <text:p>15286.5561321202</text:p>
          </table:table-cell>
          <table:table-cell office:value-type="float" office:value="14626.9818627389">
            <text:p>14626.9818627389</text:p>
          </table:table-cell>
          <table:table-cell office:value-type="float" office:value="96561.4530720286">
            <text:p>96561.4530720286</text:p>
          </table:table-cell>
          <table:table-cell office:value-type="float" office:value="10398.8345998054">
            <text:p>10398.8345998054</text:p>
          </table:table-cell>
          <table:table-cell office:value-type="float" office:value="12589.5542955407">
            <text:p>12589.5542955407</text:p>
          </table:table-cell>
          <table:table-cell office:value-type="float" office:value="341067.580379313">
            <text:p>341067.580379313</text:p>
          </table:table-cell>
          <table:table-cell office:value-type="float" office:value="6792.94023806653">
            <text:p>6792.9402380665</text:p>
          </table:table-cell>
          <table:table-cell office:value-type="float" office:value="9551.1250243527">
            <text:p>9551.1250243527</text:p>
          </table:table-cell>
          <table:table-cell office:value-type="float" office:value="6743.78918579167">
            <text:p>6743.7891857917</text:p>
          </table:table-cell>
          <table:table-cell office:value-type="float" office:value="8644.80009451733">
            <text:p>8644.8000945173</text:p>
          </table:table-cell>
          <table:table-cell office:value-type="float" office:value="159234.063084484">
            <text:p>159234.063084484</text:p>
          </table:table-cell>
          <table:table-cell office:value-type="float" office:value="187.029567176787">
            <text:p>187.0295671768</text:p>
          </table:table-cell>
          <table:table-cell office:value-type="float" office:value="22777.6098711045">
            <text:p>22777.6098711045</text:p>
          </table:table-cell>
          <table:table-cell office:value-type="float" office:value="46064.5055723683">
            <text:p>46064.5055723683</text:p>
          </table:table-cell>
          <table:table-cell office:value-type="float" office:value="43782.8824850694">
            <text:p>43782.8824850694</text:p>
          </table:table-cell>
          <table:table-cell office:value-type="float" office:value="6086.8585013695">
            <text:p>6086.8585013695</text:p>
          </table:table-cell>
          <table:table-cell office:value-type="float" office:value="165865.790213714">
            <text:p>165865.790213714</text:p>
          </table:table-cell>
          <table:table-cell office:value-type="float" office:value="150370.571042745">
            <text:p>150370.571042745</text:p>
          </table:table-cell>
          <table:table-cell office:value-type="float" office:value="78363.2326885301">
            <text:p>78363.2326885301</text:p>
          </table:table-cell>
          <table:table-cell office:value-type="float" office:value="6676.91277660032">
            <text:p>6676.9127766003</text:p>
          </table:table-cell>
          <table:table-cell office:value-type="float" office:value="13751.8781053265">
            <text:p>13751.8781053265</text:p>
          </table:table-cell>
          <table:table-cell office:value-type="float" office:value="5533.04447431505">
            <text:p>5533.0444743151</text:p>
          </table:table-cell>
          <table:table-cell office:value-type="float" office:value="10828.0609849464">
            <text:p>10828.0609849464</text:p>
          </table:table-cell>
          <table:table-cell office:value-type="float" office:value="202235.326585686">
            <text:p>202235.326585686</text:p>
          </table:table-cell>
          <table:table-cell office:value-type="float" office:value="11544.1820214722">
            <text:p>11544.1820214722</text:p>
          </table:table-cell>
          <table:table-cell office:value-type="float" office:value="32447.9507329242">
            <text:p>32447.9507329242</text:p>
          </table:table-cell>
          <table:table-cell office:value-type="float" office:value="18242.5079683383">
            <text:p>18242.5079683383</text:p>
          </table:table-cell>
          <table:table-cell office:value-type="float" office:value="15103.1730997697">
            <text:p>15103.1730997697</text:p>
          </table:table-cell>
          <table:table-cell office:value-type="float" office:value="29450.5501159086">
            <text:p>29450.5501159086</text:p>
          </table:table-cell>
          <table:table-cell office:value-type="float" office:value="1044.72235424097">
            <text:p>1044.722354241</text:p>
          </table:table-cell>
          <table:table-cell office:value-type="float" office:value="31222.2659745315">
            <text:p>31222.2659745315</text:p>
          </table:table-cell>
          <table:table-cell office:value-type="float" office:value="95051.7913083545">
            <text:p>95051.7913083545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float" office:value="1084056">
            <text:p>1084056</text:p>
          </table:table-cell>
          <table:table-cell office:value-type="string">
            <text:p>t24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3074.354305106">
            <text:p>3074.354305106</text:p>
          </table:table-cell>
          <table:table-cell office:value-type="float" office:value="4408.30053873979">
            <text:p>4408.3005387398</text:p>
          </table:table-cell>
          <table:table-cell office:value-type="float" office:value="1044.09501771016">
            <text:p>1044.0950177102</text:p>
          </table:table-cell>
          <table:table-cell office:value-type="float" office:value="13847.1460223347">
            <text:p>13847.1460223347</text:p>
          </table:table-cell>
          <table:table-cell office:value-type="float" office:value="8292.94705079127">
            <text:p>8292.9470507913</text:p>
          </table:table-cell>
          <table:table-cell office:value-type="float" office:value="2653.91797853366">
            <text:p>2653.9179785337</text:p>
          </table:table-cell>
          <table:table-cell office:value-type="float" office:value="26844.5483415998">
            <text:p>26844.5483415998</text:p>
          </table:table-cell>
          <table:table-cell office:value-type="float" office:value="5805.9679630902">
            <text:p>5805.9679630902</text:p>
          </table:table-cell>
          <table:table-cell office:value-type="float" office:value="8813.72556962906">
            <text:p>8813.7255696291</text:p>
          </table:table-cell>
          <table:table-cell office:value-type="float" office:value="13256.940323082">
            <text:p>13256.940323082</text:p>
          </table:table-cell>
          <table:table-cell office:value-type="float" office:value="13213.845317185">
            <text:p>13213.845317185</text:p>
          </table:table-cell>
          <table:table-cell office:value-type="float" office:value="1468.94520788043">
            <text:p>1468.9452078804</text:p>
          </table:table-cell>
          <table:table-cell office:value-type="float" office:value="7141.18898891777">
            <text:p>7141.1889889178</text:p>
          </table:table-cell>
          <table:table-cell office:value-type="float" office:value="5980.05990147759">
            <text:p>5980.0599014776</text:p>
          </table:table-cell>
          <table:table-cell office:value-type="float" office:value="17192.298201979">
            <text:p>17192.298201979</text:p>
          </table:table-cell>
          <table:table-cell office:value-type="float" office:value="162751.528335182">
            <text:p>162751.528335182</text:p>
          </table:table-cell>
          <table:table-cell office:value-type="float" office:value="4615.32046247286">
            <text:p>4615.3204624729</text:p>
          </table:table-cell>
          <table:table-cell office:value-type="float" office:value="5500.11663472693">
            <text:p>5500.1166347269</text:p>
          </table:table-cell>
          <table:table-cell office:value-type="float" office:value="2050.17923346073">
            <text:p>2050.1792334607</text:p>
          </table:table-cell>
          <table:table-cell office:value-type="float" office:value="768.657507443691">
            <text:p>768.6575074437</text:p>
          </table:table-cell>
          <table:table-cell office:value-type="float" office:value="11539.5808395588">
            <text:p>11539.5808395588</text:p>
          </table:table-cell>
          <table:table-cell office:value-type="float" office:value="3599.11418078873">
            <text:p>3599.1141807887</text:p>
          </table:table-cell>
          <table:table-cell office:value-type="float" office:value="3194.19795743724">
            <text:p>3194.1979574373</text:p>
          </table:table-cell>
          <table:table-cell office:value-type="float" office:value="6132.10835340917">
            <text:p>6132.1083534092</text:p>
          </table:table-cell>
          <table:table-cell office:value-type="float" office:value="4774.19283782197">
            <text:p>4774.192837822</text:p>
          </table:table-cell>
          <table:table-cell office:value-type="float" office:value="4410.33394856072">
            <text:p>4410.3339485607</text:p>
          </table:table-cell>
          <table:table-cell office:value-type="float" office:value="8335.02569117291">
            <text:p>8335.0256911729</text:p>
          </table:table-cell>
          <table:table-cell office:value-type="float" office:value="19647.6807475636">
            <text:p>19647.6807475636</text:p>
          </table:table-cell>
          <table:table-cell office:value-type="float" office:value="5912.73011799665">
            <text:p>5912.7301179967</text:p>
          </table:table-cell>
          <table:table-cell office:value-type="float" office:value="12779.6945915799">
            <text:p>12779.6945915799</text:p>
          </table:table-cell>
          <table:table-cell office:value-type="float" office:value="2853.07999280128">
            <text:p>2853.0799928013</text:p>
          </table:table-cell>
          <table:table-cell office:value-type="float" office:value="12573.8726772035">
            <text:p>12573.8726772035</text:p>
          </table:table-cell>
          <table:table-cell office:value-type="float" office:value="2575.2659985888">
            <text:p>2575.2659985888</text:p>
          </table:table-cell>
          <table:table-cell office:value-type="float" office:value="10971.6697980387">
            <text:p>10971.6697980387</text:p>
          </table:table-cell>
          <table:table-cell office:value-type="float" office:value="47996.7988258673">
            <text:p>47996.7988258673</text:p>
          </table:table-cell>
          <table:table-cell office:value-type="float" office:value="12033.8765671293">
            <text:p>12033.8765671293</text:p>
          </table:table-cell>
          <table:table-cell office:value-type="float" office:value="5318.10927422813">
            <text:p>5318.1092742281</text:p>
          </table:table-cell>
          <table:table-cell office:value-type="float" office:value="11069.6127905122">
            <text:p>11069.6127905122</text:p>
          </table:table-cell>
          <table:table-cell office:value-type="float" office:value="20475.378311992">
            <text:p>20475.378311992</text:p>
          </table:table-cell>
          <table:table-cell office:value-type="float" office:value="7506.5020086902">
            <text:p>7506.5020086902</text:p>
          </table:table-cell>
          <table:table-cell office:value-type="float" office:value="4068.86834350167">
            <text:p>4068.8683435017</text:p>
          </table:table-cell>
          <table:table-cell office:value-type="float" office:value="16885.4025312327">
            <text:p>16885.4025312327</text:p>
          </table:table-cell>
          <table:table-cell office:value-type="float" office:value="9411.81125041591">
            <text:p>9411.8112504159</text:p>
          </table:table-cell>
          <table:table-cell office:value-type="float" office:value="5753.59054654433">
            <text:p>5753.5905465443</text:p>
          </table:table-cell>
          <table:table-cell office:value-type="float" office:value="11426.1936867325">
            <text:p>11426.1936867325</text:p>
          </table:table-cell>
          <table:table-cell office:value-type="float" office:value="10808.8076707483">
            <text:p>10808.8076707483</text:p>
          </table:table-cell>
          <table:table-cell office:value-type="float" office:value="30129.0837164958">
            <text:p>30129.0837164958</text:p>
          </table:table-cell>
          <table:table-cell office:value-type="float" office:value="4328.8889924369">
            <text:p>4328.8889924369</text:p>
          </table:table-cell>
          <table:table-cell office:value-type="float" office:value="7009.01387259219">
            <text:p>7009.0138725922</text:p>
          </table:table-cell>
          <table:table-cell office:value-type="float" office:value="269621.862369407">
            <text:p>269621.862369407</text:p>
          </table:table-cell>
          <table:table-cell office:value-type="float" office:value="9635.44123252023">
            <text:p>9635.4412325202</text:p>
          </table:table-cell>
          <table:table-cell office:value-type="float" office:value="8557.11569773181">
            <text:p>8557.1156977318</text:p>
          </table:table-cell>
          <table:table-cell office:value-type="float" office:value="3137.64026705021">
            <text:p>3137.6402670502</text:p>
          </table:table-cell>
          <table:table-cell office:value-type="float" office:value="7213.88496414621">
            <text:p>7213.8849641462</text:p>
          </table:table-cell>
          <table:table-cell office:value-type="float" office:value="57461.2302276626">
            <text:p>57461.2302276626</text:p>
          </table:table-cell>
          <table:table-cell office:value-type="float" office:value="103.541113981171">
            <text:p>103.5411139812</text:p>
          </table:table-cell>
          <table:table-cell office:value-type="float" office:value="15428.8432881756">
            <text:p>15428.8432881756</text:p>
          </table:table-cell>
          <table:table-cell office:value-type="float" office:value="30007.7193173601">
            <text:p>30007.7193173601</text:p>
          </table:table-cell>
          <table:table-cell office:value-type="float" office:value="22299.8887283452">
            <text:p>22299.8887283452</text:p>
          </table:table-cell>
          <table:table-cell office:value-type="float" office:value="6883.55704022724">
            <text:p>6883.5570402272</text:p>
          </table:table-cell>
          <table:table-cell office:value-type="float" office:value="79252.4684681683">
            <text:p>79252.4684681683</text:p>
          </table:table-cell>
          <table:table-cell office:value-type="float" office:value="69868.6352289446">
            <text:p>69868.6352289446</text:p>
          </table:table-cell>
          <table:table-cell office:value-type="float" office:value="380870.535060254">
            <text:p>380870.535060254</text:p>
          </table:table-cell>
          <table:table-cell office:value-type="float" office:value="12922.3921407165">
            <text:p>12922.3921407165</text:p>
          </table:table-cell>
          <table:table-cell office:value-type="float" office:value="7784.51308178637">
            <text:p>7784.5130817864</text:p>
          </table:table-cell>
          <table:table-cell office:value-type="float" office:value="3221.85200764743">
            <text:p>3221.8520076474</text:p>
          </table:table-cell>
          <table:table-cell office:value-type="float" office:value="10900.0675942668">
            <text:p>10900.0675942668</text:p>
          </table:table-cell>
          <table:table-cell office:value-type="float" office:value="300670.580254361">
            <text:p>300670.580254361</text:p>
          </table:table-cell>
          <table:table-cell office:value-type="float" office:value="7067.85626292637">
            <text:p>7067.8562629264</text:p>
          </table:table-cell>
          <table:table-cell office:value-type="float" office:value="13453.9352205749">
            <text:p>13453.9352205749</text:p>
          </table:table-cell>
          <table:table-cell office:value-type="float" office:value="41767.101199833">
            <text:p>41767.101199833</text:p>
          </table:table-cell>
          <table:table-cell office:value-type="float" office:value="23298.930275022">
            <text:p>23298.930275022</text:p>
          </table:table-cell>
          <table:table-cell office:value-type="float" office:value="49178.7724538292">
            <text:p>49178.7724538292</text:p>
          </table:table-cell>
          <table:table-cell office:value-type="float" office:value="638.565020192931">
            <text:p>638.5650201929</text:p>
          </table:table-cell>
          <table:table-cell office:value-type="float" office:value="18614.6756601956">
            <text:p>18614.6756601956</text:p>
          </table:table-cell>
          <table:table-cell office:value-type="float" office:value="10625.9233671121">
            <text:p>10625.9233671121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0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224.41167314884">
            <text:p>5224.4116731489</text:p>
          </table:table-cell>
          <table:table-cell office:value-type="float" office:value="13390.2569572283">
            <text:p>13390.2569572283</text:p>
          </table:table-cell>
          <table:table-cell office:value-type="float" office:value="6199.47811547492">
            <text:p>6199.4781154749</text:p>
          </table:table-cell>
          <table:table-cell office:value-type="float" office:value="28824.5442356921">
            <text:p>28824.5442356921</text:p>
          </table:table-cell>
          <table:table-cell office:value-type="float" office:value="14584.9730774964">
            <text:p>14584.9730774964</text:p>
          </table:table-cell>
          <table:table-cell office:value-type="float" office:value="9707.66578225718">
            <text:p>9707.6657822572</text:p>
          </table:table-cell>
          <table:table-cell office:value-type="float" office:value="43241.2237266898">
            <text:p>43241.2237266898</text:p>
          </table:table-cell>
          <table:table-cell office:value-type="float" office:value="11810.9587653413">
            <text:p>11810.9587653413</text:p>
          </table:table-cell>
          <table:table-cell office:value-type="float" office:value="39212.3270282076">
            <text:p>39212.3270282076</text:p>
          </table:table-cell>
          <table:table-cell office:value-type="float" office:value="21064.3839386125">
            <text:p>21064.3839386125</text:p>
          </table:table-cell>
          <table:table-cell office:value-type="float" office:value="19557.4318141911">
            <text:p>19557.4318141911</text:p>
          </table:table-cell>
          <table:table-cell office:value-type="float" office:value="4693.64804413034">
            <text:p>4693.6480441303</text:p>
          </table:table-cell>
          <table:table-cell office:value-type="float" office:value="11731.4671157453">
            <text:p>11731.4671157453</text:p>
          </table:table-cell>
          <table:table-cell office:value-type="float" office:value="11279.1356807963">
            <text:p>11279.1356807963</text:p>
          </table:table-cell>
          <table:table-cell office:value-type="float" office:value="30708.0019734965">
            <text:p>30708.0019734965</text:p>
          </table:table-cell>
          <table:table-cell office:value-type="float" office:value="404761.160858289">
            <text:p>404761.160858289</text:p>
          </table:table-cell>
          <table:table-cell office:value-type="float" office:value="6271.31136929083">
            <text:p>6271.3113692908</text:p>
          </table:table-cell>
          <table:table-cell office:value-type="float" office:value="14540.4552596321">
            <text:p>14540.4552596321</text:p>
          </table:table-cell>
          <table:table-cell office:value-type="float" office:value="1890.309234275">
            <text:p>1890.309234275</text:p>
          </table:table-cell>
          <table:table-cell office:value-type="float" office:value="777.512574602703">
            <text:p>777.5125746027</text:p>
          </table:table-cell>
          <table:table-cell office:value-type="float" office:value="8453.12512854026">
            <text:p>8453.1251285403</text:p>
          </table:table-cell>
          <table:table-cell office:value-type="float" office:value="4109.21727638816">
            <text:p>4109.2172763882</text:p>
          </table:table-cell>
          <table:table-cell office:value-type="float" office:value="1835.65197863545">
            <text:p>1835.6519786355</text:p>
          </table:table-cell>
          <table:table-cell office:value-type="float" office:value="6031.07055742964">
            <text:p>6031.0705574296</text:p>
          </table:table-cell>
          <table:table-cell office:value-type="float" office:value="5463.07469800836">
            <text:p>5463.0746980084</text:p>
          </table:table-cell>
          <table:table-cell office:value-type="float" office:value="4847.06725352827">
            <text:p>4847.0672535283</text:p>
          </table:table-cell>
          <table:table-cell office:value-type="float" office:value="6067.97450025883">
            <text:p>6067.9745002588</text:p>
          </table:table-cell>
          <table:table-cell office:value-type="float" office:value="22716.7057052865">
            <text:p>22716.7057052865</text:p>
          </table:table-cell>
          <table:table-cell office:value-type="float" office:value="5523.73902352365">
            <text:p>5523.7390235237</text:p>
          </table:table-cell>
          <table:table-cell office:value-type="float" office:value="3891.69998701435">
            <text:p>3891.6999870144</text:p>
          </table:table-cell>
          <table:table-cell office:value-type="float" office:value="2093.00788837303">
            <text:p>2093.007888373</text:p>
          </table:table-cell>
          <table:table-cell office:value-type="float" office:value="9293.51782564286">
            <text:p>9293.5178256429</text:p>
          </table:table-cell>
          <table:table-cell office:value-type="float" office:value="34244.8066942861">
            <text:p>34244.8066942861</text:p>
          </table:table-cell>
          <table:table-cell office:value-type="float" office:value="26919.7215138504">
            <text:p>26919.7215138504</text:p>
          </table:table-cell>
          <table:table-cell office:value-type="float" office:value="63430.5632822075">
            <text:p>63430.5632822075</text:p>
          </table:table-cell>
          <table:table-cell office:value-type="float" office:value="11981.4590339762">
            <text:p>11981.4590339762</text:p>
          </table:table-cell>
          <table:table-cell office:value-type="float" office:value="13310.0448863951">
            <text:p>13310.0448863951</text:p>
          </table:table-cell>
          <table:table-cell office:value-type="float" office:value="18229.7714326155">
            <text:p>18229.7714326155</text:p>
          </table:table-cell>
          <table:table-cell office:value-type="float" office:value="38507.848839915">
            <text:p>38507.848839915</text:p>
          </table:table-cell>
          <table:table-cell office:value-type="float" office:value="10273.1232069588">
            <text:p>10273.1232069588</text:p>
          </table:table-cell>
          <table:table-cell office:value-type="float" office:value="9083.3235387678">
            <text:p>9083.3235387678</text:p>
          </table:table-cell>
          <table:table-cell office:value-type="float" office:value="25790.3347763683">
            <text:p>25790.3347763683</text:p>
          </table:table-cell>
          <table:table-cell office:value-type="float" office:value="17652.775997151">
            <text:p>17652.775997151</text:p>
          </table:table-cell>
          <table:table-cell office:value-type="float" office:value="13730.1749863591">
            <text:p>13730.1749863591</text:p>
          </table:table-cell>
          <table:table-cell office:value-type="float" office:value="30128.1306514524">
            <text:p>30128.1306514524</text:p>
          </table:table-cell>
          <table:table-cell office:value-type="float" office:value="16814.8328105282">
            <text:p>16814.8328105282</text:p>
          </table:table-cell>
          <table:table-cell office:value-type="float" office:value="46446.483550532">
            <text:p>46446.483550532</text:p>
          </table:table-cell>
          <table:table-cell office:value-type="float" office:value="3174.73924000149">
            <text:p>3174.7392400015</text:p>
          </table:table-cell>
          <table:table-cell office:value-type="float" office:value="11996.4817531657">
            <text:p>11996.4817531657</text:p>
          </table:table-cell>
          <table:table-cell office:value-type="float" office:value="173447.994743416">
            <text:p>173447.994743416</text:p>
          </table:table-cell>
          <table:table-cell office:value-type="float" office:value="11129.9729799547">
            <text:p>11129.9729799547</text:p>
          </table:table-cell>
          <table:table-cell office:value-type="float" office:value="12105.8338989805">
            <text:p>12105.8338989805</text:p>
          </table:table-cell>
          <table:table-cell office:value-type="float" office:value="7781.85475264478">
            <text:p>7781.8547526448</text:p>
          </table:table-cell>
          <table:table-cell office:value-type="float" office:value="14056.5746355413">
            <text:p>14056.5746355413</text:p>
          </table:table-cell>
          <table:table-cell office:value-type="float" office:value="91647.168265759">
            <text:p>91647.168265759</text:p>
          </table:table-cell>
          <table:table-cell office:value-type="float" office:value="183.770762147899">
            <text:p>183.7707621479</text:p>
          </table:table-cell>
          <table:table-cell office:value-type="float" office:value="19033.2494077599">
            <text:p>19033.2494077599</text:p>
          </table:table-cell>
          <table:table-cell office:value-type="float" office:value="78880.8535646216">
            <text:p>78880.8535646216</text:p>
          </table:table-cell>
          <table:table-cell office:value-type="float" office:value="52017.2193140216">
            <text:p>52017.2193140216</text:p>
          </table:table-cell>
          <table:table-cell office:value-type="float" office:value="12654.6660675897">
            <text:p>12654.6660675897</text:p>
          </table:table-cell>
          <table:table-cell office:value-type="float" office:value="146235.77645839">
            <text:p>146235.77645839</text:p>
          </table:table-cell>
          <table:table-cell office:value-type="float" office:value="57706.8390014273">
            <text:p>57706.8390014273</text:p>
          </table:table-cell>
          <table:table-cell office:value-type="float" office:value="2148008.23214413">
            <text:p>2148008.23214413</text:p>
          </table:table-cell>
          <table:table-cell office:value-type="float" office:value="77036.4361620257">
            <text:p>77036.4361620257</text:p>
          </table:table-cell>
          <table:table-cell office:value-type="float" office:value="9512.81236692911">
            <text:p>9512.8123669291</text:p>
          </table:table-cell>
          <table:table-cell office:value-type="float" office:value="3082.87995125087">
            <text:p>3082.8799512509</text:p>
          </table:table-cell>
          <table:table-cell office:value-type="float" office:value="19247.5779787134">
            <text:p>19247.5779787134</text:p>
          </table:table-cell>
          <table:table-cell office:value-type="float" office:value="1148237.24123559">
            <text:p>1148237.24123559</text:p>
          </table:table-cell>
          <table:table-cell office:value-type="float" office:value="11651.9237796883">
            <text:p>11651.9237796883</text:p>
          </table:table-cell>
          <table:table-cell office:value-type="float" office:value="31190.3907010179">
            <text:p>31190.3907010179</text:p>
          </table:table-cell>
          <table:table-cell office:value-type="float" office:value="58652.6550526685">
            <text:p>58652.6550526685</text:p>
          </table:table-cell>
          <table:table-cell office:value-type="float" office:value="47188.5230432483">
            <text:p>47188.5230432483</text:p>
          </table:table-cell>
          <table:table-cell office:value-type="float" office:value="977556.083985794">
            <text:p>977556.083985794</text:p>
          </table:table-cell>
          <table:table-cell office:value-type="float" office:value="2509.07021863147">
            <text:p>2509.0702186315</text:p>
          </table:table-cell>
          <table:table-cell office:value-type="float" office:value="21867.5420600483">
            <text:p>21867.5420600483</text:p>
          </table:table-cell>
          <table:table-cell office:value-type="float" office:value="26884.2889476599">
            <text:p>26884.2889476599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3</text:p>
          </table:table-cell>
          <table:table-cell office:value-type="float" office:value="416">
            <text:p>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89.93842714114">
            <text:p>7889.9384271411</text:p>
          </table:table-cell>
          <table:table-cell office:value-type="float" office:value="8917.82526202266">
            <text:p>8917.8252620227</text:p>
          </table:table-cell>
          <table:table-cell office:value-type="float" office:value="8339.92143267932">
            <text:p>8339.9214326793</text:p>
          </table:table-cell>
          <table:table-cell office:value-type="float" office:value="26351.6530342112">
            <text:p>26351.6530342112</text:p>
          </table:table-cell>
          <table:table-cell office:value-type="float" office:value="13857.3089738545">
            <text:p>13857.3089738545</text:p>
          </table:table-cell>
          <table:table-cell office:value-type="float" office:value="11608.19159378">
            <text:p>11608.19159378</text:p>
          </table:table-cell>
          <table:table-cell office:value-type="float" office:value="56525.6718235393">
            <text:p>56525.6718235393</text:p>
          </table:table-cell>
          <table:table-cell office:value-type="float" office:value="28366.9168319019">
            <text:p>28366.9168319019</text:p>
          </table:table-cell>
          <table:table-cell office:value-type="float" office:value="84320.7228880474">
            <text:p>84320.7228880474</text:p>
          </table:table-cell>
          <table:table-cell office:value-type="float" office:value="22948.3329500586">
            <text:p>22948.3329500586</text:p>
          </table:table-cell>
          <table:table-cell office:value-type="float" office:value="15974.0732632575">
            <text:p>15974.0732632575</text:p>
          </table:table-cell>
          <table:table-cell office:value-type="float" office:value="5445.23842557392">
            <text:p>5445.2384255739</text:p>
          </table:table-cell>
          <table:table-cell office:value-type="float" office:value="12665.9479487378">
            <text:p>12665.9479487378</text:p>
          </table:table-cell>
          <table:table-cell office:value-type="float" office:value="24919.3810832539">
            <text:p>24919.3810832539</text:p>
          </table:table-cell>
          <table:table-cell office:value-type="float" office:value="29505.5098148641">
            <text:p>29505.5098148641</text:p>
          </table:table-cell>
          <table:table-cell office:value-type="float" office:value="379770.925506498">
            <text:p>379770.925506498</text:p>
          </table:table-cell>
          <table:table-cell office:value-type="float" office:value="10727.4301639968">
            <text:p>10727.4301639968</text:p>
          </table:table-cell>
          <table:table-cell office:value-type="float" office:value="10586.7318008786">
            <text:p>10586.7318008786</text:p>
          </table:table-cell>
          <table:table-cell office:value-type="float" office:value="4278.34499701228">
            <text:p>4278.3449970123</text:p>
          </table:table-cell>
          <table:table-cell office:value-type="float" office:value="1124.43931555577">
            <text:p>1124.4393155558</text:p>
          </table:table-cell>
          <table:table-cell office:value-type="float" office:value="77458.0295940875">
            <text:p>77458.0295940875</text:p>
          </table:table-cell>
          <table:table-cell office:value-type="float" office:value="16000.9119477839">
            <text:p>16000.9119477839</text:p>
          </table:table-cell>
          <table:table-cell office:value-type="float" office:value="6932.43910429386">
            <text:p>6932.4391042939</text:p>
          </table:table-cell>
          <table:table-cell office:value-type="float" office:value="7493.41426478561">
            <text:p>7493.4142647856</text:p>
          </table:table-cell>
          <table:table-cell office:value-type="float" office:value="15961.9749076756">
            <text:p>15961.9749076756</text:p>
          </table:table-cell>
          <table:table-cell office:value-type="float" office:value="19827.8695284167">
            <text:p>19827.8695284167</text:p>
          </table:table-cell>
          <table:table-cell office:value-type="float" office:value="12646.9281581254">
            <text:p>12646.9281581254</text:p>
          </table:table-cell>
          <table:table-cell office:value-type="float" office:value="45604.3213251412">
            <text:p>45604.3213251412</text:p>
          </table:table-cell>
          <table:table-cell office:value-type="float" office:value="8357.386658459">
            <text:p>8357.386658459</text:p>
          </table:table-cell>
          <table:table-cell office:value-type="float" office:value="5674.04485703313">
            <text:p>5674.0448570331</text:p>
          </table:table-cell>
          <table:table-cell office:value-type="float" office:value="19572.5580591096">
            <text:p>19572.5580591096</text:p>
          </table:table-cell>
          <table:table-cell office:value-type="float" office:value="15831.713601832">
            <text:p>15831.713601832</text:p>
          </table:table-cell>
          <table:table-cell office:value-type="float" office:value="12443.6919239136">
            <text:p>12443.6919239136</text:p>
          </table:table-cell>
          <table:table-cell office:value-type="float" office:value="29963.6277403909">
            <text:p>29963.6277403909</text:p>
          </table:table-cell>
          <table:table-cell office:value-type="float" office:value="95666.3855139018">
            <text:p>95666.3855139018</text:p>
          </table:table-cell>
          <table:table-cell office:value-type="float" office:value="15925.1815100249">
            <text:p>15925.1815100249</text:p>
          </table:table-cell>
          <table:table-cell office:value-type="float" office:value="22855.2354439927">
            <text:p>22855.2354439927</text:p>
          </table:table-cell>
          <table:table-cell office:value-type="float" office:value="18546.7781438296">
            <text:p>18546.7781438296</text:p>
          </table:table-cell>
          <table:table-cell office:value-type="float" office:value="99433.4229550794">
            <text:p>99433.4229550794</text:p>
          </table:table-cell>
          <table:table-cell office:value-type="float" office:value="11303.4541191971">
            <text:p>11303.4541191971</text:p>
          </table:table-cell>
          <table:table-cell office:value-type="float" office:value="13873.4831615963">
            <text:p>13873.4831615963</text:p>
          </table:table-cell>
          <table:table-cell office:value-type="float" office:value="58476.4093720371">
            <text:p>58476.4093720371</text:p>
          </table:table-cell>
          <table:table-cell office:value-type="float" office:value="13269.1847109044">
            <text:p>13269.1847109044</text:p>
          </table:table-cell>
          <table:table-cell office:value-type="float" office:value="24347.7171258233">
            <text:p>24347.7171258233</text:p>
          </table:table-cell>
          <table:table-cell office:value-type="float" office:value="21044.9995794975">
            <text:p>21044.9995794975</text:p>
          </table:table-cell>
          <table:table-cell office:value-type="float" office:value="17031.5033235242">
            <text:p>17031.5033235242</text:p>
          </table:table-cell>
          <table:table-cell office:value-type="float" office:value="74384.0204973445">
            <text:p>74384.0204973445</text:p>
          </table:table-cell>
          <table:table-cell office:value-type="float" office:value="6306.55751635035">
            <text:p>6306.5575163504</text:p>
          </table:table-cell>
          <table:table-cell office:value-type="float" office:value="11134.3741377735">
            <text:p>11134.3741377735</text:p>
          </table:table-cell>
          <table:table-cell office:value-type="float" office:value="304342.358482885">
            <text:p>304342.358482885</text:p>
          </table:table-cell>
          <table:table-cell office:value-type="float" office:value="8026.46314731805">
            <text:p>8026.4631473181</text:p>
          </table:table-cell>
          <table:table-cell office:value-type="float" office:value="17320.370288661">
            <text:p>17320.370288661</text:p>
          </table:table-cell>
          <table:table-cell office:value-type="float" office:value="6148.70851994139">
            <text:p>6148.7085199414</text:p>
          </table:table-cell>
          <table:table-cell office:value-type="float" office:value="14195.0098233193">
            <text:p>14195.0098233193</text:p>
          </table:table-cell>
          <table:table-cell office:value-type="float" office:value="172313.685578753">
            <text:p>172313.685578753</text:p>
          </table:table-cell>
          <table:table-cell office:value-type="float" office:value="179.324322154308">
            <text:p>179.3243221543</text:p>
          </table:table-cell>
          <table:table-cell office:value-type="float" office:value="17542.5297455127">
            <text:p>17542.5297455127</text:p>
          </table:table-cell>
          <table:table-cell office:value-type="float" office:value="60201.4961288301">
            <text:p>60201.4961288301</text:p>
          </table:table-cell>
          <table:table-cell office:value-type="float" office:value="61875.0954510197">
            <text:p>61875.0954510197</text:p>
          </table:table-cell>
          <table:table-cell office:value-type="float" office:value="10621.7383204097">
            <text:p>10621.7383204097</text:p>
          </table:table-cell>
          <table:table-cell office:value-type="float" office:value="176666.672162988">
            <text:p>176666.672162988</text:p>
          </table:table-cell>
          <table:table-cell office:value-type="float" office:value="61946.101691297">
            <text:p>61946.101691297</text:p>
          </table:table-cell>
          <table:table-cell office:value-type="float" office:value="43987.7789239272">
            <text:p>43987.7789239272</text:p>
          </table:table-cell>
          <table:table-cell office:value-type="float" office:value="7541.32523856635">
            <text:p>7541.3252385664</text:p>
          </table:table-cell>
          <table:table-cell office:value-type="float" office:value="7998.31145119492">
            <text:p>7998.3114511949</text:p>
          </table:table-cell>
          <table:table-cell office:value-type="float" office:value="6065.23477879961">
            <text:p>6065.2347787996</text:p>
          </table:table-cell>
          <table:table-cell office:value-type="float" office:value="17634.5109453112">
            <text:p>17634.5109453112</text:p>
          </table:table-cell>
          <table:table-cell office:value-type="float" office:value="827595.073952039">
            <text:p>827595.073952039</text:p>
          </table:table-cell>
          <table:table-cell office:value-type="float" office:value="5786.55195284319">
            <text:p>5786.5519528432</text:p>
          </table:table-cell>
          <table:table-cell office:value-type="float" office:value="72599.4568446379">
            <text:p>72599.4568446379</text:p>
          </table:table-cell>
          <table:table-cell office:value-type="float" office:value="37141.8228147467">
            <text:p>37141.8228147467</text:p>
          </table:table-cell>
          <table:table-cell office:value-type="float" office:value="17738.2027751198">
            <text:p>17738.2027751198</text:p>
          </table:table-cell>
          <table:table-cell office:value-type="float" office:value="119444.608061259">
            <text:p>119444.608061259</text:p>
          </table:table-cell>
          <table:table-cell office:value-type="float" office:value="1796.05564073266">
            <text:p>1796.0556407327</text:p>
          </table:table-cell>
          <table:table-cell office:value-type="float" office:value="18860.5169208841">
            <text:p>18860.5169208841</text:p>
          </table:table-cell>
          <table:table-cell office:value-type="float" office:value="43948.1089118758">
            <text:p>43948.1089118758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6</text:p>
          </table:table-cell>
          <table:table-cell office:value-type="float" office:value="576">
            <text:p>576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5867.02680201313">
            <text:p>5867.0268020131</text:p>
          </table:table-cell>
          <table:table-cell office:value-type="float" office:value="9625.36226058742">
            <text:p>9625.3622605874</text:p>
          </table:table-cell>
          <table:table-cell office:value-type="float" office:value="3461.26698990579">
            <text:p>3461.2669899058</text:p>
          </table:table-cell>
          <table:table-cell office:value-type="float" office:value="28254.5393216155">
            <text:p>28254.5393216155</text:p>
          </table:table-cell>
          <table:table-cell office:value-type="float" office:value="15364.461783776">
            <text:p>15364.461783776</text:p>
          </table:table-cell>
          <table:table-cell office:value-type="float" office:value="8431.59446671893">
            <text:p>8431.5944667189</text:p>
          </table:table-cell>
          <table:table-cell office:value-type="float" office:value="19550.9055592999">
            <text:p>19550.9055592999</text:p>
          </table:table-cell>
          <table:table-cell office:value-type="float" office:value="16558.1710550682">
            <text:p>16558.1710550682</text:p>
          </table:table-cell>
          <table:table-cell office:value-type="float" office:value="38556.1223176818">
            <text:p>38556.1223176818</text:p>
          </table:table-cell>
          <table:table-cell office:value-type="float" office:value="22577.3455240841">
            <text:p>22577.3455240841</text:p>
          </table:table-cell>
          <table:table-cell office:value-type="float" office:value="14313.9006876971">
            <text:p>14313.9006876971</text:p>
          </table:table-cell>
          <table:table-cell office:value-type="float" office:value="2692.42340839799">
            <text:p>2692.423408398</text:p>
          </table:table-cell>
          <table:table-cell office:value-type="float" office:value="12090.8157664602">
            <text:p>12090.8157664602</text:p>
          </table:table-cell>
          <table:table-cell office:value-type="float" office:value="16927.5893051789">
            <text:p>16927.5893051789</text:p>
          </table:table-cell>
          <table:table-cell office:value-type="float" office:value="26255.6088977686">
            <text:p>26255.6088977686</text:p>
          </table:table-cell>
          <table:table-cell office:value-type="float" office:value="305305.510081253">
            <text:p>305305.510081253</text:p>
          </table:table-cell>
          <table:table-cell office:value-type="float" office:value="7371.95780753864">
            <text:p>7371.9578075387</text:p>
          </table:table-cell>
          <table:table-cell office:value-type="float" office:value="14095.438972034">
            <text:p>14095.438972034</text:p>
          </table:table-cell>
          <table:table-cell office:value-type="float" office:value="4324.27711446497">
            <text:p>4324.277114465</text:p>
          </table:table-cell>
          <table:table-cell office:value-type="float" office:value="1328.92299407567">
            <text:p>1328.9229940757</text:p>
          </table:table-cell>
          <table:table-cell office:value-type="float" office:value="36530.8223285874">
            <text:p>36530.8223285874</text:p>
          </table:table-cell>
          <table:table-cell office:value-type="float" office:value="12960.1753247026">
            <text:p>12960.1753247026</text:p>
          </table:table-cell>
          <table:table-cell office:value-type="float" office:value="5789.80737157345">
            <text:p>5789.8073715735</text:p>
          </table:table-cell>
          <table:table-cell office:value-type="float" office:value="12769.2763056843">
            <text:p>12769.2763056843</text:p>
          </table:table-cell>
          <table:table-cell office:value-type="float" office:value="16798.1345875619">
            <text:p>16798.1345875619</text:p>
          </table:table-cell>
          <table:table-cell office:value-type="float" office:value="18259.020658257">
            <text:p>18259.020658257</text:p>
          </table:table-cell>
          <table:table-cell office:value-type="float" office:value="13455.4592039814">
            <text:p>13455.4592039814</text:p>
          </table:table-cell>
          <table:table-cell office:value-type="float" office:value="40769.7835114206">
            <text:p>40769.7835114206</text:p>
          </table:table-cell>
          <table:table-cell office:value-type="float" office:value="9812.86848769433">
            <text:p>9812.8684876943</text:p>
          </table:table-cell>
          <table:table-cell office:value-type="float" office:value="9303.95471550886">
            <text:p>9303.9547155089</text:p>
          </table:table-cell>
          <table:table-cell office:value-type="float" office:value="12793.4566461759">
            <text:p>12793.4566461759</text:p>
          </table:table-cell>
          <table:table-cell office:value-type="float" office:value="18080.1523217994">
            <text:p>18080.1523217994</text:p>
          </table:table-cell>
          <table:table-cell office:value-type="float" office:value="21672.3445880996">
            <text:p>21672.3445880996</text:p>
          </table:table-cell>
          <table:table-cell office:value-type="float" office:value="31597.9096125684">
            <text:p>31597.9096125684</text:p>
          </table:table-cell>
          <table:table-cell office:value-type="float" office:value="66932.3658645196">
            <text:p>66932.3658645196</text:p>
          </table:table-cell>
          <table:table-cell office:value-type="float" office:value="15442.1393601612">
            <text:p>15442.1393601612</text:p>
          </table:table-cell>
          <table:table-cell office:value-type="float" office:value="20917.453646778">
            <text:p>20917.453646778</text:p>
          </table:table-cell>
          <table:table-cell office:value-type="float" office:value="20397.2352190969">
            <text:p>20397.2352190969</text:p>
          </table:table-cell>
          <table:table-cell office:value-type="float" office:value="59816.6659165715">
            <text:p>59816.6659165715</text:p>
          </table:table-cell>
          <table:table-cell office:value-type="float" office:value="10425.982200777">
            <text:p>10425.982200777</text:p>
          </table:table-cell>
          <table:table-cell office:value-type="float" office:value="11153.6268009659">
            <text:p>11153.6268009659</text:p>
          </table:table-cell>
          <table:table-cell office:value-type="float" office:value="46066.6918723198">
            <text:p>46066.6918723198</text:p>
          </table:table-cell>
          <table:table-cell office:value-type="float" office:value="13126.0881700673">
            <text:p>13126.0881700673</text:p>
          </table:table-cell>
          <table:table-cell office:value-type="float" office:value="20147.145166859">
            <text:p>20147.145166859</text:p>
          </table:table-cell>
          <table:table-cell office:value-type="float" office:value="21457.2201900647">
            <text:p>21457.2201900647</text:p>
          </table:table-cell>
          <table:table-cell office:value-type="float" office:value="18643.6544184557">
            <text:p>18643.6544184557</text:p>
          </table:table-cell>
          <table:table-cell office:value-type="float" office:value="44867.4942835395">
            <text:p>44867.4942835395</text:p>
          </table:table-cell>
          <table:table-cell office:value-type="float" office:value="4161.24778309415">
            <text:p>4161.2477830942</text:p>
          </table:table-cell>
          <table:table-cell office:value-type="float" office:value="10347.064517436">
            <text:p>10347.064517436</text:p>
          </table:table-cell>
          <table:table-cell office:value-type="float" office:value="200035.442414919">
            <text:p>200035.442414919</text:p>
          </table:table-cell>
          <table:table-cell office:value-type="float" office:value="8469.37943907975">
            <text:p>8469.3794390798</text:p>
          </table:table-cell>
          <table:table-cell office:value-type="float" office:value="16670.9134093745">
            <text:p>16670.9134093745</text:p>
          </table:table-cell>
          <table:table-cell office:value-type="float" office:value="7528.76488548427">
            <text:p>7528.7648854843</text:p>
          </table:table-cell>
          <table:table-cell office:value-type="float" office:value="27671.9956446498">
            <text:p>27671.9956446498</text:p>
          </table:table-cell>
          <table:table-cell office:value-type="float" office:value="126269.367712031">
            <text:p>126269.367712031</text:p>
          </table:table-cell>
          <table:table-cell office:value-type="float" office:value="169.994177303319">
            <text:p>169.9941773033</text:p>
          </table:table-cell>
          <table:table-cell office:value-type="float" office:value="23316.4269343201">
            <text:p>23316.4269343201</text:p>
          </table:table-cell>
          <table:table-cell office:value-type="float" office:value="63504.9321091137">
            <text:p>63504.9321091137</text:p>
          </table:table-cell>
          <table:table-cell office:value-type="float" office:value="54406.7172737606">
            <text:p>54406.7172737606</text:p>
          </table:table-cell>
          <table:table-cell office:value-type="float" office:value="11037.3237086884">
            <text:p>11037.3237086884</text:p>
          </table:table-cell>
          <table:table-cell office:value-type="float" office:value="151023.513491692">
            <text:p>151023.513491692</text:p>
          </table:table-cell>
          <table:table-cell office:value-type="float" office:value="37632.2749193409">
            <text:p>37632.2749193409</text:p>
          </table:table-cell>
          <table:table-cell office:value-type="float" office:value="429796.040591725">
            <text:p>429796.040591725</text:p>
          </table:table-cell>
          <table:table-cell office:value-type="float" office:value="35351.5248972684">
            <text:p>35351.5248972684</text:p>
          </table:table-cell>
          <table:table-cell office:value-type="float" office:value="10925.7707273571">
            <text:p>10925.7707273571</text:p>
          </table:table-cell>
          <table:table-cell office:value-type="float" office:value="3971.17473507198">
            <text:p>3971.174735072</text:p>
          </table:table-cell>
          <table:table-cell office:value-type="float" office:value="14333.4152579424">
            <text:p>14333.4152579424</text:p>
          </table:table-cell>
          <table:table-cell office:value-type="float" office:value="925535.286702429">
            <text:p>925535.286702429</text:p>
          </table:table-cell>
          <table:table-cell office:value-type="float" office:value="8506.30738517372">
            <text:p>8506.3073851737</text:p>
          </table:table-cell>
          <table:table-cell office:value-type="float" office:value="25873.5295127016">
            <text:p>25873.5295127016</text:p>
          </table:table-cell>
          <table:table-cell office:value-type="float" office:value="33876.2808504349">
            <text:p>33876.2808504349</text:p>
          </table:table-cell>
          <table:table-cell office:value-type="float" office:value="25265.4266050384">
            <text:p>25265.4266050384</text:p>
          </table:table-cell>
          <table:table-cell office:value-type="float" office:value="234571.332968389">
            <text:p>234571.332968389</text:p>
          </table:table-cell>
          <table:table-cell office:value-type="float" office:value="1310.62842661186">
            <text:p>1310.6284266119</text:p>
          </table:table-cell>
          <table:table-cell office:value-type="float" office:value="12994.8232396158">
            <text:p>12994.8232396158</text:p>
          </table:table-cell>
          <table:table-cell office:value-type="float" office:value="28340.6511784664">
            <text:p>28340.6511784664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9</text:p>
          </table:table-cell>
          <table:table-cell office:value-type="float" office:value="793">
            <text:p>793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8632.92813615123">
            <text:p>8632.9281361512</text:p>
          </table:table-cell>
          <table:table-cell office:value-type="float" office:value="15974.7043189102">
            <text:p>15974.7043189102</text:p>
          </table:table-cell>
          <table:table-cell office:value-type="float" office:value="3558.82716502886">
            <text:p>3558.8271650289</text:p>
          </table:table-cell>
          <table:table-cell office:value-type="float" office:value="38503.7051472775">
            <text:p>38503.7051472775</text:p>
          </table:table-cell>
          <table:table-cell office:value-type="float" office:value="15671.4343950767">
            <text:p>15671.4343950767</text:p>
          </table:table-cell>
          <table:table-cell office:value-type="float" office:value="10894.3765063039">
            <text:p>10894.3765063039</text:p>
          </table:table-cell>
          <table:table-cell office:value-type="float" office:value="40903.0838802036">
            <text:p>40903.0838802036</text:p>
          </table:table-cell>
          <table:table-cell office:value-type="float" office:value="23571.7346084253">
            <text:p>23571.7346084253</text:p>
          </table:table-cell>
          <table:table-cell office:value-type="float" office:value="67827.8517564674">
            <text:p>67827.8517564674</text:p>
          </table:table-cell>
          <table:table-cell office:value-type="float" office:value="29681.2086747975">
            <text:p>29681.2086747975</text:p>
          </table:table-cell>
          <table:table-cell office:value-type="float" office:value="20437.4436683716">
            <text:p>20437.4436683716</text:p>
          </table:table-cell>
          <table:table-cell office:value-type="float" office:value="5107.17229142494">
            <text:p>5107.172291425</text:p>
          </table:table-cell>
          <table:table-cell office:value-type="float" office:value="14141.5650887198">
            <text:p>14141.5650887198</text:p>
          </table:table-cell>
          <table:table-cell office:value-type="float" office:value="19613.3807372119">
            <text:p>19613.3807372119</text:p>
          </table:table-cell>
          <table:table-cell office:value-type="float" office:value="28552.5069668521">
            <text:p>28552.5069668521</text:p>
          </table:table-cell>
          <table:table-cell office:value-type="float" office:value="504381.990299746">
            <text:p>504381.990299746</text:p>
          </table:table-cell>
          <table:table-cell office:value-type="float" office:value="12252.2513325693">
            <text:p>12252.2513325693</text:p>
          </table:table-cell>
          <table:table-cell office:value-type="float" office:value="18082.302959616">
            <text:p>18082.302959616</text:p>
          </table:table-cell>
          <table:table-cell office:value-type="float" office:value="4429.75116749296">
            <text:p>4429.751167493</text:p>
          </table:table-cell>
          <table:table-cell office:value-type="float" office:value="1247.57754867658">
            <text:p>1247.5775486766</text:p>
          </table:table-cell>
          <table:table-cell office:value-type="float" office:value="23452.3742417214">
            <text:p>23452.3742417214</text:p>
          </table:table-cell>
          <table:table-cell office:value-type="float" office:value="14495.931460019">
            <text:p>14495.931460019</text:p>
          </table:table-cell>
          <table:table-cell office:value-type="float" office:value="6353.72071764418">
            <text:p>6353.7207176442</text:p>
          </table:table-cell>
          <table:table-cell office:value-type="float" office:value="9395.22432422659">
            <text:p>9395.2243242266</text:p>
          </table:table-cell>
          <table:table-cell office:value-type="float" office:value="11106.5787921132">
            <text:p>11106.5787921132</text:p>
          </table:table-cell>
          <table:table-cell office:value-type="float" office:value="13847.9502787499">
            <text:p>13847.9502787499</text:p>
          </table:table-cell>
          <table:table-cell office:value-type="float" office:value="17717.0182771055">
            <text:p>17717.0182771055</text:p>
          </table:table-cell>
          <table:table-cell office:value-type="float" office:value="54507.7902701786">
            <text:p>54507.7902701786</text:p>
          </table:table-cell>
          <table:table-cell office:value-type="float" office:value="14491.4983303281">
            <text:p>14491.4983303281</text:p>
          </table:table-cell>
          <table:table-cell office:value-type="float" office:value="5881.52008136223">
            <text:p>5881.5200813622</text:p>
          </table:table-cell>
          <table:table-cell office:value-type="float" office:value="9395.30145522942">
            <text:p>9395.3014552294</text:p>
          </table:table-cell>
          <table:table-cell office:value-type="float" office:value="21173.7746838106">
            <text:p>21173.7746838106</text:p>
          </table:table-cell>
          <table:table-cell office:value-type="float" office:value="17057.7248469506">
            <text:p>17057.7248469506</text:p>
          </table:table-cell>
          <table:table-cell office:value-type="float" office:value="24505.1934226921">
            <text:p>24505.1934226921</text:p>
          </table:table-cell>
          <table:table-cell office:value-type="float" office:value="71548.8250846974">
            <text:p>71548.8250846974</text:p>
          </table:table-cell>
          <table:table-cell office:value-type="float" office:value="13827.6122515371">
            <text:p>13827.6122515371</text:p>
          </table:table-cell>
          <table:table-cell office:value-type="float" office:value="17542.3104251879">
            <text:p>17542.3104251879</text:p>
          </table:table-cell>
          <table:table-cell office:value-type="float" office:value="16014.472309279">
            <text:p>16014.472309279</text:p>
          </table:table-cell>
          <table:table-cell office:value-type="float" office:value="57192.831076695">
            <text:p>57192.831076695</text:p>
          </table:table-cell>
          <table:table-cell office:value-type="float" office:value="10464.236492293">
            <text:p>10464.236492293</text:p>
          </table:table-cell>
          <table:table-cell office:value-type="float" office:value="8825.01113723348">
            <text:p>8825.0111372335</text:p>
          </table:table-cell>
          <table:table-cell office:value-type="float" office:value="50473.3936188533">
            <text:p>50473.3936188533</text:p>
          </table:table-cell>
          <table:table-cell office:value-type="float" office:value="14185.2892633097">
            <text:p>14185.2892633097</text:p>
          </table:table-cell>
          <table:table-cell office:value-type="float" office:value="21219.0077962356">
            <text:p>21219.0077962356</text:p>
          </table:table-cell>
          <table:table-cell office:value-type="float" office:value="12334.0478139884">
            <text:p>12334.0478139884</text:p>
          </table:table-cell>
          <table:table-cell office:value-type="float" office:value="18538.9250923782">
            <text:p>18538.9250923782</text:p>
          </table:table-cell>
          <table:table-cell office:value-type="float" office:value="62003.9312917302">
            <text:p>62003.9312917302</text:p>
          </table:table-cell>
          <table:table-cell office:value-type="float" office:value="6343.99002127392">
            <text:p>6343.9900212739</text:p>
          </table:table-cell>
          <table:table-cell office:value-type="float" office:value="10107.6624824587">
            <text:p>10107.6624824587</text:p>
          </table:table-cell>
          <table:table-cell office:value-type="float" office:value="425593.85823662">
            <text:p>425593.85823662</text:p>
          </table:table-cell>
          <table:table-cell office:value-type="float" office:value="8869.56156835917">
            <text:p>8869.5615683592</text:p>
          </table:table-cell>
          <table:table-cell office:value-type="float" office:value="15878.1937758743">
            <text:p>15878.1937758743</text:p>
          </table:table-cell>
          <table:table-cell office:value-type="float" office:value="6202.84123380568">
            <text:p>6202.8412338057</text:p>
          </table:table-cell>
          <table:table-cell office:value-type="float" office:value="12961.3956910746">
            <text:p>12961.3956910746</text:p>
          </table:table-cell>
          <table:table-cell office:value-type="float" office:value="115168.325241768">
            <text:p>115168.325241768</text:p>
          </table:table-cell>
          <table:table-cell office:value-type="float" office:value="232.355885112488">
            <text:p>232.3558851125</text:p>
          </table:table-cell>
          <table:table-cell office:value-type="float" office:value="16325.3670450045">
            <text:p>16325.3670450045</text:p>
          </table:table-cell>
          <table:table-cell office:value-type="float" office:value="52254.0634085804">
            <text:p>52254.0634085804</text:p>
          </table:table-cell>
          <table:table-cell office:value-type="float" office:value="35071.8650425366">
            <text:p>35071.8650425366</text:p>
          </table:table-cell>
          <table:table-cell office:value-type="float" office:value="10295.4435711226">
            <text:p>10295.4435711226</text:p>
          </table:table-cell>
          <table:table-cell office:value-type="float" office:value="153991.88923982">
            <text:p>153991.88923982</text:p>
          </table:table-cell>
          <table:table-cell office:value-type="float" office:value="35380.74419221">
            <text:p>35380.74419221</text:p>
          </table:table-cell>
          <table:table-cell office:value-type="float" office:value="12446.1309672416">
            <text:p>12446.1309672416</text:p>
          </table:table-cell>
          <table:table-cell office:value-type="float" office:value="3218.73488192021">
            <text:p>3218.7348819202</text:p>
          </table:table-cell>
          <table:table-cell office:value-type="float" office:value="9970.70199620965">
            <text:p>9970.7019962097</text:p>
          </table:table-cell>
          <table:table-cell office:value-type="float" office:value="6521.97695244619">
            <text:p>6521.9769524462</text:p>
          </table:table-cell>
          <table:table-cell office:value-type="float" office:value="17999.1327488841">
            <text:p>17999.1327488841</text:p>
          </table:table-cell>
          <table:table-cell office:value-type="float" office:value="999071.488636714">
            <text:p>999071.488636714</text:p>
          </table:table-cell>
          <table:table-cell office:value-type="float" office:value="12212.5491944471">
            <text:p>12212.5491944471</text:p>
          </table:table-cell>
          <table:table-cell office:value-type="float" office:value="70827.6849059167">
            <text:p>70827.6849059167</text:p>
          </table:table-cell>
          <table:table-cell office:value-type="float" office:value="47251.1850409376">
            <text:p>47251.1850409376</text:p>
          </table:table-cell>
          <table:table-cell office:value-type="float" office:value="27378.4769166904">
            <text:p>27378.4769166904</text:p>
          </table:table-cell>
          <table:table-cell office:value-type="float" office:value="52496.5980214589">
            <text:p>52496.5980214589</text:p>
          </table:table-cell>
          <table:table-cell office:value-type="float" office:value="1386.26578572775">
            <text:p>1386.2657857278</text:p>
          </table:table-cell>
          <table:table-cell office:value-type="float" office:value="15708.920416477">
            <text:p>15708.920416477</text:p>
          </table:table-cell>
          <table:table-cell office:value-type="float" office:value="39693.8621237072">
            <text:p>39693.8621237072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12</text:p>
          </table:table-cell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9675.16562727718">
            <text:p>9675.1656272772</text:p>
          </table:table-cell>
          <table:table-cell office:value-type="float" office:value="21140.5652153271">
            <text:p>21140.5652153271</text:p>
          </table:table-cell>
          <table:table-cell office:value-type="float" office:value="7405.45013952191">
            <text:p>7405.4501395219</text:p>
          </table:table-cell>
          <table:table-cell office:value-type="float" office:value="37152.0677584415">
            <text:p>37152.0677584415</text:p>
          </table:table-cell>
          <table:table-cell office:value-type="float" office:value="20836.9351012978">
            <text:p>20836.9351012978</text:p>
          </table:table-cell>
          <table:table-cell office:value-type="float" office:value="9293.65538598228">
            <text:p>9293.6553859823</text:p>
          </table:table-cell>
          <table:table-cell office:value-type="float" office:value="74230.817482296">
            <text:p>74230.817482296</text:p>
          </table:table-cell>
          <table:table-cell office:value-type="float" office:value="18130.884019925">
            <text:p>18130.884019925</text:p>
          </table:table-cell>
          <table:table-cell office:value-type="float" office:value="68682.8980033768">
            <text:p>68682.8980033768</text:p>
          </table:table-cell>
          <table:table-cell office:value-type="float" office:value="35904.5904537031">
            <text:p>35904.5904537031</text:p>
          </table:table-cell>
          <table:table-cell office:value-type="float" office:value="14626.1612018494">
            <text:p>14626.1612018494</text:p>
          </table:table-cell>
          <table:table-cell office:value-type="float" office:value="5873.15095863445">
            <text:p>5873.1509586345</text:p>
          </table:table-cell>
          <table:table-cell office:value-type="float" office:value="11424.2611617256">
            <text:p>11424.2611617256</text:p>
          </table:table-cell>
          <table:table-cell office:value-type="float" office:value="23930.3049262697">
            <text:p>23930.3049262697</text:p>
          </table:table-cell>
          <table:table-cell office:value-type="float" office:value="24473.9361036574">
            <text:p>24473.9361036574</text:p>
          </table:table-cell>
          <table:table-cell office:value-type="float" office:value="265616.895227984">
            <text:p>265616.895227984</text:p>
          </table:table-cell>
          <table:table-cell office:value-type="float" office:value="12616.9972319292">
            <text:p>12616.9972319292</text:p>
          </table:table-cell>
          <table:table-cell office:value-type="float" office:value="21293.6235029997">
            <text:p>21293.6235029997</text:p>
          </table:table-cell>
          <table:table-cell office:value-type="float" office:value="5652.60634381839">
            <text:p>5652.6063438184</text:p>
          </table:table-cell>
          <table:table-cell office:value-type="float" office:value="1816.71703096143">
            <text:p>1816.7170309614</text:p>
          </table:table-cell>
          <table:table-cell office:value-type="float" office:value="98889.6953809456">
            <text:p>98889.6953809456</text:p>
          </table:table-cell>
          <table:table-cell office:value-type="float" office:value="14414.3937056135">
            <text:p>14414.3937056135</text:p>
          </table:table-cell>
          <table:table-cell office:value-type="float" office:value="6801.93839900097">
            <text:p>6801.938399001</text:p>
          </table:table-cell>
          <table:table-cell office:value-type="float" office:value="12487.9085733929">
            <text:p>12487.9085733929</text:p>
          </table:table-cell>
          <table:table-cell office:value-type="float" office:value="27184.1835110964">
            <text:p>27184.1835110964</text:p>
          </table:table-cell>
          <table:table-cell office:value-type="float" office:value="22661.083748025">
            <text:p>22661.083748025</text:p>
          </table:table-cell>
          <table:table-cell office:value-type="float" office:value="17940.9439148991">
            <text:p>17940.9439148991</text:p>
          </table:table-cell>
          <table:table-cell office:value-type="float" office:value="52962.5542951632">
            <text:p>52962.5542951632</text:p>
          </table:table-cell>
          <table:table-cell office:value-type="float" office:value="19753.7183864887">
            <text:p>19753.7183864887</text:p>
          </table:table-cell>
          <table:table-cell office:value-type="float" office:value="14829.3295416703">
            <text:p>14829.3295416703</text:p>
          </table:table-cell>
          <table:table-cell office:value-type="float" office:value="23375.5781819126">
            <text:p>23375.5781819126</text:p>
          </table:table-cell>
          <table:table-cell office:value-type="float" office:value="22896.1672631366">
            <text:p>22896.1672631366</text:p>
          </table:table-cell>
          <table:table-cell office:value-type="float" office:value="22377.8148453852">
            <text:p>22377.8148453852</text:p>
          </table:table-cell>
          <table:table-cell office:value-type="float" office:value="20300.1305632519">
            <text:p>20300.1305632519</text:p>
          </table:table-cell>
          <table:table-cell office:value-type="float" office:value="75737.7060378764">
            <text:p>75737.7060378764</text:p>
          </table:table-cell>
          <table:table-cell office:value-type="float" office:value="16826.5061421757">
            <text:p>16826.5061421757</text:p>
          </table:table-cell>
          <table:table-cell office:value-type="float" office:value="18120.8640073389">
            <text:p>18120.8640073389</text:p>
          </table:table-cell>
          <table:table-cell office:value-type="float" office:value="17891.7360598808">
            <text:p>17891.7360598808</text:p>
          </table:table-cell>
          <table:table-cell office:value-type="float" office:value="68756.6192543233">
            <text:p>68756.6192543233</text:p>
          </table:table-cell>
          <table:table-cell office:value-type="float" office:value="12842.9745211553">
            <text:p>12842.9745211553</text:p>
          </table:table-cell>
          <table:table-cell office:value-type="float" office:value="13768.913455963">
            <text:p>13768.913455963</text:p>
          </table:table-cell>
          <table:table-cell office:value-type="float" office:value="36871.0191638494">
            <text:p>36871.0191638494</text:p>
          </table:table-cell>
          <table:table-cell office:value-type="float" office:value="13013.3187289131">
            <text:p>13013.3187289131</text:p>
          </table:table-cell>
          <table:table-cell office:value-type="float" office:value="24896.1790357273">
            <text:p>24896.1790357273</text:p>
          </table:table-cell>
          <table:table-cell office:value-type="float" office:value="20107.9170841812">
            <text:p>20107.9170841812</text:p>
          </table:table-cell>
          <table:table-cell office:value-type="float" office:value="15598.160441532">
            <text:p>15598.160441532</text:p>
          </table:table-cell>
          <table:table-cell office:value-type="float" office:value="84914.5225612278">
            <text:p>84914.5225612278</text:p>
          </table:table-cell>
          <table:table-cell office:value-type="float" office:value="6943.35051507529">
            <text:p>6943.3505150753</text:p>
          </table:table-cell>
          <table:table-cell office:value-type="float" office:value="9928.09758495299">
            <text:p>9928.097584953</text:p>
          </table:table-cell>
          <table:table-cell office:value-type="float" office:value="158222.642846065">
            <text:p>158222.642846065</text:p>
          </table:table-cell>
          <table:table-cell office:value-type="float" office:value="13108.6946438695">
            <text:p>13108.6946438695</text:p>
          </table:table-cell>
          <table:table-cell office:value-type="float" office:value="16991.0968632118">
            <text:p>16991.0968632118</text:p>
          </table:table-cell>
          <table:table-cell office:value-type="float" office:value="6115.61720549976">
            <text:p>6115.6172054998</text:p>
          </table:table-cell>
          <table:table-cell office:value-type="float" office:value="15268.598202664">
            <text:p>15268.598202664</text:p>
          </table:table-cell>
          <table:table-cell office:value-type="float" office:value="177552.263377744">
            <text:p>177552.263377744</text:p>
          </table:table-cell>
          <table:table-cell office:value-type="float" office:value="165.429019143158">
            <text:p>165.4290191432</text:p>
          </table:table-cell>
          <table:table-cell office:value-type="float" office:value="18964.1483177424">
            <text:p>18964.1483177424</text:p>
          </table:table-cell>
          <table:table-cell office:value-type="float" office:value="60079.3936205068">
            <text:p>60079.3936205068</text:p>
          </table:table-cell>
          <table:table-cell office:value-type="float" office:value="36736.6220123042">
            <text:p>36736.6220123042</text:p>
          </table:table-cell>
          <table:table-cell office:value-type="float" office:value="8872.36357684768">
            <text:p>8872.3635768477</text:p>
          </table:table-cell>
          <table:table-cell office:value-type="float" office:value="175335.413098041">
            <text:p>175335.413098041</text:p>
          </table:table-cell>
          <table:table-cell office:value-type="float" office:value="73591.0607155099">
            <text:p>73591.0607155099</text:p>
          </table:table-cell>
          <table:table-cell office:value-type="float" office:value="75293.0833955726">
            <text:p>75293.0833955726</text:p>
          </table:table-cell>
          <table:table-cell office:value-type="float" office:value="6265.63444844572">
            <text:p>6265.6344484457</text:p>
          </table:table-cell>
          <table:table-cell office:value-type="float" office:value="7268.49608685397">
            <text:p>7268.496086854</text:p>
          </table:table-cell>
          <table:table-cell office:value-type="float" office:value="4900.41053591382">
            <text:p>4900.4105359138</text:p>
          </table:table-cell>
          <table:table-cell office:value-type="float" office:value="17575.739015084">
            <text:p>17575.739015084</text:p>
          </table:table-cell>
          <table:table-cell office:value-type="float" office:value="395543.293446056">
            <text:p>395543.293446056</text:p>
          </table:table-cell>
          <table:table-cell office:value-type="float" office:value="15812.7222063499">
            <text:p>15812.7222063499</text:p>
          </table:table-cell>
          <table:table-cell office:value-type="float" office:value="48251.6895508104">
            <text:p>48251.6895508104</text:p>
          </table:table-cell>
          <table:table-cell office:value-type="float" office:value="55857.2964826058">
            <text:p>55857.2964826058</text:p>
          </table:table-cell>
          <table:table-cell office:value-type="float" office:value="32217.4823260488">
            <text:p>32217.4823260488</text:p>
          </table:table-cell>
          <table:table-cell office:value-type="float" office:value="123718.609597163">
            <text:p>123718.609597163</text:p>
          </table:table-cell>
          <table:table-cell office:value-type="float" office:value="2049.70691554487">
            <text:p>2049.7069155449</text:p>
          </table:table-cell>
          <table:table-cell office:value-type="float" office:value="15114.1401511097">
            <text:p>15114.1401511097</text:p>
          </table:table-cell>
          <table:table-cell office:value-type="float" office:value="56971.2490333076">
            <text:p>56971.2490333076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18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550.69557703137">
            <text:p>8550.6955770314</text:p>
          </table:table-cell>
          <table:table-cell office:value-type="float" office:value="14652.1815501202">
            <text:p>14652.1815501202</text:p>
          </table:table-cell>
          <table:table-cell office:value-type="float" office:value="5134.58904874533">
            <text:p>5134.5890487453</text:p>
          </table:table-cell>
          <table:table-cell office:value-type="float" office:value="36289.611922261">
            <text:p>36289.611922261</text:p>
          </table:table-cell>
          <table:table-cell office:value-type="float" office:value="15546.1781150981">
            <text:p>15546.1781150981</text:p>
          </table:table-cell>
          <table:table-cell office:value-type="float" office:value="5529.32214542782">
            <text:p>5529.3221454278</text:p>
          </table:table-cell>
          <table:table-cell office:value-type="float" office:value="60997.0301627649">
            <text:p>60997.0301627649</text:p>
          </table:table-cell>
          <table:table-cell office:value-type="float" office:value="13212.7453352311">
            <text:p>13212.7453352311</text:p>
          </table:table-cell>
          <table:table-cell office:value-type="float" office:value="50970.9005983408">
            <text:p>50970.9005983408</text:p>
          </table:table-cell>
          <table:table-cell office:value-type="float" office:value="21205.0923479673">
            <text:p>21205.0923479673</text:p>
          </table:table-cell>
          <table:table-cell office:value-type="float" office:value="2321.86684032638">
            <text:p>2321.8668403264</text:p>
          </table:table-cell>
          <table:table-cell office:value-type="float" office:value="4348.73416654476">
            <text:p>4348.7341665448</text:p>
          </table:table-cell>
          <table:table-cell office:value-type="float" office:value="8701.96348601697">
            <text:p>8701.963486017</text:p>
          </table:table-cell>
          <table:table-cell office:value-type="float" office:value="13273.8719850065">
            <text:p>13273.8719850065</text:p>
          </table:table-cell>
          <table:table-cell office:value-type="float" office:value="17266.0212546174">
            <text:p>17266.0212546174</text:p>
          </table:table-cell>
          <table:table-cell office:value-type="float" office:value="237385.746916356">
            <text:p>237385.746916356</text:p>
          </table:table-cell>
          <table:table-cell office:value-type="float" office:value="6958.21346013971">
            <text:p>6958.2134601397</text:p>
          </table:table-cell>
          <table:table-cell office:value-type="float" office:value="16813.1991465221">
            <text:p>16813.1991465221</text:p>
          </table:table-cell>
          <table:table-cell office:value-type="float" office:value="3703.80884403608">
            <text:p>3703.8088440361</text:p>
          </table:table-cell>
          <table:table-cell office:value-type="float" office:value="1023.44859022069">
            <text:p>1023.4485902207</text:p>
          </table:table-cell>
          <table:table-cell office:value-type="float" office:value="31567.1015998098">
            <text:p>31567.1015998098</text:p>
          </table:table-cell>
          <table:table-cell office:value-type="float" office:value="7843.76823941824">
            <text:p>7843.7682394182</text:p>
          </table:table-cell>
          <table:table-cell office:value-type="float" office:value="1917.30275802333">
            <text:p>1917.3027580233</text:p>
          </table:table-cell>
          <table:table-cell office:value-type="float" office:value="8817.47040490546">
            <text:p>8817.4704049055</text:p>
          </table:table-cell>
          <table:table-cell office:value-type="float" office:value="14445.8633506351">
            <text:p>14445.8633506351</text:p>
          </table:table-cell>
          <table:table-cell office:value-type="float" office:value="11808.5632530581">
            <text:p>11808.5632530581</text:p>
          </table:table-cell>
          <table:table-cell office:value-type="float" office:value="8961.20238571409">
            <text:p>8961.2023857141</text:p>
          </table:table-cell>
          <table:table-cell office:value-type="float" office:value="36202.9350384164">
            <text:p>36202.9350384164</text:p>
          </table:table-cell>
          <table:table-cell office:value-type="float" office:value="13357.1617455853">
            <text:p>13357.1617455853</text:p>
          </table:table-cell>
          <table:table-cell office:value-type="float" office:value="5082.47504148503">
            <text:p>5082.475041485</text:p>
          </table:table-cell>
          <table:table-cell office:value-type="float" office:value="11422.7088935219">
            <text:p>11422.7088935219</text:p>
          </table:table-cell>
          <table:table-cell office:value-type="float" office:value="15119.8409430504">
            <text:p>15119.8409430504</text:p>
          </table:table-cell>
          <table:table-cell office:value-type="float" office:value="18986.8494060131">
            <text:p>18986.8494060131</text:p>
          </table:table-cell>
          <table:table-cell office:value-type="float" office:value="28127.5856594651">
            <text:p>28127.5856594651</text:p>
          </table:table-cell>
          <table:table-cell office:value-type="float" office:value="70587.5985077665">
            <text:p>70587.5985077665</text:p>
          </table:table-cell>
          <table:table-cell office:value-type="float" office:value="18897.639739886">
            <text:p>18897.639739886</text:p>
          </table:table-cell>
          <table:table-cell office:value-type="float" office:value="18740.7816455943">
            <text:p>18740.7816455943</text:p>
          </table:table-cell>
          <table:table-cell office:value-type="float" office:value="15741.9473046259">
            <text:p>15741.9473046259</text:p>
          </table:table-cell>
          <table:table-cell office:value-type="float" office:value="58484.2893656126">
            <text:p>58484.2893656126</text:p>
          </table:table-cell>
          <table:table-cell office:value-type="float" office:value="11454.4706767407">
            <text:p>11454.4706767407</text:p>
          </table:table-cell>
          <table:table-cell office:value-type="float" office:value="10394.8800409512">
            <text:p>10394.8800409512</text:p>
          </table:table-cell>
          <table:table-cell office:value-type="float" office:value="28941.6316747345">
            <text:p>28941.6316747345</text:p>
          </table:table-cell>
          <table:table-cell office:value-type="float" office:value="11611.4469205331">
            <text:p>11611.4469205331</text:p>
          </table:table-cell>
          <table:table-cell office:value-type="float" office:value="24158.1223569169">
            <text:p>24158.1223569169</text:p>
          </table:table-cell>
          <table:table-cell office:value-type="float" office:value="20867.4911901881">
            <text:p>20867.4911901881</text:p>
          </table:table-cell>
          <table:table-cell office:value-type="float" office:value="14406.1172165758">
            <text:p>14406.1172165758</text:p>
          </table:table-cell>
          <table:table-cell office:value-type="float" office:value="54679.2929358253">
            <text:p>54679.2929358253</text:p>
          </table:table-cell>
          <table:table-cell office:value-type="float" office:value="6478.02933021365">
            <text:p>6478.0293302137</text:p>
          </table:table-cell>
          <table:table-cell office:value-type="float" office:value="7338.76601830199">
            <text:p>7338.766018302</text:p>
          </table:table-cell>
          <table:table-cell office:value-type="float" office:value="206179.463677359">
            <text:p>206179.463677359</text:p>
          </table:table-cell>
          <table:table-cell office:value-type="float" office:value="11746.4133851987">
            <text:p>11746.4133851987</text:p>
          </table:table-cell>
          <table:table-cell office:value-type="float" office:value="11547.799474348">
            <text:p>11547.799474348</text:p>
          </table:table-cell>
          <table:table-cell office:value-type="float" office:value="6404.17451019473">
            <text:p>6404.1745101947</text:p>
          </table:table-cell>
          <table:table-cell office:value-type="float" office:value="15331.1855505208">
            <text:p>15331.1855505208</text:p>
          </table:table-cell>
          <table:table-cell office:value-type="float" office:value="141046.14873674">
            <text:p>141046.14873674</text:p>
          </table:table-cell>
          <table:table-cell office:value-type="float" office:value="213.914204114843">
            <text:p>213.9142041148</text:p>
          </table:table-cell>
          <table:table-cell office:value-type="float" office:value="12686.8330059391">
            <text:p>12686.8330059391</text:p>
          </table:table-cell>
          <table:table-cell office:value-type="float" office:value="55851.9085680712">
            <text:p>55851.9085680712</text:p>
          </table:table-cell>
          <table:table-cell office:value-type="float" office:value="34796.1692784256">
            <text:p>34796.1692784256</text:p>
          </table:table-cell>
          <table:table-cell office:value-type="float" office:value="10101.8475187613">
            <text:p>10101.8475187613</text:p>
          </table:table-cell>
          <table:table-cell office:value-type="float" office:value="130696.974309503">
            <text:p>130696.974309503</text:p>
          </table:table-cell>
          <table:table-cell office:value-type="float" office:value="59493.942656437">
            <text:p>59493.942656437</text:p>
          </table:table-cell>
          <table:table-cell office:value-type="float" office:value="23851.3364376444">
            <text:p>23851.3364376444</text:p>
          </table:table-cell>
          <table:table-cell office:value-type="float" office:value="3229.67865427057">
            <text:p>3229.6786542706</text:p>
          </table:table-cell>
          <table:table-cell office:value-type="float" office:value="7588.01288958983">
            <text:p>7588.0128895898</text:p>
          </table:table-cell>
          <table:table-cell office:value-type="float" office:value="4601.73102868781">
            <text:p>4601.7310286878</text:p>
          </table:table-cell>
          <table:table-cell office:value-type="float" office:value="18004.6956634034">
            <text:p>18004.6956634034</text:p>
          </table:table-cell>
          <table:table-cell office:value-type="float" office:value="462047.030391285">
            <text:p>462047.030391285</text:p>
          </table:table-cell>
          <table:table-cell office:value-type="float" office:value="15920.796117398">
            <text:p>15920.796117398</text:p>
          </table:table-cell>
          <table:table-cell office:value-type="float" office:value="59881.9930688573">
            <text:p>59881.9930688573</text:p>
          </table:table-cell>
          <table:table-cell office:value-type="float" office:value="45812.8542009347">
            <text:p>45812.8542009347</text:p>
          </table:table-cell>
          <table:table-cell office:value-type="float" office:value="29704.9735916421">
            <text:p>29704.9735916421</text:p>
          </table:table-cell>
          <table:table-cell office:value-type="float" office:value="50902.3251586433">
            <text:p>50902.3251586433</text:p>
          </table:table-cell>
          <table:table-cell office:value-type="float" office:value="2062.30045648873">
            <text:p>2062.3004564887</text:p>
          </table:table-cell>
          <table:table-cell office:value-type="float" office:value="11193.2457413759">
            <text:p>11193.2457413759</text:p>
          </table:table-cell>
          <table:table-cell office:value-type="float" office:value="51684.3868130044">
            <text:p>51684.3868130044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117161">
            <text:p>1117161</text:p>
          </table:table-cell>
          <table:table-cell office:value-type="string">
            <text:p>t24</text:p>
          </table:table-cell>
          <table:table-cell office:value-type="float" office:value="1535">
            <text:p>153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599.8736646387">
            <text:p>5599.8736646387</text:p>
          </table:table-cell>
          <table:table-cell office:value-type="float" office:value="7808.29369770569">
            <text:p>7808.2936977057</text:p>
          </table:table-cell>
          <table:table-cell office:value-type="float" office:value="15608.9614024387">
            <text:p>15608.9614024387</text:p>
          </table:table-cell>
          <table:table-cell office:value-type="float" office:value="22529.4997198463">
            <text:p>22529.4997198463</text:p>
          </table:table-cell>
          <table:table-cell office:value-type="float" office:value="8743.58075320122">
            <text:p>8743.5807532012</text:p>
          </table:table-cell>
          <table:table-cell office:value-type="float" office:value="7733.72621749004">
            <text:p>7733.72621749</text:p>
          </table:table-cell>
          <table:table-cell office:value-type="float" office:value="81889.6538101554">
            <text:p>81889.6538101554</text:p>
          </table:table-cell>
          <table:table-cell office:value-type="float" office:value="14178.1506003387">
            <text:p>14178.1506003387</text:p>
          </table:table-cell>
          <table:table-cell office:value-type="float" office:value="48865.5137892443">
            <text:p>48865.5137892443</text:p>
          </table:table-cell>
          <table:table-cell office:value-type="float" office:value="19991.2312825568">
            <text:p>19991.2312825568</text:p>
          </table:table-cell>
          <table:table-cell office:value-type="float" office:value="18741.3035147839">
            <text:p>18741.3035147839</text:p>
          </table:table-cell>
          <table:table-cell office:value-type="float" office:value="3939.00739211821">
            <text:p>3939.0073921182</text:p>
          </table:table-cell>
          <table:table-cell office:value-type="float" office:value="7437.73496244948">
            <text:p>7437.7349624495</text:p>
          </table:table-cell>
          <table:table-cell office:value-type="float" office:value="26812.833978648">
            <text:p>26812.833978648</text:p>
          </table:table-cell>
          <table:table-cell office:value-type="float" office:value="23128.2697161717">
            <text:p>23128.2697161717</text:p>
          </table:table-cell>
          <table:table-cell office:value-type="float" office:value="307221.792873146">
            <text:p>307221.792873146</text:p>
          </table:table-cell>
          <table:table-cell office:value-type="float" office:value="7387.10706398888">
            <text:p>7387.1070639889</text:p>
          </table:table-cell>
          <table:table-cell office:value-type="float" office:value="10166.9600358672">
            <text:p>10166.9600358672</text:p>
          </table:table-cell>
          <table:table-cell office:value-type="float" office:value="3747.65703870323">
            <text:p>3747.6570387032</text:p>
          </table:table-cell>
          <table:table-cell office:value-type="float" office:value="886.781605821429">
            <text:p>886.7816058214</text:p>
          </table:table-cell>
          <table:table-cell office:value-type="float" office:value="175103.367881725">
            <text:p>175103.367881725</text:p>
          </table:table-cell>
          <table:table-cell office:value-type="float" office:value="16314.3156834292">
            <text:p>16314.3156834292</text:p>
          </table:table-cell>
          <table:table-cell office:value-type="float" office:value="6637.40158163794">
            <text:p>6637.401581638</text:p>
          </table:table-cell>
          <table:table-cell office:value-type="float" office:value="8467.11632101424">
            <text:p>8467.1163210142</text:p>
          </table:table-cell>
          <table:table-cell office:value-type="float" office:value="31122.4419028112">
            <text:p>31122.4419028112</text:p>
          </table:table-cell>
          <table:table-cell office:value-type="float" office:value="30062.4954930326">
            <text:p>30062.4954930326</text:p>
          </table:table-cell>
          <table:table-cell office:value-type="float" office:value="13163.2650712962">
            <text:p>13163.2650712962</text:p>
          </table:table-cell>
          <table:table-cell office:value-type="float" office:value="29524.9670463895">
            <text:p>29524.9670463895</text:p>
          </table:table-cell>
          <table:table-cell office:value-type="float" office:value="10522.4350474987">
            <text:p>10522.4350474987</text:p>
          </table:table-cell>
          <table:table-cell office:value-type="float" office:value="15456.1971413558">
            <text:p>15456.1971413558</text:p>
          </table:table-cell>
          <table:table-cell office:value-type="float" office:value="36444.0591791628">
            <text:p>36444.0591791628</text:p>
          </table:table-cell>
          <table:table-cell office:value-type="float" office:value="13810.4679807981">
            <text:p>13810.4679807981</text:p>
          </table:table-cell>
          <table:table-cell office:value-type="float" office:value="12163.5481870892">
            <text:p>12163.5481870892</text:p>
          </table:table-cell>
          <table:table-cell office:value-type="float" office:value="29702.1544362978">
            <text:p>29702.1544362978</text:p>
          </table:table-cell>
          <table:table-cell office:value-type="float" office:value="101836.426244101">
            <text:p>101836.426244101</text:p>
          </table:table-cell>
          <table:table-cell office:value-type="float" office:value="10730.0552413847">
            <text:p>10730.0552413847</text:p>
          </table:table-cell>
          <table:table-cell office:value-type="float" office:value="14311.3449361305">
            <text:p>14311.3449361305</text:p>
          </table:table-cell>
          <table:table-cell office:value-type="float" office:value="19738.9583735891">
            <text:p>19738.9583735891</text:p>
          </table:table-cell>
          <table:table-cell office:value-type="float" office:value="146971.702963467">
            <text:p>146971.702963467</text:p>
          </table:table-cell>
          <table:table-cell office:value-type="float" office:value="7066.39476245437">
            <text:p>7066.3947624544</text:p>
          </table:table-cell>
          <table:table-cell office:value-type="float" office:value="14165.0476232309">
            <text:p>14165.0476232309</text:p>
          </table:table-cell>
          <table:table-cell office:value-type="float" office:value="14496.1941786141">
            <text:p>14496.1941786141</text:p>
          </table:table-cell>
          <table:table-cell office:value-type="float" office:value="10065.5491529203">
            <text:p>10065.5491529203</text:p>
          </table:table-cell>
          <table:table-cell office:value-type="float" office:value="26203.1810285706">
            <text:p>26203.1810285706</text:p>
          </table:table-cell>
          <table:table-cell office:value-type="float" office:value="8940.4602919352">
            <text:p>8940.4602919352</text:p>
          </table:table-cell>
          <table:table-cell office:value-type="float" office:value="14151.8032718323">
            <text:p>14151.8032718323</text:p>
          </table:table-cell>
          <table:table-cell office:value-type="float" office:value="71088.6275323278">
            <text:p>71088.6275323278</text:p>
          </table:table-cell>
          <table:table-cell office:value-type="float" office:value="4516.92332214207">
            <text:p>4516.9233221421</text:p>
          </table:table-cell>
          <table:table-cell office:value-type="float" office:value="6355.5542065336">
            <text:p>6355.5542065336</text:p>
          </table:table-cell>
          <table:table-cell office:value-type="float" office:value="411343.92983874">
            <text:p>411343.92983874</text:p>
          </table:table-cell>
          <table:table-cell office:value-type="float" office:value="9618.58644435778">
            <text:p>9618.5864443578</text:p>
          </table:table-cell>
          <table:table-cell office:value-type="float" office:value="15689.4653836219">
            <text:p>15689.4653836219</text:p>
          </table:table-cell>
          <table:table-cell office:value-type="float" office:value="3901.37129903952">
            <text:p>3901.3712990395</text:p>
          </table:table-cell>
          <table:table-cell office:value-type="float" office:value="9245.9056401069">
            <text:p>9245.9056401069</text:p>
          </table:table-cell>
          <table:table-cell office:value-type="float" office:value="152424.120121706">
            <text:p>152424.120121706</text:p>
          </table:table-cell>
          <table:table-cell office:value-type="float" office:value="186.675335916376">
            <text:p>186.6753359164</text:p>
          </table:table-cell>
          <table:table-cell office:value-type="float" office:value="15457.2539560406">
            <text:p>15457.2539560406</text:p>
          </table:table-cell>
          <table:table-cell office:value-type="float" office:value="59685.4836719305">
            <text:p>59685.4836719305</text:p>
          </table:table-cell>
          <table:table-cell office:value-type="float" office:value="34586.0879660471">
            <text:p>34586.0879660471</text:p>
          </table:table-cell>
          <table:table-cell office:value-type="float" office:value="7570.40675265496">
            <text:p>7570.406752655</text:p>
          </table:table-cell>
          <table:table-cell office:value-type="float" office:value="129595.715806318">
            <text:p>129595.715806318</text:p>
          </table:table-cell>
          <table:table-cell office:value-type="float" office:value="52686.0596523736">
            <text:p>52686.0596523736</text:p>
          </table:table-cell>
          <table:table-cell office:value-type="float" office:value="927613.232867243">
            <text:p>927613.232867243</text:p>
          </table:table-cell>
          <table:table-cell office:value-type="float" office:value="31767.5923153381">
            <text:p>31767.5923153381</text:p>
          </table:table-cell>
          <table:table-cell office:value-type="float" office:value="7874.15512846028">
            <text:p>7874.1551284603</text:p>
          </table:table-cell>
          <table:table-cell office:value-type="float" office:value="3625.69754222736">
            <text:p>3625.6975422274</text:p>
          </table:table-cell>
          <table:table-cell office:value-type="float" office:value="18175.9136743038">
            <text:p>18175.9136743038</text:p>
          </table:table-cell>
          <table:table-cell office:value-type="float" office:value="408634.78805193">
            <text:p>408634.78805193</text:p>
          </table:table-cell>
          <table:table-cell office:value-type="float" office:value="10332.8873479991">
            <text:p>10332.8873479991</text:p>
          </table:table-cell>
          <table:table-cell office:value-type="float" office:value="47359.3858272934">
            <text:p>47359.3858272934</text:p>
          </table:table-cell>
          <table:table-cell office:value-type="float" office:value="28663.6600664116">
            <text:p>28663.6600664116</text:p>
          </table:table-cell>
          <table:table-cell office:value-type="float" office:value="33788.2567602799">
            <text:p>33788.2567602799</text:p>
          </table:table-cell>
          <table:table-cell office:value-type="float" office:value="432247.996857327">
            <text:p>432247.996857327</text:p>
          </table:table-cell>
          <table:table-cell office:value-type="float" office:value="1215.98459994854">
            <text:p>1215.9845999486</text:p>
          </table:table-cell>
          <table:table-cell office:value-type="float" office:value="13617.2022925869">
            <text:p>13617.2022925869</text:p>
          </table:table-cell>
          <table:table-cell office:value-type="float" office:value="86336.1439215461">
            <text:p>86336.1439215461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float" office:value="1042455">
            <text:p>1042455</text:p>
          </table:table-cell>
          <table:table-cell office:value-type="string">
            <text:p>t6</text:p>
          </table:table-cell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35.3577032844">
            <text:p>5135.3577032844</text:p>
          </table:table-cell>
          <table:table-cell office:value-type="float" office:value="8144.35599855333">
            <text:p>8144.3559985533</text:p>
          </table:table-cell>
          <table:table-cell office:value-type="float" office:value="3507.48754299597">
            <text:p>3507.487542996</text:p>
          </table:table-cell>
          <table:table-cell office:value-type="float" office:value="28193.2546370729">
            <text:p>28193.2546370729</text:p>
          </table:table-cell>
          <table:table-cell office:value-type="float" office:value="9461.59236225696">
            <text:p>9461.592362257</text:p>
          </table:table-cell>
          <table:table-cell office:value-type="float" office:value="4744.10775997105">
            <text:p>4744.1077599711</text:p>
          </table:table-cell>
          <table:table-cell office:value-type="float" office:value="15057.2687197048">
            <text:p>15057.2687197048</text:p>
          </table:table-cell>
          <table:table-cell office:value-type="float" office:value="10772.8302728911">
            <text:p>10772.8302728911</text:p>
          </table:table-cell>
          <table:table-cell office:value-type="float" office:value="28279.6748945951">
            <text:p>28279.6748945951</text:p>
          </table:table-cell>
          <table:table-cell office:value-type="float" office:value="22743.8730206943">
            <text:p>22743.8730206943</text:p>
          </table:table-cell>
          <table:table-cell office:value-type="float" office:value="15492.1827059915">
            <text:p>15492.1827059915</text:p>
          </table:table-cell>
          <table:table-cell office:value-type="float" office:value="3096.71435848423">
            <text:p>3096.7143584842</text:p>
          </table:table-cell>
          <table:table-cell office:value-type="float" office:value="8413.32757274928">
            <text:p>8413.3275727493</text:p>
          </table:table-cell>
          <table:table-cell office:value-type="float" office:value="17269.0851964264">
            <text:p>17269.0851964264</text:p>
          </table:table-cell>
          <table:table-cell office:value-type="float" office:value="20866.0004597666">
            <text:p>20866.0004597666</text:p>
          </table:table-cell>
          <table:table-cell office:value-type="float" office:value="168945.219368634">
            <text:p>168945.219368634</text:p>
          </table:table-cell>
          <table:table-cell office:value-type="float" office:value="13054.4730277429">
            <text:p>13054.4730277429</text:p>
          </table:table-cell>
          <table:table-cell office:value-type="float" office:value="10670.0099889623">
            <text:p>10670.0099889623</text:p>
          </table:table-cell>
          <table:table-cell office:value-type="float" office:value="2670.23181546247">
            <text:p>2670.2318154625</text:p>
          </table:table-cell>
          <table:table-cell office:value-type="float" office:value="989.23914783772">
            <text:p>989.2391478377</text:p>
          </table:table-cell>
          <table:table-cell office:value-type="float" office:value="30827.8763280001">
            <text:p>30827.8763280001</text:p>
          </table:table-cell>
          <table:table-cell office:value-type="float" office:value="8288.87091884284">
            <text:p>8288.8709188429</text:p>
          </table:table-cell>
          <table:table-cell office:value-type="float" office:value="4584.48832399086">
            <text:p>4584.4883239909</text:p>
          </table:table-cell>
          <table:table-cell office:value-type="float" office:value="8038.88674988553">
            <text:p>8038.8867498855</text:p>
          </table:table-cell>
          <table:table-cell office:value-type="float" office:value="24037.3421231668">
            <text:p>24037.3421231668</text:p>
          </table:table-cell>
          <table:table-cell office:value-type="float" office:value="19897.841595122">
            <text:p>19897.841595122</text:p>
          </table:table-cell>
          <table:table-cell office:value-type="float" office:value="12949.2128684956">
            <text:p>12949.2128684956</text:p>
          </table:table-cell>
          <table:table-cell office:value-type="float" office:value="28281.5716593763">
            <text:p>28281.5716593763</text:p>
          </table:table-cell>
          <table:table-cell office:value-type="float" office:value="7165.37995246086">
            <text:p>7165.3799524609</text:p>
          </table:table-cell>
          <table:table-cell office:value-type="float" office:value="3153.85691925266">
            <text:p>3153.8569192527</text:p>
          </table:table-cell>
          <table:table-cell office:value-type="float" office:value="16772.8424158877">
            <text:p>16772.8424158877</text:p>
          </table:table-cell>
          <table:table-cell office:value-type="float" office:value="16196.7888303257">
            <text:p>16196.7888303257</text:p>
          </table:table-cell>
          <table:table-cell office:value-type="float" office:value="7983.53029330561">
            <text:p>7983.5302933056</text:p>
          </table:table-cell>
          <table:table-cell office:value-type="float" office:value="23621.4263330391">
            <text:p>23621.4263330391</text:p>
          </table:table-cell>
          <table:table-cell office:value-type="float" office:value="64894.8432183967">
            <text:p>64894.8432183967</text:p>
          </table:table-cell>
          <table:table-cell office:value-type="float" office:value="15835.6812373197">
            <text:p>15835.6812373197</text:p>
          </table:table-cell>
          <table:table-cell office:value-type="float" office:value="14756.9313664051">
            <text:p>14756.9313664051</text:p>
          </table:table-cell>
          <table:table-cell office:value-type="float" office:value="18252.6019130252">
            <text:p>18252.6019130252</text:p>
          </table:table-cell>
          <table:table-cell office:value-type="float" office:value="92504.924580842">
            <text:p>92504.924580842</text:p>
          </table:table-cell>
          <table:table-cell office:value-type="float" office:value="12641.1716773047">
            <text:p>12641.1716773047</text:p>
          </table:table-cell>
          <table:table-cell office:value-type="float" office:value="11095.5802664361">
            <text:p>11095.5802664361</text:p>
          </table:table-cell>
          <table:table-cell office:value-type="float" office:value="10064.6687352889">
            <text:p>10064.6687352889</text:p>
          </table:table-cell>
          <table:table-cell office:value-type="float" office:value="13358.4807578552">
            <text:p>13358.4807578552</text:p>
          </table:table-cell>
          <table:table-cell office:value-type="float" office:value="21480.6486605155">
            <text:p>21480.6486605155</text:p>
          </table:table-cell>
          <table:table-cell office:value-type="float" office:value="19801.8192239334">
            <text:p>19801.8192239334</text:p>
          </table:table-cell>
          <table:table-cell office:value-type="float" office:value="13247.4130439602">
            <text:p>13247.4130439602</text:p>
          </table:table-cell>
          <table:table-cell office:value-type="float" office:value="62972.096576257">
            <text:p>62972.096576257</text:p>
          </table:table-cell>
          <table:table-cell office:value-type="float" office:value="3723.3687395016">
            <text:p>3723.3687395016</text:p>
          </table:table-cell>
          <table:table-cell office:value-type="float" office:value="6868.66998968264">
            <text:p>6868.6699896826</text:p>
          </table:table-cell>
          <table:table-cell office:value-type="float" office:value="287292.422758762">
            <text:p>287292.422758762</text:p>
          </table:table-cell>
          <table:table-cell office:value-type="float" office:value="11553.0063071011">
            <text:p>11553.0063071011</text:p>
          </table:table-cell>
          <table:table-cell office:value-type="float" office:value="16111.9612447452">
            <text:p>16111.9612447452</text:p>
          </table:table-cell>
          <table:table-cell office:value-type="float" office:value="5106.73869487574">
            <text:p>5106.7386948757</text:p>
          </table:table-cell>
          <table:table-cell office:value-type="float" office:value="9665.6980873802">
            <text:p>9665.6980873802</text:p>
          </table:table-cell>
          <table:table-cell office:value-type="float" office:value="157014.50776297">
            <text:p>157014.50776297</text:p>
          </table:table-cell>
          <table:table-cell office:value-type="float" office:value="21.6906368105562">
            <text:p>21.6906368106</text:p>
          </table:table-cell>
          <table:table-cell office:value-type="float" office:value="12206.1057066382">
            <text:p>12206.1057066382</text:p>
          </table:table-cell>
          <table:table-cell office:value-type="float" office:value="68229.1480949377">
            <text:p>68229.1480949377</text:p>
          </table:table-cell>
          <table:table-cell office:value-type="float" office:value="34620.0216488676">
            <text:p>34620.0216488676</text:p>
          </table:table-cell>
          <table:table-cell office:value-type="float" office:value="11043.943341835">
            <text:p>11043.943341835</text:p>
          </table:table-cell>
          <table:table-cell office:value-type="string">
            <text:p>na</text:p>
          </table:table-cell>
          <table:table-cell office:value-type="float" office:value="56944.6956577517">
            <text:p>56944.6956577517</text:p>
          </table:table-cell>
          <table:table-cell office:value-type="float" office:value="18622.5638546252">
            <text:p>18622.5638546252</text:p>
          </table:table-cell>
          <table:table-cell office:value-type="float" office:value="8292.3171934654">
            <text:p>8292.3171934654</text:p>
          </table:table-cell>
          <table:table-cell office:value-type="float" office:value="6939.73031882471">
            <text:p>6939.7303188247</text:p>
          </table:table-cell>
          <table:table-cell office:value-type="float" office:value="3276.50343341866">
            <text:p>3276.5034334187</text:p>
          </table:table-cell>
          <table:table-cell office:value-type="float" office:value="14094.8854728787">
            <text:p>14094.8854728787</text:p>
          </table:table-cell>
          <table:table-cell office:value-type="float" office:value="312607.27865247">
            <text:p>312607.27865247</text:p>
          </table:table-cell>
          <table:table-cell office:value-type="float" office:value="7090.79376340425">
            <text:p>7090.7937634043</text:p>
          </table:table-cell>
          <table:table-cell office:value-type="float" office:value="68137.3689189023">
            <text:p>68137.3689189023</text:p>
          </table:table-cell>
          <table:table-cell office:value-type="float" office:value="31574.0898879555">
            <text:p>31574.0898879555</text:p>
          </table:table-cell>
          <table:table-cell office:value-type="float" office:value="13413.5114907805">
            <text:p>13413.5114907805</text:p>
          </table:table-cell>
          <table:table-cell office:value-type="float" office:value="58249.3954387036">
            <text:p>58249.3954387036</text:p>
          </table:table-cell>
          <table:table-cell office:value-type="float" office:value="711.826177968567">
            <text:p>711.8261779686</text:p>
          </table:table-cell>
          <table:table-cell office:value-type="float" office:value="14814.1581850942">
            <text:p>14814.1581850942</text:p>
          </table:table-cell>
          <table:table-cell office:value-type="float" office:value="56627.8776752236">
            <text:p>56627.8776752236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float" office:value="1042455">
            <text:p>1042455</text:p>
          </table:table-cell>
          <table:table-cell office:value-type="string">
            <text:p>t9</text:p>
          </table:table-cell>
          <table:table-cell office:value-type="float" office:value="1138">
            <text:p>1138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5542.4755312576">
            <text:p>5542.4755312576</text:p>
          </table:table-cell>
          <table:table-cell office:value-type="float" office:value="10372.1636717361">
            <text:p>10372.1636717361</text:p>
          </table:table-cell>
          <table:table-cell office:value-type="float" office:value="10630.865540188">
            <text:p>10630.865540188</text:p>
          </table:table-cell>
          <table:table-cell office:value-type="float" office:value="28745.465120581">
            <text:p>28745.465120581</text:p>
          </table:table-cell>
          <table:table-cell office:value-type="float" office:value="10719.3749316179">
            <text:p>10719.3749316179</text:p>
          </table:table-cell>
          <table:table-cell office:value-type="float" office:value="5054.24483491564">
            <text:p>5054.2448349156</text:p>
          </table:table-cell>
          <table:table-cell office:value-type="float" office:value="18312.9875991946">
            <text:p>18312.9875991946</text:p>
          </table:table-cell>
          <table:table-cell office:value-type="float" office:value="11548.6190384756">
            <text:p>11548.6190384756</text:p>
          </table:table-cell>
          <table:table-cell office:value-type="float" office:value="30115.5804931474">
            <text:p>30115.5804931474</text:p>
          </table:table-cell>
          <table:table-cell office:value-type="float" office:value="27465.0636602174">
            <text:p>27465.0636602174</text:p>
          </table:table-cell>
          <table:table-cell office:value-type="float" office:value="14449.7697104244">
            <text:p>14449.7697104244</text:p>
          </table:table-cell>
          <table:table-cell office:value-type="float" office:value="3008.39858959669">
            <text:p>3008.3985895967</text:p>
          </table:table-cell>
          <table:table-cell office:value-type="float" office:value="8137.87037444265">
            <text:p>8137.8703744427</text:p>
          </table:table-cell>
          <table:table-cell office:value-type="float" office:value="10111.1890798048">
            <text:p>10111.1890798048</text:p>
          </table:table-cell>
          <table:table-cell office:value-type="float" office:value="16564.1535192747">
            <text:p>16564.1535192747</text:p>
          </table:table-cell>
          <table:table-cell office:value-type="float" office:value="146836.475229351">
            <text:p>146836.475229351</text:p>
          </table:table-cell>
          <table:table-cell office:value-type="float" office:value="7537.37521861087">
            <text:p>7537.3752186109</text:p>
          </table:table-cell>
          <table:table-cell office:value-type="float" office:value="6186.06687986354">
            <text:p>6186.0668798635</text:p>
          </table:table-cell>
          <table:table-cell office:value-type="float" office:value="2842.49415688348">
            <text:p>2842.4941568835</text:p>
          </table:table-cell>
          <table:table-cell office:value-type="float" office:value="1374.86261479168">
            <text:p>1374.8626147917</text:p>
          </table:table-cell>
          <table:table-cell office:value-type="float" office:value="35670.1483106332">
            <text:p>35670.1483106332</text:p>
          </table:table-cell>
          <table:table-cell office:value-type="float" office:value="7420.36564986065">
            <text:p>7420.3656498607</text:p>
          </table:table-cell>
          <table:table-cell office:value-type="float" office:value="4436.56009659351">
            <text:p>4436.5600965935</text:p>
          </table:table-cell>
          <table:table-cell office:value-type="float" office:value="9134.32954482347">
            <text:p>9134.3295448235</text:p>
          </table:table-cell>
          <table:table-cell office:value-type="float" office:value="8306.74602838996">
            <text:p>8306.74602839</text:p>
          </table:table-cell>
          <table:table-cell office:value-type="float" office:value="9631.85783540259">
            <text:p>9631.8578354026</text:p>
          </table:table-cell>
          <table:table-cell office:value-type="float" office:value="13742.7470561972">
            <text:p>13742.7470561972</text:p>
          </table:table-cell>
          <table:table-cell office:value-type="float" office:value="34520.1363007378">
            <text:p>34520.1363007378</text:p>
          </table:table-cell>
          <table:table-cell office:value-type="float" office:value="13425.5947319131">
            <text:p>13425.5947319131</text:p>
          </table:table-cell>
          <table:table-cell office:value-type="float" office:value="8933.29024042851">
            <text:p>8933.2902404285</text:p>
          </table:table-cell>
          <table:table-cell office:value-type="float" office:value="7102.05969559293">
            <text:p>7102.0596955929</text:p>
          </table:table-cell>
          <table:table-cell office:value-type="float" office:value="25725.2728737288">
            <text:p>25725.2728737288</text:p>
          </table:table-cell>
          <table:table-cell office:value-type="float" office:value="11217.1416264581">
            <text:p>11217.1416264581</text:p>
          </table:table-cell>
          <table:table-cell office:value-type="float" office:value="37913.0899993856">
            <text:p>37913.0899993856</text:p>
          </table:table-cell>
          <table:table-cell office:value-type="float" office:value="60876.3442183823">
            <text:p>60876.3442183823</text:p>
          </table:table-cell>
          <table:table-cell office:value-type="float" office:value="19178.9929986682">
            <text:p>19178.9929986682</text:p>
          </table:table-cell>
          <table:table-cell office:value-type="float" office:value="13860.588775689">
            <text:p>13860.588775689</text:p>
          </table:table-cell>
          <table:table-cell office:value-type="float" office:value="17274.9295573069">
            <text:p>17274.9295573069</text:p>
          </table:table-cell>
          <table:table-cell office:value-type="float" office:value="52195.8352287915">
            <text:p>52195.8352287915</text:p>
          </table:table-cell>
          <table:table-cell office:value-type="float" office:value="13988.5243675716">
            <text:p>13988.5243675716</text:p>
          </table:table-cell>
          <table:table-cell office:value-type="float" office:value="9118.28438961775">
            <text:p>9118.2843896178</text:p>
          </table:table-cell>
          <table:table-cell office:value-type="float" office:value="8586.56844391576">
            <text:p>8586.5684439158</text:p>
          </table:table-cell>
          <table:table-cell office:value-type="float" office:value="11442.3619856664">
            <text:p>11442.3619856664</text:p>
          </table:table-cell>
          <table:table-cell office:value-type="float" office:value="17765.0330109214">
            <text:p>17765.0330109214</text:p>
          </table:table-cell>
          <table:table-cell office:value-type="float" office:value="28992.4621237463">
            <text:p>28992.4621237463</text:p>
          </table:table-cell>
          <table:table-cell office:value-type="float" office:value="17180.6863214889">
            <text:p>17180.6863214889</text:p>
          </table:table-cell>
          <table:table-cell office:value-type="float" office:value="61612.4705550014">
            <text:p>61612.4705550014</text:p>
          </table:table-cell>
          <table:table-cell office:value-type="float" office:value="3354.29748009039">
            <text:p>3354.2974800904</text:p>
          </table:table-cell>
          <table:table-cell office:value-type="float" office:value="6782.68058276851">
            <text:p>6782.6805827685</text:p>
          </table:table-cell>
          <table:table-cell office:value-type="float" office:value="211276.193122291">
            <text:p>211276.193122291</text:p>
          </table:table-cell>
          <table:table-cell office:value-type="float" office:value="14437.9871097904">
            <text:p>14437.9871097904</text:p>
          </table:table-cell>
          <table:table-cell office:value-type="float" office:value="15506.0194113444">
            <text:p>15506.0194113444</text:p>
          </table:table-cell>
          <table:table-cell office:value-type="float" office:value="4792.19821107913">
            <text:p>4792.1982110791</text:p>
          </table:table-cell>
          <table:table-cell office:value-type="float" office:value="13878.776233286">
            <text:p>13878.776233286</text:p>
          </table:table-cell>
          <table:table-cell office:value-type="float" office:value="148083.634370625">
            <text:p>148083.634370625</text:p>
          </table:table-cell>
          <table:table-cell office:value-type="string">
            <text:p>na</text:p>
          </table:table-cell>
          <table:table-cell office:value-type="float" office:value="13855.1019338806">
            <text:p>13855.1019338806</text:p>
          </table:table-cell>
          <table:table-cell office:value-type="float" office:value="58257.5704422733">
            <text:p>58257.5704422733</text:p>
          </table:table-cell>
          <table:table-cell office:value-type="float" office:value="31168.6062537985">
            <text:p>31168.6062537985</text:p>
          </table:table-cell>
          <table:table-cell office:value-type="float" office:value="9843.58105011652">
            <text:p>9843.5810501165</text:p>
          </table:table-cell>
          <table:table-cell office:value-type="float" office:value="156331.22823518">
            <text:p>156331.22823518</text:p>
          </table:table-cell>
          <table:table-cell office:value-type="float" office:value="46963.7483941428">
            <text:p>46963.7483941428</text:p>
          </table:table-cell>
          <table:table-cell office:value-type="float" office:value="30002.8879682542">
            <text:p>30002.8879682542</text:p>
          </table:table-cell>
          <table:table-cell office:value-type="float" office:value="13959.3865975077">
            <text:p>13959.3865975077</text:p>
          </table:table-cell>
          <table:table-cell office:value-type="float" office:value="6446.67322319273">
            <text:p>6446.6732231927</text:p>
          </table:table-cell>
          <table:table-cell office:value-type="float" office:value="3571.75905179024">
            <text:p>3571.7590517903</text:p>
          </table:table-cell>
          <table:table-cell office:value-type="float" office:value="15225.7797312403">
            <text:p>15225.7797312403</text:p>
          </table:table-cell>
          <table:table-cell office:value-type="float" office:value="446868.115939596">
            <text:p>446868.115939596</text:p>
          </table:table-cell>
          <table:table-cell office:value-type="float" office:value="16919.9588905361">
            <text:p>16919.9588905361</text:p>
          </table:table-cell>
          <table:table-cell office:value-type="float" office:value="96692.5324625872">
            <text:p>96692.5324625872</text:p>
          </table:table-cell>
          <table:table-cell office:value-type="float" office:value="55900.1917825342">
            <text:p>55900.1917825342</text:p>
          </table:table-cell>
          <table:table-cell office:value-type="float" office:value="13954.2488775968">
            <text:p>13954.2488775968</text:p>
          </table:table-cell>
          <table:table-cell office:value-type="float" office:value="232707.795625014">
            <text:p>232707.795625014</text:p>
          </table:table-cell>
          <table:table-cell office:value-type="float" office:value="941.641862583989">
            <text:p>941.641862584</text:p>
          </table:table-cell>
          <table:table-cell office:value-type="float" office:value="17826.4105881494">
            <text:p>17826.4105881494</text:p>
          </table:table-cell>
          <table:table-cell office:value-type="float" office:value="28992.7318024256">
            <text:p>28992.7318024256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float" office:value="1042455">
            <text:p>1042455</text:p>
          </table:table-cell>
          <table:table-cell office:value-type="string">
            <text:p>t18</text:p>
          </table:table-cell>
          <table:table-cell office:value-type="float" office:value="1530">
            <text:p>1530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8149.587319027">
            <text:p>8149.587319027</text:p>
          </table:table-cell>
          <table:table-cell office:value-type="float" office:value="14168.6923494274">
            <text:p>14168.6923494274</text:p>
          </table:table-cell>
          <table:table-cell office:value-type="float" office:value="16846.7072150686">
            <text:p>16846.7072150686</text:p>
          </table:table-cell>
          <table:table-cell office:value-type="float" office:value="38429.9772231226">
            <text:p>38429.9772231226</text:p>
          </table:table-cell>
          <table:table-cell office:value-type="float" office:value="14162.2508773257">
            <text:p>14162.2508773257</text:p>
          </table:table-cell>
          <table:table-cell office:value-type="float" office:value="5749.32506693382">
            <text:p>5749.3250669338</text:p>
          </table:table-cell>
          <table:table-cell office:value-type="float" office:value="40600.6429253712">
            <text:p>40600.6429253712</text:p>
          </table:table-cell>
          <table:table-cell office:value-type="float" office:value="14451.2974168506">
            <text:p>14451.2974168506</text:p>
          </table:table-cell>
          <table:table-cell office:value-type="float" office:value="38348.4029260299">
            <text:p>38348.4029260299</text:p>
          </table:table-cell>
          <table:table-cell office:value-type="float" office:value="26129.4271938058">
            <text:p>26129.4271938058</text:p>
          </table:table-cell>
          <table:table-cell office:value-type="float" office:value="13479.6183718267">
            <text:p>13479.6183718267</text:p>
          </table:table-cell>
          <table:table-cell office:value-type="float" office:value="3404.96495465307">
            <text:p>3404.9649546531</text:p>
          </table:table-cell>
          <table:table-cell office:value-type="float" office:value="7902.27228077312">
            <text:p>7902.2722807731</text:p>
          </table:table-cell>
          <table:table-cell office:value-type="float" office:value="12670.3363493165">
            <text:p>12670.3363493165</text:p>
          </table:table-cell>
          <table:table-cell office:value-type="float" office:value="17958.4855814732">
            <text:p>17958.4855814732</text:p>
          </table:table-cell>
          <table:table-cell office:value-type="float" office:value="124706.802594197">
            <text:p>124706.802594197</text:p>
          </table:table-cell>
          <table:table-cell office:value-type="float" office:value="9967.43797848518">
            <text:p>9967.4379784852</text:p>
          </table:table-cell>
          <table:table-cell office:value-type="float" office:value="17260.8436679217">
            <text:p>17260.8436679217</text:p>
          </table:table-cell>
          <table:table-cell office:value-type="float" office:value="3448.94370758787">
            <text:p>3448.9437075879</text:p>
          </table:table-cell>
          <table:table-cell office:value-type="float" office:value="2811.15813576405">
            <text:p>2811.1581357641</text:p>
          </table:table-cell>
          <table:table-cell office:value-type="float" office:value="90282.1713028023">
            <text:p>90282.1713028023</text:p>
          </table:table-cell>
          <table:table-cell office:value-type="float" office:value="9551.98411743171">
            <text:p>9551.9841174317</text:p>
          </table:table-cell>
          <table:table-cell office:value-type="float" office:value="7000.50457141193">
            <text:p>7000.5045714119</text:p>
          </table:table-cell>
          <table:table-cell office:value-type="float" office:value="18654.3812888354">
            <text:p>18654.3812888354</text:p>
          </table:table-cell>
          <table:table-cell office:value-type="float" office:value="11620.3467831116">
            <text:p>11620.3467831116</text:p>
          </table:table-cell>
          <table:table-cell office:value-type="float" office:value="13854.0196874056">
            <text:p>13854.0196874056</text:p>
          </table:table-cell>
          <table:table-cell office:value-type="float" office:value="19318.3906917199">
            <text:p>19318.3906917199</text:p>
          </table:table-cell>
          <table:table-cell office:value-type="float" office:value="31084.6970557767">
            <text:p>31084.6970557767</text:p>
          </table:table-cell>
          <table:table-cell office:value-type="float" office:value="15723.0857350109">
            <text:p>15723.0857350109</text:p>
          </table:table-cell>
          <table:table-cell office:value-type="float" office:value="22852.0969289752">
            <text:p>22852.0969289752</text:p>
          </table:table-cell>
          <table:table-cell office:value-type="float" office:value="12708.3925337363">
            <text:p>12708.3925337363</text:p>
          </table:table-cell>
          <table:table-cell office:value-type="float" office:value="49098.3578864809">
            <text:p>49098.3578864809</text:p>
          </table:table-cell>
          <table:table-cell office:value-type="float" office:value="16541.1527785536">
            <text:p>16541.1527785536</text:p>
          </table:table-cell>
          <table:table-cell office:value-type="float" office:value="51015.5424056041">
            <text:p>51015.5424056041</text:p>
          </table:table-cell>
          <table:table-cell office:value-type="float" office:value="88499.4593531156">
            <text:p>88499.4593531156</text:p>
          </table:table-cell>
          <table:table-cell office:value-type="float" office:value="17753.8019467046">
            <text:p>17753.8019467046</text:p>
          </table:table-cell>
          <table:table-cell office:value-type="float" office:value="13818.277990792">
            <text:p>13818.277990792</text:p>
          </table:table-cell>
          <table:table-cell office:value-type="float" office:value="20646.1737534031">
            <text:p>20646.1737534031</text:p>
          </table:table-cell>
          <table:table-cell office:value-type="float" office:value="89081.5785169416">
            <text:p>89081.5785169416</text:p>
          </table:table-cell>
          <table:table-cell office:value-type="float" office:value="12425.2219352803">
            <text:p>12425.2219352803</text:p>
          </table:table-cell>
          <table:table-cell office:value-type="float" office:value="10822.553449622">
            <text:p>10822.553449622</text:p>
          </table:table-cell>
          <table:table-cell office:value-type="float" office:value="15945.208665913">
            <text:p>15945.208665913</text:p>
          </table:table-cell>
          <table:table-cell office:value-type="float" office:value="12390.6351550991">
            <text:p>12390.6351550991</text:p>
          </table:table-cell>
          <table:table-cell office:value-type="float" office:value="22192.0859959112">
            <text:p>22192.0859959112</text:p>
          </table:table-cell>
          <table:table-cell office:value-type="float" office:value="24129.8629617603">
            <text:p>24129.8629617603</text:p>
          </table:table-cell>
          <table:table-cell office:value-type="float" office:value="25679.7089409282">
            <text:p>25679.7089409282</text:p>
          </table:table-cell>
          <table:table-cell office:value-type="float" office:value="72512.3210105536">
            <text:p>72512.3210105536</text:p>
          </table:table-cell>
          <table:table-cell office:value-type="float" office:value="3754.88962945861">
            <text:p>3754.8896294586</text:p>
          </table:table-cell>
          <table:table-cell office:value-type="float" office:value="8331.62857270397">
            <text:p>8331.628572704</text:p>
          </table:table-cell>
          <table:table-cell office:value-type="float" office:value="233420.752945218">
            <text:p>233420.752945218</text:p>
          </table:table-cell>
          <table:table-cell office:value-type="float" office:value="17617.8134877892">
            <text:p>17617.8134877892</text:p>
          </table:table-cell>
          <table:table-cell office:value-type="float" office:value="14389.5806809465">
            <text:p>14389.5806809465</text:p>
          </table:table-cell>
          <table:table-cell office:value-type="float" office:value="5432.45056463624">
            <text:p>5432.4505646362</text:p>
          </table:table-cell>
          <table:table-cell office:value-type="float" office:value="12100.4115880619">
            <text:p>12100.4115880619</text:p>
          </table:table-cell>
          <table:table-cell office:value-type="float" office:value="202325.9892866">
            <text:p>202325.9892866</text:p>
          </table:table-cell>
          <table:table-cell office:value-type="float" office:value="23.3787863631134">
            <text:p>23.3787863631</text:p>
          </table:table-cell>
          <table:table-cell office:value-type="float" office:value="21775.0455325915">
            <text:p>21775.0455325915</text:p>
          </table:table-cell>
          <table:table-cell office:value-type="float" office:value="58158.5392835023">
            <text:p>58158.5392835023</text:p>
          </table:table-cell>
          <table:table-cell office:value-type="float" office:value="39934.0645159862">
            <text:p>39934.0645159862</text:p>
          </table:table-cell>
          <table:table-cell office:value-type="float" office:value="8662.38917425061">
            <text:p>8662.3891742506</text:p>
          </table:table-cell>
          <table:table-cell office:value-type="float" office:value="308899.378129496">
            <text:p>308899.378129496</text:p>
          </table:table-cell>
          <table:table-cell office:value-type="float" office:value="44793.0457784606">
            <text:p>44793.0457784606</text:p>
          </table:table-cell>
          <table:table-cell office:value-type="float" office:value="1111248.04807406">
            <text:p>1111248.04807406</text:p>
          </table:table-cell>
          <table:table-cell office:value-type="float" office:value="49750.4238440702">
            <text:p>49750.4238440702</text:p>
          </table:table-cell>
          <table:table-cell office:value-type="float" office:value="6201.53577140169">
            <text:p>6201.5357714017</text:p>
          </table:table-cell>
          <table:table-cell office:value-type="float" office:value="7003.17163585424">
            <text:p>7003.1716358542</text:p>
          </table:table-cell>
          <table:table-cell office:value-type="float" office:value="20481.1120022048">
            <text:p>20481.1120022048</text:p>
          </table:table-cell>
          <table:table-cell office:value-type="float" office:value="333195.708926192">
            <text:p>333195.708926192</text:p>
          </table:table-cell>
          <table:table-cell office:value-type="float" office:value="16934.21439987">
            <text:p>16934.21439987</text:p>
          </table:table-cell>
          <table:table-cell office:value-type="float" office:value="98336.4571156547">
            <text:p>98336.4571156547</text:p>
          </table:table-cell>
          <table:table-cell office:value-type="float" office:value="43378.9518094451">
            <text:p>43378.9518094451</text:p>
          </table:table-cell>
          <table:table-cell office:value-type="float" office:value="13354.4788348718">
            <text:p>13354.4788348718</text:p>
          </table:table-cell>
          <table:table-cell office:value-type="float" office:value="829051.717968963">
            <text:p>829051.717968963</text:p>
          </table:table-cell>
          <table:table-cell office:value-type="float" office:value="886.663366665811">
            <text:p>886.6633666658</text:p>
          </table:table-cell>
          <table:table-cell office:value-type="float" office:value="18350.7025530708">
            <text:p>18350.7025530708</text:p>
          </table:table-cell>
          <table:table-cell office:value-type="float" office:value="46409.4156594703">
            <text:p>46409.4156594703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float" office:value="1042455">
            <text:p>1042455</text:p>
          </table:table-cell>
          <table:table-cell office:value-type="string">
            <text:p>t24</text:p>
          </table:table-cell>
          <table:table-cell office:value-type="float" office:value="1865">
            <text:p>1865</text:p>
          </table:table-cell>
          <table:table-cell table:number-columns-repeated="2" office:value-type="float" office:value="3">
            <text:p>3</text:p>
          </table:table-cell>
          <table:table-cell office:value-type="float" office:value="5969.40494042202">
            <text:p>5969.404940422</text:p>
          </table:table-cell>
          <table:table-cell office:value-type="float" office:value="12076.3592277286">
            <text:p>12076.3592277286</text:p>
          </table:table-cell>
          <table:table-cell office:value-type="float" office:value="8324.89650030292">
            <text:p>8324.8965003029</text:p>
          </table:table-cell>
          <table:table-cell office:value-type="float" office:value="54897.3905592234">
            <text:p>54897.3905592234</text:p>
          </table:table-cell>
          <table:table-cell office:value-type="float" office:value="12555.1577866873">
            <text:p>12555.1577866873</text:p>
          </table:table-cell>
          <table:table-cell office:value-type="float" office:value="3003.6902157163">
            <text:p>3003.6902157163</text:p>
          </table:table-cell>
          <table:table-cell office:value-type="float" office:value="16964.5526582884">
            <text:p>16964.5526582884</text:p>
          </table:table-cell>
          <table:table-cell office:value-type="float" office:value="9346.30491829573">
            <text:p>9346.3049182957</text:p>
          </table:table-cell>
          <table:table-cell office:value-type="float" office:value="21333.3772224783">
            <text:p>21333.3772224783</text:p>
          </table:table-cell>
          <table:table-cell office:value-type="float" office:value="23504.8411367912">
            <text:p>23504.8411367912</text:p>
          </table:table-cell>
          <table:table-cell office:value-type="float" office:value="12913.2343782311">
            <text:p>12913.2343782311</text:p>
          </table:table-cell>
          <table:table-cell office:value-type="float" office:value="3205.01599023916">
            <text:p>3205.0159902392</text:p>
          </table:table-cell>
          <table:table-cell office:value-type="float" office:value="7690.85655614241">
            <text:p>7690.8565561424</text:p>
          </table:table-cell>
          <table:table-cell office:value-type="float" office:value="10104.4701377267">
            <text:p>10104.4701377267</text:p>
          </table:table-cell>
          <table:table-cell office:value-type="float" office:value="16186.130526277">
            <text:p>16186.130526277</text:p>
          </table:table-cell>
          <table:table-cell office:value-type="float" office:value="90594.6705481116">
            <text:p>90594.6705481116</text:p>
          </table:table-cell>
          <table:table-cell office:value-type="float" office:value="11465.9424402144">
            <text:p>11465.9424402144</text:p>
          </table:table-cell>
          <table:table-cell office:value-type="float" office:value="13417.660492502">
            <text:p>13417.660492502</text:p>
          </table:table-cell>
          <table:table-cell office:value-type="float" office:value="1744.33552532629">
            <text:p>1744.3355253263</text:p>
          </table:table-cell>
          <table:table-cell office:value-type="float" office:value="1174.91485896794">
            <text:p>1174.9148589679</text:p>
          </table:table-cell>
          <table:table-cell office:value-type="float" office:value="24954.3113739372">
            <text:p>24954.3113739372</text:p>
          </table:table-cell>
          <table:table-cell office:value-type="float" office:value="5803.40859027116">
            <text:p>5803.4085902712</text:p>
          </table:table-cell>
          <table:table-cell office:value-type="float" office:value="3505.27037688444">
            <text:p>3505.2703768844</text:p>
          </table:table-cell>
          <table:table-cell office:value-type="float" office:value="7664.25973623578">
            <text:p>7664.2597362358</text:p>
          </table:table-cell>
          <table:table-cell office:value-type="float" office:value="5698.55968488018">
            <text:p>5698.5596848802</text:p>
          </table:table-cell>
          <table:table-cell office:value-type="float" office:value="6950.89501624524">
            <text:p>6950.8950162452</text:p>
          </table:table-cell>
          <table:table-cell office:value-type="float" office:value="10899.0060690835">
            <text:p>10899.0060690835</text:p>
          </table:table-cell>
          <table:table-cell office:value-type="float" office:value="17672.577511565">
            <text:p>17672.577511565</text:p>
          </table:table-cell>
          <table:table-cell office:value-type="float" office:value="5779.35755880916">
            <text:p>5779.3575588092</text:p>
          </table:table-cell>
          <table:table-cell office:value-type="float" office:value="3719.10687607631">
            <text:p>3719.1068760763</text:p>
          </table:table-cell>
          <table:table-cell office:value-type="float" office:value="9653.88794855291">
            <text:p>9653.8879485529</text:p>
          </table:table-cell>
          <table:table-cell office:value-type="float" office:value="29599.8782899091">
            <text:p>29599.8782899091</text:p>
          </table:table-cell>
          <table:table-cell office:value-type="float" office:value="15124.581511158">
            <text:p>15124.581511158</text:p>
          </table:table-cell>
          <table:table-cell office:value-type="float" office:value="35737.089874423">
            <text:p>35737.089874423</text:p>
          </table:table-cell>
          <table:table-cell office:value-type="float" office:value="64121.2987384199">
            <text:p>64121.2987384199</text:p>
          </table:table-cell>
          <table:table-cell office:value-type="float" office:value="15187.1578706247">
            <text:p>15187.1578706247</text:p>
          </table:table-cell>
          <table:table-cell office:value-type="float" office:value="10687.6199714789">
            <text:p>10687.6199714789</text:p>
          </table:table-cell>
          <table:table-cell office:value-type="float" office:value="12899.8011068118">
            <text:p>12899.8011068118</text:p>
          </table:table-cell>
          <table:table-cell office:value-type="float" office:value="80618.2518735644">
            <text:p>80618.2518735644</text:p>
          </table:table-cell>
          <table:table-cell office:value-type="float" office:value="12486.3677268676">
            <text:p>12486.3677268676</text:p>
          </table:table-cell>
          <table:table-cell office:value-type="float" office:value="7812.12540355137">
            <text:p>7812.1254035514</text:p>
          </table:table-cell>
          <table:table-cell office:value-type="float" office:value="14464.3937347663">
            <text:p>14464.3937347663</text:p>
          </table:table-cell>
          <table:table-cell office:value-type="float" office:value="10080.2246474255">
            <text:p>10080.2246474255</text:p>
          </table:table-cell>
          <table:table-cell office:value-type="float" office:value="15856.4693971382">
            <text:p>15856.4693971382</text:p>
          </table:table-cell>
          <table:table-cell office:value-type="float" office:value="20370.396727434">
            <text:p>20370.396727434</text:p>
          </table:table-cell>
          <table:table-cell office:value-type="float" office:value="18791.2912436365">
            <text:p>18791.2912436365</text:p>
          </table:table-cell>
          <table:table-cell office:value-type="float" office:value="45247.9422739709">
            <text:p>45247.9422739709</text:p>
          </table:table-cell>
          <table:table-cell office:value-type="float" office:value="3068.29473357709">
            <text:p>3068.2947335771</text:p>
          </table:table-cell>
          <table:table-cell office:value-type="float" office:value="6794.48687219821">
            <text:p>6794.4868721982</text:p>
          </table:table-cell>
          <table:table-cell office:value-type="float" office:value="178182.509350058">
            <text:p>178182.509350058</text:p>
          </table:table-cell>
          <table:table-cell office:value-type="float" office:value="7132.89889656743">
            <text:p>7132.8988965674</text:p>
          </table:table-cell>
          <table:table-cell office:value-type="float" office:value="17209.206453671">
            <text:p>17209.206453671</text:p>
          </table:table-cell>
          <table:table-cell office:value-type="float" office:value="3470.87039079825">
            <text:p>3470.8703907983</text:p>
          </table:table-cell>
          <table:table-cell office:value-type="float" office:value="12409.4487925909">
            <text:p>12409.4487925909</text:p>
          </table:table-cell>
          <table:table-cell office:value-type="float" office:value="117459.118834447">
            <text:p>117459.118834447</text:p>
          </table:table-cell>
          <table:table-cell office:value-type="string">
            <text:p>na</text:p>
          </table:table-cell>
          <table:table-cell office:value-type="float" office:value="12584.6242720374">
            <text:p>12584.6242720374</text:p>
          </table:table-cell>
          <table:table-cell office:value-type="float" office:value="52834.2447608621">
            <text:p>52834.2447608621</text:p>
          </table:table-cell>
          <table:table-cell office:value-type="float" office:value="32535.2614803036">
            <text:p>32535.2614803036</text:p>
          </table:table-cell>
          <table:table-cell office:value-type="float" office:value="6719.43465424583">
            <text:p>6719.4346542458</text:p>
          </table:table-cell>
          <table:table-cell office:value-type="float" office:value="169199.89382">
            <text:p>169199.89382</text:p>
          </table:table-cell>
          <table:table-cell office:value-type="float" office:value="26493.8848326322">
            <text:p>26493.8848326322</text:p>
          </table:table-cell>
          <table:table-cell office:value-type="float" office:value="1001093.09660138">
            <text:p>1001093.09660138</text:p>
          </table:table-cell>
          <table:table-cell office:value-type="float" office:value="38696.0207322277">
            <text:p>38696.0207322277</text:p>
          </table:table-cell>
          <table:table-cell office:value-type="float" office:value="5105.08007382478">
            <text:p>5105.0800738248</text:p>
          </table:table-cell>
          <table:table-cell office:value-type="float" office:value="2935.8164789511">
            <text:p>2935.8164789511</text:p>
          </table:table-cell>
          <table:table-cell office:value-type="float" office:value="17079.6902436662">
            <text:p>17079.6902436662</text:p>
          </table:table-cell>
          <table:table-cell office:value-type="float" office:value="325256.883626742">
            <text:p>325256.883626742</text:p>
          </table:table-cell>
          <table:table-cell office:value-type="float" office:value="10431.844216215">
            <text:p>10431.844216215</text:p>
          </table:table-cell>
          <table:table-cell office:value-type="float" office:value="98192.5509222182">
            <text:p>98192.5509222182</text:p>
          </table:table-cell>
          <table:table-cell office:value-type="float" office:value="36138.1020315615">
            <text:p>36138.1020315615</text:p>
          </table:table-cell>
          <table:table-cell office:value-type="float" office:value="22563.9350781359">
            <text:p>22563.9350781359</text:p>
          </table:table-cell>
          <table:table-cell office:value-type="float" office:value="223789.835555785">
            <text:p>223789.835555785</text:p>
          </table:table-cell>
          <table:table-cell office:value-type="float" office:value="651.522185193895">
            <text:p>651.5221851939</text:p>
          </table:table-cell>
          <table:table-cell office:value-type="float" office:value="13636.7981887339">
            <text:p>13636.7981887339</text:p>
          </table:table-cell>
          <table:table-cell office:value-type="float" office:value="37683.6973325814">
            <text:p>37683.69733258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20:49:26</meta:creation-date>
    <dc:date>2013-04-14T20:51:33</dc:date>
    <meta:editing-duration>P0D</meta:editing-duration>
    <meta:editing-cycles>1</meta:editing-cycles>
    <meta:document-statistic meta:table-count="3" meta:cell-count="2542" meta:object-count="0"/>
    <meta:generator>LibreOffice/3.5$Linux_X86_64 LibreOffice_project/350m1$Build-202</meta:generator>
  </office:meta>
</office:document-meta>
</file>